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EB70000819B00003A653728BE2E112D5303.svg" manifest:media-type="image/svg+xml"/>
  <manifest:file-entry manifest:full-path="Pictures/10000201000001B9000001213E8B7A91CF864300.png" manifest:media-type="image/png"/>
  <manifest:file-entry manifest:full-path="Pictures/100002010000041E000001DBA002318E9994B0B7.png" manifest:media-type="image/png"/>
  <manifest:file-entry manifest:full-path="Pictures/10000000000007D00000060ADFD01664D17F7F3C.jpg" manifest:media-type="image/jpeg"/>
  <manifest:file-entry manifest:full-path="Pictures/10000000000000080000000804B398AF1D13287F.png" manifest:media-type="image/png"/>
  <manifest:file-entry manifest:full-path="Pictures/100002010000041E000001DBBD3DD6AA1C9FC508.png" manifest:media-type="image/png"/>
  <manifest:file-entry manifest:full-path="Pictures/10001A070000819B00003A65B4E95F85BABC18C4.svg" manifest:media-type="image/svg+xml"/>
  <manifest:file-entry manifest:full-path="Pictures/1000020100000162000000943D264FD9C4862A65.png" manifest:media-type="image/png"/>
  <manifest:file-entry manifest:full-path="Pictures/10000000000008A80000067E0718B814CD2AB836.jpg" manifest:media-type="image/jpe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, 'Arial Unicode MS'" style:font-charset="x-symbol"/>
    <style:font-face style:name="OpenSymbol2" svg:font-family="OpenSymbol, 'Arial Unicode MS'"/>
    <style:font-face style:name="Symbola2" svg:font-family="Symbola"/>
    <style:font-face style:name="Symbola" svg:font-family="Symbola" style:font-adornments="Regular"/>
    <style:font-face style:name="FreeSans" svg:font-family="FreeSans" style:font-family-generic="swiss"/>
    <style:font-face style:name="Liberation Sans6" svg:font-family="'Liberation Sans'" style:font-family-generic="swiss"/>
    <style:font-face style:name="Liberation Mono" svg:font-family="'Liberation Mono'" style:font-family-generic="modern" style:font-pitch="fixed"/>
    <style:font-face style:name="Liberation Mono3" svg:font-family="'Liberation Mono', 'Courier New'" style:font-family-generic="modern" style:font-pitch="fixed"/>
    <style:font-face style:name="Droid Sans Fallback" svg:font-family="'Droid Sans Fallback'" style:font-pitch="variable"/>
    <style:font-face style:name="FreeSans3" svg:font-family="FreeSans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OpenSymbol3" svg:font-family="OpenSymbol, 'Arial Unicode MS'" style:font-pitch="variable"/>
    <style:font-face style:name="Symbola1" svg:font-family="Symbola" style:font-pitch="variable"/>
    <style:font-face style:name="Liberation Mono1" svg:font-family="'Liberation Mono'" style:font-family-generic="modern" style:font-pitch="variable"/>
    <style:font-face style:name="Liberation Mono4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2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5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0e6ff" draw:textarea-horizontal-align="justify" draw:textarea-vertical-align="middle" draw:auto-grow-height="false" fo:min-height="0.744cm" fo:min-width="1.494cm"/>
      <style:paragraph-properties style:writing-mode="lr-tb"/>
    </style:style>
    <style:style style:name="gr4" style:family="graphic" style:parent-style-name="standard">
      <style:graphic-properties svg:stroke-color="#000000" draw:fill-color="#f0e6ff" draw:textarea-horizontal-align="justify" draw:textarea-vertical-align="middle" draw:auto-grow-height="false" fo:min-height="1.104cm" fo:min-width="4.154cm"/>
      <style:paragraph-properties style:writing-mode="lr-tb"/>
    </style:style>
    <style:style style:name="gr5" style:family="graphic" style:parent-style-name="standard">
      <style:graphic-properties svg:stroke-color="#000000" draw:marker-end="Arrow_20_concave" draw:textarea-vertical-align="middle"/>
    </style:style>
    <style:style style:name="gr6" style:family="graphic" style:parent-style-name="standard">
      <style:graphic-properties svg:stroke-color="#000000" draw:fill-color="#ffe1ff" draw:textarea-horizontal-align="justify" draw:textarea-vertical-align="middle" draw:auto-grow-height="false" fo:min-height="1.104cm" fo:min-width="4.154cm"/>
      <style:paragraph-properties style:writing-mode="lr-tb"/>
    </style:style>
    <style:style style:name="gr7" style:family="graphic" style:parent-style-name="standard">
      <style:graphic-properties svg:stroke-color="#000000" draw:fill-color="#ccffcc" draw:textarea-horizontal-align="justify" draw:textarea-vertical-align="middle" draw:auto-grow-height="false" fo:min-height="1.104cm" fo:min-width="4.1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18cm"/>
      <style:paragraph-properties style:writing-mode="lr-tb"/>
    </style:style>
    <style:style style:name="gr10" style:family="graphic" style:parent-style-name="standard">
      <style:graphic-properties svg:stroke-color="#000000" draw:fill-color="#ffffcc" draw:textarea-horizontal-align="justify" draw:textarea-vertical-align="middle" draw:auto-grow-height="false" fo:min-height="1.31cm" fo:min-width="3.076cm" fo:wrap-option="no-wrap"/>
      <style:paragraph-properties style:writing-mode="lr-tb"/>
    </style:style>
    <style:style style:name="gr11" style:family="graphic" style:parent-style-name="standard">
      <style:graphic-properties svg:stroke-color="#000000" draw:fill-color="#f0e6ff" draw:textarea-horizontal-align="justify" draw:textarea-vertical-align="middle" draw:auto-grow-height="false" fo:min-height="1.096cm" fo:min-width="4.156cm"/>
      <style:paragraph-properties style:writing-mode="lr-tb"/>
    </style:style>
    <style:style style:name="gr12" style:family="graphic" style:parent-style-name="standard">
      <style:graphic-properties svg:stroke-color="#808080" draw:fill-color="#ffffff" draw:textarea-horizontal-align="justify" draw:textarea-vertical-align="middle" draw:auto-grow-height="false" fo:min-height="1.75cm" fo:min-width="1.5cm"/>
      <style:paragraph-properties style:writing-mode="lr-tb"/>
    </style:style>
    <style:style style:name="gr13" style:family="graphic" style:parent-style-name="standard">
      <style:graphic-properties svg:stroke-color="#000000" draw:fill-color="#f0e6ff" draw:textarea-horizontal-align="justify" draw:textarea-vertical-align="middle" draw:auto-grow-height="false" fo:min-height="1.75cm" fo:min-width="1.5cm"/>
    </style:style>
    <style:style style:name="gr14" style:family="graphic" style:parent-style-name="standard">
      <style:graphic-properties svg:stroke-color="#808080" draw:marker-end="Arrow_20_concave" draw:textarea-vertical-align="middle"/>
    </style:style>
    <style:style style:name="gr15" style:family="graphic" style:parent-style-name="standard">
      <style:graphic-properties svg:stroke-color="#000000" draw:fill="none" draw:textarea-vertical-align="middle" draw:auto-grow-height="false" fo:min-height="6.62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337cm"/>
      <style:paragraph-properties style:writing-mode="lr-tb"/>
    </style:style>
    <style:style style:name="gr17" style:family="graphic" style:parent-style-name="standard">
      <style:graphic-properties svg:stroke-color="#000000" draw:fill="none" draw:textarea-vertical-align="middle" draw:auto-grow-height="false" fo:min-height="12.13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3.145cm"/>
      <style:paragraph-properties style:writing-mode="lr-tb"/>
    </style:style>
    <style:style style:name="gr19" style:family="graphic" style:parent-style-name="standard">
      <style:graphic-properties svg:stroke-color="#000000" draw:fill="none" draw:textarea-vertical-align="middle" draw:auto-grow-height="false" fo:min-height="23.09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6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7cm"/>
      <style:paragraph-properties style:writing-mode="lr-tb"/>
    </style:style>
    <style:style style:name="gr23" style:family="graphic" style:parent-style-name="standard">
      <style:graphic-properties draw:stroke="dash" draw:stroke-dash="Fine_20_Dashed" svg:stroke-color="#000000" draw:fill="solid" draw:fill-color="#ffe1ff" draw:textarea-horizontal-align="justify" draw:textarea-vertical-align="middle" draw:auto-grow-height="false" fo:min-height="3.75cm" fo:min-width="4cm"/>
    </style:style>
    <style:style style:name="gr24" style:family="graphic" style:parent-style-name="standard">
      <style:graphic-properties svg:stroke-color="#000000" draw:fill="hatch" draw:fill-color="#ffe1ff" draw:fill-hatch-name="Hatching_20_1" draw:fill-hatch-solid="false" draw:textarea-horizontal-align="justify" draw:textarea-vertical-align="top" draw:auto-grow-height="false" fo:min-height="2.6cm" fo:min-width="0.5cm" fo:padding-top="0.2cm" fo:padding-bottom="0.2cm"/>
      <style:paragraph-properties style:writing-mode="lr-tb"/>
    </style:style>
    <style:style style:name="gr25" style:family="graphic" style:parent-style-name="standard">
      <style:graphic-properties svg:stroke-color="#000000" draw:fill="hatch" draw:fill-color="#ffe1ff" draw:fill-hatch-name="Hatching_20_1" draw:fill-hatch-solid="false" draw:textarea-horizontal-align="justify" draw:textarea-vertical-align="top" draw:auto-grow-height="false" fo:min-height="2.675cm" fo:min-width="0.5cm" fo:padding-top="0.2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0.5cm"/>
    </style:style>
    <style:style style:name="gr27" style:family="graphic" style:parent-style-name="standard">
      <style:graphic-properties svg:stroke-color="#000000" draw:fill-color="#ffe1ff" draw:textarea-horizontal-align="justify" draw:textarea-vertical-align="top" draw:auto-grow-height="false" fo:min-height="2.675cm" fo:min-width="0.5cm" fo:padding-top="0.2cm"/>
      <style:paragraph-properties style:writing-mode="lr-tb"/>
    </style:style>
    <style:style style:name="gr28" style:family="graphic" style:parent-style-name="standard">
      <style:graphic-properties draw:stroke="dash" draw:stroke-dash="Fine_20_Dashed" svg:stroke-color="#000000" draw:fill="solid" draw:fill-color="#ccffcc" draw:textarea-horizontal-align="justify" draw:textarea-vertical-align="middle" draw:auto-grow-height="false" fo:min-height="3.75cm" fo:min-width="4cm"/>
    </style:style>
    <style:style style:name="gr29" style:family="graphic" style:parent-style-name="standard">
      <style:graphic-properties svg:stroke-color="#000000" draw:fill-color="#ccffcc" draw:textarea-horizontal-align="justify" draw:textarea-vertical-align="top" draw:auto-grow-height="false" fo:min-height="2.675cm" fo:min-width="0.5cm" fo:padding-top="0.2cm"/>
      <style:paragraph-properties style:writing-mode="lr-tb"/>
    </style:style>
    <style:style style:name="gr30" style:family="graphic" style:parent-style-name="standard">
      <style:graphic-properties svg:stroke-color="#000000" draw:fill="hatch" draw:fill-color="#ccffcc" draw:fill-hatch-name="Hatching_20_1" draw:fill-hatch-solid="false" draw:textarea-horizontal-align="justify" draw:textarea-vertical-align="top" draw:auto-grow-height="false" fo:min-height="2.675cm" fo:min-width="0.5cm" fo:padding-top="0.2cm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top" draw:auto-grow-height="false" fo:min-height="2.675cm" fo:min-width="0.5cm" fo:padding-top="0.2cm"/>
    </style:style>
    <style:style style:name="gr32" style:family="graphic" style:parent-style-name="standard">
      <style:graphic-properties draw:stroke="dash" draw:stroke-dash="Fine_20_Dashed" svg:stroke-color="#000000" draw:fill="solid" draw:fill-color="#f0e6ff" draw:textarea-horizontal-align="justify" draw:textarea-vertical-align="middle" draw:auto-grow-height="false" fo:min-height="3.75cm" fo:min-width="4cm"/>
    </style:style>
    <style:style style:name="gr33" style:family="graphic" style:parent-style-name="standard">
      <style:graphic-properties svg:stroke-color="#000000" draw:fill-color="#f0e6ff" draw:textarea-horizontal-align="justify" draw:textarea-vertical-align="top" draw:auto-grow-height="false" fo:min-height="2.675cm" fo:min-width="0.5cm" fo:padding-top="0.2cm"/>
      <style:paragraph-properties style:writing-mode="lr-tb"/>
    </style:style>
    <style:style style:name="gr34" style:family="graphic" style:parent-style-name="standard">
      <style:graphic-properties svg:stroke-width="0.05cm" svg:stroke-color="#000000" draw:marker-start-width="0.355cm" draw:marker-end="Arrow_20_concave" draw:marker-end-width="0.3cm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744cm" fo:min-width="3.684cm"/>
      <style:paragraph-properties style:writing-mode="lr-tb"/>
    </style:style>
    <style:style style:name="gr36" style:family="graphic" style:parent-style-name="standard">
      <style:graphic-properties svg:stroke-color="#000000" draw:fill-color="#ffe1ff" draw:textarea-horizontal-align="justify" draw:textarea-vertical-align="middle" draw:auto-grow-height="false" fo:min-height="0.744cm" fo:min-width="3.684cm"/>
      <style:paragraph-properties style:writing-mode="lr-tb"/>
    </style:style>
    <style:style style:name="gr37" style:family="graphic" style:parent-style-name="standard">
      <style:graphic-properties svg:stroke-color="#000000" draw:fill-color="#ccffcc" draw:textarea-horizontal-align="justify" draw:textarea-vertical-align="middle" draw:auto-grow-height="false" fo:min-height="0.744cm" fo:min-width="3.68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20.631cm"/>
      <style:paragraph-properties style:writing-mode="lr-tb"/>
    </style:style>
    <style:style style:name="gr39" style:family="graphic" style:parent-style-name="standard">
      <style:graphic-properties svg:stroke-color="#000000" draw:fill-color="#f0e6ff" draw:textarea-horizontal-align="justify" draw:textarea-vertical-align="middle" draw:auto-grow-height="false" fo:min-height="0.744cm" fo:min-width="3.684cm"/>
      <style:paragraph-properties style:writing-mode="lr-tb"/>
    </style:style>
    <style:style style:name="gr40" style:family="graphic" style:parent-style-name="standard">
      <style:graphic-properties svg:stroke-color="#000000" draw:fill-color="#f0e6ff" draw:textarea-horizontal-align="justify" draw:textarea-vertical-align="top" draw:auto-grow-height="false" fo:min-height="0.674cm" fo:min-width="2.497cm" fo:padding-top="0.2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2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3.75cm" fo:min-width="4cm"/>
    </style:style>
    <style:style style:name="gr43" style:family="graphic" style:parent-style-name="standard">
      <style:graphic-properties svg:stroke-color="#000000" draw:fill="hatch" draw:fill-color="#ffffff" draw:fill-hatch-name="Hatching_20_1" draw:fill-hatch-solid="true" draw:textarea-horizontal-align="justify" draw:textarea-vertical-align="top" draw:auto-grow-height="false" fo:min-height="2.675cm" fo:min-width="0.5cm" fo:padding-top="0.2cm"/>
      <style:paragraph-properties style:writing-mode="lr-tb"/>
    </style:style>
    <style:style style:name="gr44" style:family="graphic" style:parent-style-name="standard">
      <style:graphic-properties svg:stroke-color="#000000" draw:fill-color="#ffffff" draw:textarea-horizontal-align="justify" draw:textarea-vertical-align="top" draw:auto-grow-height="false" fo:min-height="2.675cm" fo:min-width="0.5cm" fo:padding-top="0.2cm"/>
      <style:paragraph-properties style:writing-mode="lr-tb"/>
    </style:style>
    <style:style style:name="gr4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3.75cm" fo:min-width="4cm"/>
    </style:style>
    <style:style style:name="gr46" style:family="graphic" style:parent-style-name="standard">
      <style:graphic-properties svg:stroke-color="#000000" draw:fill="hatch" draw:fill-color="#ffffff" draw:fill-hatch-name="Hatching_20_1" draw:fill-hatch-solid="false" draw:textarea-horizontal-align="justify" draw:textarea-vertical-align="top" draw:auto-grow-height="false" fo:min-height="2.675cm" fo:min-width="0.5cm" fo:padding-top="0.2cm"/>
      <style:paragraph-properties style:writing-mode="lr-tb"/>
    </style:style>
    <style:style style:name="gr4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675cm" fo:min-width="0.5cm" fo:padding-top="0.2cm"/>
      <style:paragraph-properties style:writing-mode="lr-tb"/>
    </style:style>
    <style:style style:name="gr48" style:family="graphic" style:parent-style-name="standard">
      <style:graphic-properties draw:stroke="dash" draw:stroke-dash="Fine_20_Dashed" svg:stroke-color="#000000" draw:fill="solid" draw:fill-color="#f0e6ff" draw:textarea-horizontal-align="justify" draw:textarea-vertical-align="middle" draw:auto-grow-height="false" fo:min-height="1.75cm" fo:min-width="3cm"/>
    </style:style>
    <style:style style:name="gr49" style:family="graphic" style:parent-style-name="standard">
      <style:graphic-properties svg:stroke-color="#000000" draw:fill-color="#f0e6ff" draw:textarea-horizontal-align="justify" draw:textarea-vertical-align="middle" draw:auto-grow-height="false" fo:min-height="0.75cm" fo:min-width="0.5cm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  <style:paragraph-properties style:writing-mode="lr-tb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</style:style>
    <style:style style:name="gr5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5cm" fo:min-width="3cm"/>
    </style:style>
    <style:style style:name="gr53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1.75cm" fo:min-width="3cm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0.5cm"/>
      <style:paragraph-properties style:writing-mode="lr-tb"/>
    </style:style>
    <style:style style:name="gr55" style:family="graphic" style:parent-style-name="standard">
      <style:graphic-properties svg:stroke-width="0.05cm" svg:stroke-color="#000000" draw:marker-start-width="0.355cm" draw:marker-end="Arrow_20_concave" draw:marker-end-width="0.355cm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svg:stroke-color="#000000" draw:marker-start="Arrow_20_concave" draw:marker-end="Arrow_20_concave" draw:textarea-vertical-align="middle"/>
    </style:style>
    <style:style style:name="gr57" style:family="graphic" style:parent-style-name="standard">
      <style:graphic-properties svg:stroke-color="#000000" draw:fill-color="#eeeeee" draw:textarea-horizontal-align="justify" draw:textarea-vertical-align="top" draw:auto-grow-height="false" fo:min-height="0.674cm" fo:min-width="2.497cm" fo:padding-top="0.2cm"/>
      <style:paragraph-properties style:writing-mode="lr-tb"/>
    </style:style>
    <style:style style:name="gr58" style:family="graphic" style:parent-style-name="standard">
      <style:graphic-properties svg:stroke-color="#000000" draw:fill-color="#eeeeee" draw:textarea-horizontal-align="justify" draw:textarea-vertical-align="middle" draw:auto-grow-height="false" fo:min-height="0.75cm" fo:min-width="0.5cm"/>
      <style:paragraph-properties style:writing-mode="lr-tb"/>
    </style:style>
    <style:style style:name="gr59" style:family="graphic" style:parent-style-name="standard">
      <style:graphic-properties svg:stroke-color="#000000" draw:fill-color="#ffffcc" draw:textarea-horizontal-align="justify" draw:textarea-vertical-align="middle" draw:auto-grow-height="false" fo:min-height="1.193cm" fo:min-width="2.874cm" fo:wrap-option="no-wrap"/>
      <style:paragraph-properties style:writing-mode="lr-tb"/>
    </style:style>
    <style:style style:name="gr60" style:family="graphic" style:parent-style-name="standard">
      <style:graphic-properties svg:stroke-color="#000000" draw:fill="solid" draw:fill-color="#ffe1ff" draw:textarea-horizontal-align="justify" draw:textarea-vertical-align="top" draw:auto-grow-height="false" fo:min-height="2.675cm" fo:min-width="0.5cm" fo:padding-top="0.2cm"/>
      <style:paragraph-properties style:writing-mode="lr-tb"/>
    </style:style>
    <style:style style:name="gr61" style:family="graphic" style:parent-style-name="standard">
      <style:graphic-properties draw:stroke="dash" draw:stroke-dash="Fine_20_Dashed" svg:stroke-color="#000000" draw:fill="solid" draw:fill-color="#ffe1ff" draw:textarea-horizontal-align="justify" draw:textarea-vertical-align="middle" draw:auto-grow-height="false" fo:min-height="1.75cm" fo:min-width="3cm"/>
    </style:style>
    <style:style style:name="gr62" style:family="graphic" style:parent-style-name="standard">
      <style:graphic-properties svg:stroke-color="#000000" draw:fill="solid" draw:fill-color="#ffe1ff" draw:textarea-horizontal-align="justify" draw:textarea-vertical-align="middle" draw:auto-grow-height="false" fo:min-height="0.75cm" fo:min-width="0.5cm"/>
      <style:paragraph-properties style:writing-mode="lr-tb"/>
    </style:style>
    <style:style style:name="gr63" style:family="graphic" style:parent-style-name="standard">
      <style:graphic-properties draw:stroke="dash" draw:stroke-dash="Fine_20_Dashed" svg:stroke-color="#000000" draw:fill="solid" draw:fill-color="#ccffcc" draw:textarea-horizontal-align="justify" draw:textarea-vertical-align="middle" draw:auto-grow-height="false" fo:min-height="1.75cm" fo:min-width="3cm"/>
    </style:style>
    <style:style style:name="gr64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0.75cm" fo:min-width="0.5cm"/>
      <style:paragraph-properties style:writing-mode="lr-tb"/>
    </style:style>
    <style:style style:name="gr65" style:family="graphic" style:parent-style-name="standard">
      <style:graphic-properties svg:stroke-color="#000000" draw:fill="hatch" draw:fill-color="#ffffff" draw:fill-hatch-name="Hatching_20_1" draw:fill-hatch-solid="false" draw:textarea-horizontal-align="justify" draw:textarea-vertical-align="top" draw:auto-grow-height="false" fo:min-height="2.6cm" fo:min-width="0.5cm" fo:padding-top="0.2cm" fo:padding-bottom="0.2cm"/>
      <style:paragraph-properties style:writing-mode="lr-tb"/>
    </style:style>
    <style:style style:name="gr66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3.747cm" fo:min-width="4cm"/>
    </style:style>
    <style:style style:name="gr67" style:family="graphic" style:parent-style-name="standard">
      <style:graphic-properties svg:stroke-color="#000000" draw:fill-color="#ffe1ff" draw:textarea-horizontal-align="justify" draw:textarea-vertical-align="middle" draw:auto-grow-height="false" fo:min-height="0.75cm" fo:min-width="0.5cm"/>
      <style:paragraph-properties style:writing-mode="lr-tb"/>
    </style:style>
    <style:style style:name="gr68" style:family="graphic" style:parent-style-name="standard">
      <style:graphic-properties svg:stroke-color="#000000" draw:fill-color="#ccffcc" draw:textarea-horizontal-align="justify" draw:textarea-vertical-align="middle" draw:auto-grow-height="false" fo:min-height="0.75cm" fo:min-width="0.5cm"/>
      <style:paragraph-properties style:writing-mode="lr-tb"/>
    </style:style>
    <style:style style:name="gr69" style:family="graphic" style:parent-style-name="standard">
      <style:graphic-properties svg:stroke-color="#000000" draw:fill-color="#ffffcc" draw:textarea-horizontal-align="justify" draw:textarea-vertical-align="middle" draw:auto-grow-height="false" fo:min-height="1.508cm" fo:min-width="3.688cm" fo:wrap-option="no-wrap"/>
      <style:paragraph-properties style:writing-mode="lr-tb"/>
    </style:style>
    <style:style style:name="gr70" style:family="graphic" style:parent-style-name="standard">
      <style:graphic-properties draw:stroke="dash" draw:stroke-dash="Fine_20_Dashed" svg:stroke-color="#000000" draw:fill="solid" draw:fill-color="#ffe1ff" draw:textarea-horizontal-align="justify" draw:textarea-vertical-align="middle" draw:auto-grow-height="false" fo:min-height="3.75cm" fo:min-width="4cm" draw:shadow-offset-x="0.203cm" draw:shadow-offset-y="0.203cm"/>
    </style:style>
    <style:style style:name="gr71" style:family="graphic" style:parent-style-name="standard">
      <style:graphic-properties svg:stroke-width="0.05cm" svg:stroke-color="#000000" draw:marker-start-width="0.355cm" draw:marker-end="Arrow_20_concave" draw:marker-end-width="0.355cm" draw:fill-color="#ffffff" draw:textarea-vertical-align="middle" fo:padding-top="0.15cm" fo:padding-bottom="0.15cm" fo:padding-left="0.275cm" fo:padding-right="0.275cm"/>
    </style:style>
    <style:style style:name="gr72" style:family="graphic" style:parent-style-name="standard">
      <style:graphic-properties svg:stroke-color="#000000" draw:marker-end="Arrow_20_concave" draw:fill-color="#ffffff" draw:textarea-vertical-align="middle"/>
    </style:style>
    <style:style style:name="gr73" style:family="graphic" style:parent-style-name="standard">
      <style:graphic-properties svg:stroke-color="#000000" draw:marker-start="Arrow_20_concave" draw:marker-end="Arrow_20_concave" draw:fill-color="#ffffff" draw:textarea-vertical-align="middle"/>
    </style:style>
    <style:style style:name="gr74" style:family="graphic" style:parent-style-name="standard">
      <style:graphic-properties svg:stroke-color="#000000" draw:fill-color="#ffffff" draw:textarea-horizontal-align="justify" draw:textarea-vertical-align="top" draw:auto-grow-height="false" fo:min-height="0.675cm" fo:min-width="0.5cm" fo:padding-top="0.2cm"/>
    </style:style>
    <style:style style:name="gr75" style:family="graphic" style:parent-style-name="standard">
      <style:graphic-properties svg:stroke-color="#000000" draw:fill-color="#f0e6ff" draw:textarea-horizontal-align="justify" draw:textarea-vertical-align="top" draw:auto-grow-height="false" fo:min-height="0.675cm" fo:min-width="0.5cm" fo:padding-top="0.2cm"/>
    </style:style>
    <style:style style:name="gr7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675cm" fo:min-width="0.5cm" fo:padding-top="0.2cm"/>
    </style:style>
    <style:style style:name="gr77" style:family="graphic" style:parent-style-name="standard">
      <style:graphic-properties svg:stroke-color="#000000" draw:fill="solid" draw:fill-color="#ffe1ff" draw:textarea-horizontal-align="justify" draw:textarea-vertical-align="top" draw:auto-grow-height="false" fo:min-height="0.675cm" fo:min-width="0.5cm" fo:padding-top="0.2cm"/>
    </style:style>
    <style:style style:name="gr78" style:family="graphic" style:parent-style-name="standard">
      <style:graphic-properties svg:stroke-color="#000000" draw:fill-color="#ffe1ff" draw:textarea-horizontal-align="justify" draw:textarea-vertical-align="top" draw:auto-grow-height="false" fo:min-height="0.675cm" fo:min-width="0.5cm" fo:padding-top="0.2cm"/>
    </style:style>
    <style:style style:name="gr79" style:family="graphic" style:parent-style-name="standard">
      <style:graphic-properties svg:stroke-color="#000000" draw:fill-color="#ccffcc" draw:textarea-horizontal-align="justify" draw:textarea-vertical-align="top" draw:auto-grow-height="false" fo:min-height="0.675cm" fo:min-width="0.5cm" fo:padding-top="0.2cm"/>
    </style:style>
    <style:style style:name="gr80" style:family="graphic" style:parent-style-name="standard">
      <style:graphic-properties svg:stroke-color="#000000" draw:fill="solid" draw:fill-color="#ccffcc" draw:textarea-horizontal-align="justify" draw:textarea-vertical-align="top" draw:auto-grow-height="false" fo:min-height="0.675cm" fo:min-width="0.5cm" fo:padding-top="0.2cm"/>
    </style:style>
    <style:style style:name="gr81" style:family="graphic" style:parent-style-name="standard">
      <style:graphic-properties svg:stroke-color="#000000" draw:fill="hatch" draw:fill-color="#f0e6ff" draw:fill-hatch-name="Hatching_20_1" draw:fill-hatch-solid="false" draw:textarea-horizontal-align="justify" draw:textarea-vertical-align="top" draw:auto-grow-height="false" fo:min-height="2.675cm" fo:min-width="0.5cm" fo:padding-top="0.2cm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_5f_-title">
      <style:graphic-properties draw:auto-grow-height="true" fo:min-height="1.741cm"/>
      <style:paragraph-properties style:writing-mode="lr-tb"/>
    </style:style>
    <style:style style:name="pr4" style:family="presentation" style:parent-style-name="master_5f_-outline1">
      <style:graphic-properties fo:min-height="1.857cm"/>
      <style:paragraph-properties style:writing-mode="lr-tb"/>
    </style:style>
    <style:style style:name="pr5" style:family="presentation" style:parent-style-name="master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_5f_-notes">
      <style:graphic-properties draw:fill-color="#ffffff" draw:auto-grow-height="true" fo:min-height="15.076cm"/>
      <style:paragraph-properties style:writing-mode="lr-tb"/>
    </style:style>
    <style:style style:name="pr7" style:family="presentation" style:parent-style-name="master_5f_-title">
      <style:graphic-properties draw:auto-grow-height="true" fo:min-height="3.473cm"/>
      <style:paragraph-properties style:writing-mode="lr-tb"/>
    </style:style>
    <style:style style:name="pr8" style:family="presentation" style:parent-style-name="master_5f_-notes">
      <style:graphic-properties draw:fill-color="#ffffff" draw:auto-grow-height="true" fo:min-height="14.721cm"/>
      <style:paragraph-properties style:writing-mode="lr-tb"/>
    </style:style>
    <style:style style:name="pr9" style:family="presentation" style:parent-style-name="template21-title">
      <style:graphic-properties draw:auto-grow-height="true" fo:min-height="1.737cm"/>
      <style:paragraph-properties style:writing-mode="lr-tb"/>
    </style:style>
    <style:style style:name="pr10" style:family="presentation" style:parent-style-name="template21-outline1">
      <style:graphic-properties fo:min-height="14.15cm"/>
      <style:paragraph-properties style:writing-mode="lr-tb"/>
    </style:style>
    <style:style style:name="pr11" style:family="presentation" style:parent-style-name="template2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master_5f__5f_-title">
      <style:graphic-properties draw:auto-grow-height="true" fo:min-height="1.803cm"/>
      <style:paragraph-properties style:writing-mode="lr-tb"/>
    </style:style>
    <style:style style:name="pr13" style:family="presentation" style:parent-style-name="master_5f__5f_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master_5f__5f_-title">
      <style:graphic-properties fo:min-height="1.741cm"/>
      <style:paragraph-properties style:writing-mode="lr-tb"/>
    </style:style>
    <style:style style:name="pr15" style:family="presentation" style:parent-style-name="master_5f__5f_-outline1">
      <style:graphic-properties fo:min-height="14.15cm"/>
      <style:paragraph-properties style:writing-mode="lr-tb"/>
    </style:style>
    <style:style style:name="pr16" style:family="presentation" style:parent-style-name="master_5f__5f_-notes">
      <style:graphic-properties draw:fill-color="#ffffff" fo:min-height="13.364cm"/>
      <style:paragraph-properties style:writing-mode="lr-tb"/>
    </style:style>
    <style:style style:name="pr17" style:family="presentation" style:parent-style-name="master_5f_-notes">
      <style:graphic-properties draw:fill-color="#ffffff" draw:auto-grow-height="true" fo:min-height="13.921cm"/>
      <style:paragraph-properties style:writing-mode="lr-tb"/>
    </style:style>
    <style:style style:name="pr18" style:family="presentation" style:parent-style-name="master_5f_-title">
      <style:graphic-properties fo:min-height="1.741cm"/>
      <style:paragraph-properties style:writing-mode="lr-tb"/>
    </style:style>
    <style:style style:name="pr19" style:family="presentation" style:parent-style-name="master_5f_-outline1">
      <style:graphic-properties fo:min-height="14.15cm"/>
      <style:paragraph-properties style:writing-mode="lr-tb"/>
    </style:style>
    <style:style style:name="pr20" style:family="presentation" style:parent-style-name="master_5f_-notes">
      <style:graphic-properties draw:fill-color="#ffffff" fo:min-height="13.364cm"/>
      <style:paragraph-properties style:writing-mode="lr-tb"/>
    </style:style>
    <style:style style:name="pr21" style:family="presentation" style:parent-style-name="master_5f_-title">
      <style:graphic-properties draw:auto-grow-height="true" fo:min-height="1.737cm"/>
      <style:paragraph-properties style:writing-mode="lr-tb"/>
    </style:style>
    <style:style style:name="pr22" style:family="presentation" style:parent-style-name="template21-title">
      <style:graphic-properties draw:auto-grow-height="true" fo:min-height="3.473cm"/>
      <style:paragraph-properties style:writing-mode="lr-tb"/>
    </style:style>
    <style:style style:name="pr23" style:family="presentation" style:parent-style-name="master_5f__5f_-title">
      <style:graphic-properties draw:auto-grow-height="true" fo:min-height="1.737cm"/>
      <style:paragraph-properties style:writing-mode="lr-tb"/>
    </style:style>
    <style:style style:name="pr24" style:family="presentation" style:parent-style-name="master_5f__5f_-title">
      <style:graphic-properties draw:auto-grow-height="true" fo:min-height="2.057cm"/>
      <style:paragraph-properties style:writing-mode="lr-tb"/>
    </style:style>
    <style:style style:name="pr25" style:family="presentation" style:parent-style-name="master_5f__5f_-outline1">
      <style:graphic-properties fo:min-height="1.857cm"/>
      <style:paragraph-properties style:writing-mode="lr-tb"/>
    </style:style>
    <style:style style:name="pr26" style:family="presentation" style:parent-style-name="master_5f__5f_-notes">
      <style:graphic-properties draw:fill-color="#ffffff" draw:auto-grow-height="true" fo:min-height="13.566cm"/>
      <style:paragraph-properties style:writing-mode="lr-tb"/>
    </style:style>
    <style:style style:name="pr27" style:family="presentation" style:parent-style-name="master_5f_-outline1" style:list-style-name="L5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style:font-name="Liberation Sans3"/>
    </style:style>
    <style:style style:name="P3" style:family="paragraph">
      <style:paragraph-properties fo:text-align="center" style:writing-mode="lr-tb"/>
      <style:text-properties fo:color="#ffffff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paragraph-properties style:writing-mode="lr-tb"/>
      <style:text-properties fo:color="#000000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color="#000000"/>
    </style:style>
    <style:style style:name="P13" style:family="paragraph">
      <style:paragraph-properties fo:margin-top="0cm" fo:margin-bottom="0.4cm"/>
    </style:style>
    <style:style style:name="P14" style:family="paragraph">
      <style:paragraph-properties fo:margin-top="0cm" fo:margin-bottom="0.2cm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-color="#f0e6ff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style:paragraph-properties fo:text-align="center"/>
    </style:style>
    <style:style style:name="P19" style:family="paragraph">
      <loext:graphic-properties draw:fill-color="#ffe1ff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-color="#ccffcc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2" style:family="paragraph">
      <loext:graphic-properties draw:fill-color="#ffffcc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.2cm" fo:text-indent="-0.6cm"/>
    </style:style>
    <style:style style:name="P24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25" style:family="paragraph">
      <style:paragraph-properties fo:text-align="center" style:writing-mode="lr-tb"/>
      <style:text-properties fo:color="#808080" fo:font-size="14pt" style:font-size-asian="14pt" style:font-size-complex="14pt"/>
    </style:style>
    <style:style style:name="P26" style:family="paragraph">
      <loext:graphic-properties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P27" style:family="paragraph">
      <loext:graphic-properties draw:fill-color="#f0e6ff"/>
      <style:paragraph-properties fo:text-align="center"/>
    </style:style>
    <style:style style:name="P28" style:family="paragraph">
      <style:paragraph-properties fo:text-align="center" style:writing-mode="lr-tb"/>
      <style:text-properties fo:font-size="18pt"/>
    </style:style>
    <style:style style:name="P29" style:family="paragraph">
      <loext:graphic-properties draw:fill-color="#ffffff"/>
      <style:paragraph-properties fo:text-align="center" style:writing-mode="lr-tb"/>
      <style:text-properties fo:font-size="18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 style:writing-mode="lr-tb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paragraph-properties fo:text-align="end" style:writing-mode="lr-tb"/>
      <style:text-properties fo:font-size="18pt" fo:letter-spacing="normal" style:font-size-asian="18pt" style:font-size-complex="18pt"/>
    </style:style>
    <style:style style:name="P34" style:family="paragraph">
      <style:paragraph-properties fo:margin-top="0.1cm" fo:margin-bottom="0.5cm"/>
    </style:style>
    <style:style style:name="P35" style:family="paragraph">
      <style:paragraph-properties style:writing-mode="lr-tb"/>
      <style:text-properties fo:color="#000000" fo:font-style="normal" style:font-style-asian="normal" style:font-style-complex="normal"/>
    </style:style>
    <style:style style:name="P36" style:family="paragraph">
      <loext:graphic-properties draw:fill="solid" draw:fill-color="#ffe1ff"/>
      <style:paragraph-properties fo:text-align="center"/>
    </style:style>
    <style:style style:name="P37" style:family="paragraph">
      <style:paragraph-properties fo:text-align="center" style:writing-mode="lr-tb"/>
      <style:text-properties fo:font-size="16pt" style:font-size-asian="16pt" style:font-size-complex="16pt"/>
    </style:style>
    <style:style style:name="P38" style:family="paragraph">
      <loext:graphic-properties draw:fill="hatch" draw:fill-color="#ffe1ff" draw:fill-hatch-name="Hatching_20_1" draw:fill-hatch-solid="false"/>
      <style:paragraph-properties fo:text-align="center" style:writing-mode="lr-tb"/>
      <style:text-properties fo:font-size="16pt" style:font-size-asian="16pt" style:font-size-complex="16pt"/>
    </style:style>
    <style:style style:name="P39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40" style:family="paragraph">
      <loext:graphic-properties draw:fill-color="#ffe1ff"/>
      <style:paragraph-properties fo:text-align="center" style:writing-mode="lr-tb"/>
      <style:text-properties fo:font-size="16pt" style:font-size-asian="16pt" style:font-size-complex="16pt"/>
    </style:style>
    <style:style style:name="P41" style:family="paragraph">
      <loext:graphic-properties draw:fill="solid" draw:fill-color="#ccffcc"/>
      <style:paragraph-properties fo:text-align="center"/>
    </style:style>
    <style:style style:name="P42" style:family="paragraph">
      <loext:graphic-properties draw:fill-color="#ccffcc"/>
      <style:paragraph-properties fo:text-align="center" style:writing-mode="lr-tb"/>
      <style:text-properties fo:font-size="16pt" style:font-size-asian="16pt" style:font-size-complex="16pt"/>
    </style:style>
    <style:style style:name="P43" style:family="paragraph">
      <loext:graphic-properties draw:fill="hatch" draw:fill-color="#ccffcc" draw:fill-hatch-name="Hatching_20_1" draw:fill-hatch-solid="false"/>
      <style:paragraph-properties fo:text-align="center" style:writing-mode="lr-tb"/>
      <style:text-properties fo:font-size="16pt" style:font-size-asian="16pt" style:font-size-complex="16pt"/>
    </style:style>
    <style:style style:name="P44" style:family="paragraph">
      <loext:graphic-properties draw:fill="solid" draw:fill-color="#f0e6ff"/>
      <style:paragraph-properties fo:text-align="center"/>
    </style:style>
    <style:style style:name="P45" style:family="paragraph">
      <loext:graphic-properties draw:fill-color="#f0e6ff"/>
      <style:paragraph-properties fo:text-align="center" style:writing-mode="lr-tb"/>
      <style:text-properties fo:font-size="16pt" style:font-size-asian="16pt" style:font-size-complex="16pt"/>
    </style:style>
    <style:style style:name="P46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47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48" style:family="paragraph">
      <style:paragraph-properties fo:text-align="end" style:writing-mode="lr-tb"/>
      <style:text-properties fo:font-size="16pt" style:font-size-asian="16pt" style:font-size-complex="16pt"/>
    </style:style>
    <style:style style:name="P49" style:family="paragraph">
      <loext:graphic-properties draw:fill-color="#f0e6ff"/>
      <style:paragraph-properties fo:text-align="end" style:writing-mode="lr-tb"/>
      <style:text-properties fo:font-size="16pt" style:font-size-asian="16pt" style:font-size-complex="16pt"/>
    </style:style>
    <style:style style:name="P50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20pt"/>
    </style:style>
    <style:style style:name="P51" style:family="paragraph">
      <loext:graphic-properties draw:fill="none"/>
      <style:paragraph-properties fo:text-align="start" style:writing-mode="lr-tb"/>
      <style:text-properties style:font-name="Liberation Mono" fo:font-size="18pt"/>
    </style:style>
    <style:style style:name="P52" style:family="paragraph">
      <style:paragraph-properties fo:margin-top="0cm" fo:margin-bottom="0.7cm"/>
    </style:style>
    <style:style style:name="P53" style:family="paragraph">
      <style:paragraph-properties fo:margin-left="0cm" fo:margin-right="0cm" fo:margin-top="0cm" fo:margin-bottom="0.4cm" fo:text-indent="-0.6cm"/>
    </style:style>
    <style:style style:name="P54" style:family="paragraph">
      <style:paragraph-properties fo:margin-left="0cm" fo:margin-right="0cm" fo:margin-top="0cm" fo:margin-bottom="0.2cm" fo:text-indent="-0.6cm">
        <style:tab-stops>
          <style:tab-stop style:position="2.293cm"/>
          <style:tab-stop style:position="5.989cm"/>
          <style:tab-stop style:position="8.395cm"/>
        </style:tab-stops>
      </style:paragraph-properties>
    </style:style>
    <style:style style:name="P55" style:family="paragraph">
      <style:paragraph-properties fo:margin-left="0cm" fo:margin-right="0cm" fo:margin-top="0cm" fo:margin-bottom="0.4cm" fo:text-indent="-0.6cm">
        <style:tab-stops>
          <style:tab-stop style:position="2.293cm"/>
          <style:tab-stop style:position="5.989cm"/>
          <style:tab-stop style:position="8.395cm"/>
        </style:tab-stops>
      </style:paragraph-properties>
    </style:style>
    <style:style style:name="P56" style:family="paragraph">
      <style:paragraph-properties fo:margin-left="0cm" fo:margin-right="0cm" fo:margin-top="0cm" fo:margin-bottom="0.2cm" fo:text-indent="-0.6cm">
        <style:tab-stops>
          <style:tab-stop style:position="4.498cm"/>
        </style:tab-stops>
      </style:paragraph-properties>
    </style:style>
    <style:style style:name="P57" style:family="paragraph">
      <style:paragraph-properties fo:margin-left="0cm" fo:margin-right="0cm" fo:margin-top="0cm" fo:margin-bottom="0.2cm" fo:text-indent="0cm"/>
    </style:style>
    <style:style style:name="P58" style:family="paragraph">
      <loext:graphic-properties draw:fill="solid" draw:fill-color="#ffffff"/>
      <style:paragraph-properties fo:text-align="center"/>
    </style:style>
    <style:style style:name="P59" style:family="paragraph">
      <style:paragraph-properties style:writing-mode="lr-tb"/>
      <style:text-properties fo:font-size="44pt" style:font-size-asian="44pt" style:font-size-complex="44pt"/>
    </style:style>
    <style:style style:name="P60" style:family="paragraph">
      <loext:graphic-properties draw:fill="hatch" draw:fill-color="#ffffff" draw:fill-hatch-name="Hatching_20_1" draw:fill-hatch-solid="true"/>
      <style:paragraph-properties fo:text-align="center" style:writing-mode="lr-tb"/>
      <style:text-properties fo:font-size="16pt" style:font-size-asian="16pt" style:font-size-complex="16pt"/>
    </style:style>
    <style:style style:name="P61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loext:graphic-properties draw:fill="hatch" draw:fill-color="#ffffff" draw:fill-hatch-name="Hatching_20_1" draw:fill-hatch-solid="false"/>
      <style:paragraph-properties fo:text-align="center" style:writing-mode="lr-tb"/>
      <style:text-properties fo:font-size="16pt" style:font-size-asian="16pt" style:font-size-complex="16pt"/>
    </style:style>
    <style:style style:name="P64" style:family="paragraph">
      <loext:graphic-properties draw:fill="solid" draw:fill-color="#ffffff"/>
      <style:paragraph-properties fo:text-align="center" style:writing-mode="lr-tb"/>
      <style:text-properties fo:font-size="16pt" style:font-size-asian="16pt" style:font-size-complex="16pt"/>
    </style:style>
    <style:style style:name="P65" style:family="paragraph">
      <loext:graphic-properties draw:fill-color="#eeeeee"/>
      <style:paragraph-properties fo:text-align="end" style:writing-mode="lr-tb"/>
      <style:text-properties fo:font-size="16pt" style:font-size-asian="16pt" style:font-size-complex="16pt"/>
    </style:style>
    <style:style style:name="P66" style:family="paragraph">
      <loext:graphic-properties draw:fill-color="#eeeeee"/>
      <style:paragraph-properties fo:text-align="center" style:writing-mode="lr-tb"/>
      <style:text-properties fo:font-size="16pt" style:font-size-asian="16pt" style:font-size-complex="16pt"/>
    </style:style>
    <style:style style:name="P67" style:family="paragraph">
      <loext:graphic-properties draw:fill="solid" draw:fill-color="#ffe1ff"/>
      <style:paragraph-properties fo:text-align="center" style:writing-mode="lr-tb"/>
      <style:text-properties fo:font-size="16pt" style:font-size-asian="16pt" style:font-size-complex="16pt"/>
    </style:style>
    <style:style style:name="P68" style:family="paragraph">
      <loext:graphic-properties draw:fill="solid" draw:fill-color="#ccffcc"/>
      <style:paragraph-properties fo:text-align="center" style:writing-mode="lr-tb"/>
      <style:text-properties fo:font-size="16pt" style:font-size-asian="16pt" style:font-size-complex="16pt"/>
    </style:style>
    <style:style style:name="P69" style:family="paragraph">
      <loext:graphic-properties draw:fill-color="#f0e6ff"/>
      <style:paragraph-properties fo:text-align="center"/>
      <style:text-properties fo:font-size="16pt" style:font-size-asian="16pt" style:font-size-complex="16pt"/>
    </style:style>
    <style:style style:name="P70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71" style:family="paragraph">
      <loext:graphic-properties draw:fill="solid" draw:fill-color="#ffe1ff"/>
      <style:paragraph-properties fo:text-align="center"/>
      <style:text-properties fo:font-size="16pt" style:font-size-asian="16pt" style:font-size-complex="16pt"/>
    </style:style>
    <style:style style:name="P72" style:family="paragraph">
      <loext:graphic-properties draw:fill-color="#ffe1ff"/>
      <style:paragraph-properties fo:text-align="center"/>
      <style:text-properties fo:font-size="16pt" style:font-size-asian="16pt" style:font-size-complex="16pt"/>
    </style:style>
    <style:style style:name="P73" style:family="paragraph">
      <loext:graphic-properties draw:fill-color="#ccffcc"/>
      <style:paragraph-properties fo:text-align="center"/>
      <style:text-properties fo:font-size="16pt" style:font-size-asian="16pt" style:font-size-complex="16pt"/>
    </style:style>
    <style:style style:name="P74" style:family="paragraph">
      <loext:graphic-properties draw:fill="solid" draw:fill-color="#ccffcc"/>
      <style:paragraph-properties fo:text-align="center"/>
      <style:text-properties fo:font-size="16pt" style:font-size-asian="16pt" style:font-size-complex="16pt"/>
    </style:style>
    <style:style style:name="P75" style:family="paragraph">
      <loext:graphic-properties draw:fill="hatch" draw:fill-color="#f0e6ff" draw:fill-hatch-name="Hatching_20_1" draw:fill-hatch-solid="false"/>
      <style:paragraph-properties fo:text-align="center" style:writing-mode="lr-tb"/>
      <style:text-properties fo:font-size="16pt" style:font-size-asian="16pt" style:font-size-complex="16pt"/>
    </style:style>
    <style:style style:name="P76" style:family="paragraph">
      <style:paragraph-properties style:writing-mode="lr-tb"/>
      <style:text-properties fo:color="#000000" fo:font-size="28pt" fo:background-color="transparent" style:font-size-asian="28pt" style:font-size-complex="28pt"/>
    </style:style>
    <style:style style:name="P77" style:family="paragraph">
      <style:paragraph-properties fo:margin-top="0cm" fo:margin-bottom="0.3cm"/>
    </style:style>
    <style:style style:name="P78" style:family="paragraph">
      <style:paragraph-properties fo:margin-top="0cm" fo:margin-bottom="0.2cm" style:writing-mode="lr-tb"/>
      <style:text-properties fo:color="#000000" fo:font-size="26pt" style:font-size-asian="26pt" style:font-size-complex="26pt"/>
    </style:style>
    <style:style style:name="P79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000000" style:font-name="Liberation Sans3" fo:font-size="14pt" style:font-size-asian="14pt" style:font-size-complex="14pt"/>
    </style:style>
    <style:style style:name="T1" style:family="text">
      <style:text-properties fo:color="#ffffff" style:font-name="Liberation Sans3" fo:font-size="32pt" fo:language="ru" fo:country="RU" style:font-size-asian="32pt" style:font-size-complex="32pt"/>
    </style:style>
    <style:style style:name="T2" style:family="text">
      <style:text-properties fo:color="#ffffff" style:font-name="Liberation Sans3" fo:language="ru" fo:country="RU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style:font-name="Liberation Sans6" fo:font-size="14pt" fo:language="ru" fo:country="RU" style:font-name-asian="Liberation Sans6" style:font-size-asian="14pt" style:font-name-complex="Liberation Sans6" style:font-size-complex="14pt"/>
    </style:style>
    <style:style style:name="T7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color="#000000" fo:font-size="28pt" fo:language="ru" fo:country="RU" style:font-size-asian="28pt" style:font-size-complex="28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fo:language="ru" fo:country="RU"/>
    </style:style>
    <style:style style:name="T13" style:family="text">
      <style:text-properties fo:color="#000000" fo:font-size="22pt" fo:language="ru" fo:country="RU" style:font-size-asian="22pt" style:font-size-complex="22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000000" fo:font-size="14pt" fo:language="ru" fo:country="RU" style:text-underline-style="solid" style:text-underline-width="auto" style:text-underline-color="font-color" style:font-size-asian="14pt" style:font-size-complex="14pt"/>
    </style:style>
    <style:style style:name="T16" style:family="text">
      <style:text-properties fo:color="#808080" fo:font-size="14pt" style:font-size-asian="14pt" style:font-size-complex="14pt"/>
    </style:style>
    <style:style style:name="T17" style:family="text">
      <style:text-properties fo:color="#000000" fo:font-size="14pt" fo:language="ru" fo:country="RU" fo:font-style="italic" style:font-size-asian="14pt" style:font-style-asian="italic" style:font-size-complex="14pt" style:font-style-complex="italic"/>
    </style:style>
    <style:style style:name="T18" style:family="text">
      <style:text-properties fo:color="#000000" fo:font-size="14pt" fo:language="ru" fo:country="RU" style:font-size-asian="14pt" style:font-size-complex="14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8pt" fo:letter-spacing="normal" style:font-size-asian="18pt" style:font-size-complex="18pt"/>
    </style:style>
    <style:style style:name="T21" style:family="text">
      <style:text-properties style:use-window-font-color="true" style:text-line-through-style="none" style:text-line-through-type="none" fo:font-size="14pt" fo:language="ru" fo:country="RU" style:font-size-asian="14pt" style:font-size-complex="14pt"/>
    </style:style>
    <style:style style:name="T22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3" style:family="text">
      <style:text-properties fo:color="#000000" fo:font-style="normal" style:font-style-asian="normal" style:font-style-complex="normal"/>
    </style:style>
    <style:style style:name="T24" style:family="text">
      <style:text-properties fo:color="#000000" style:font-name="Liberation Serif" fo:font-size="22pt" fo:language="ru" fo:country="RU" style:font-size-asian="22pt" style:font-size-complex="22pt"/>
    </style:style>
    <style:style style:name="T25" style:family="text">
      <style:text-properties style:font-name="Liberation Mono" fo:font-size="18pt"/>
    </style:style>
    <style:style style:name="T26" style:family="text">
      <style:text-properties fo:color="#000000" fo:font-size="22pt" fo:language="ru" fo:country="RU" fo:font-style="italic" style:font-size-asian="22pt" style:font-style-asian="italic" style:font-size-complex="22pt" style:font-style-complex="italic"/>
    </style:style>
    <style:style style:name="T27" style:family="text">
      <style:text-properties fo:color="#000000" fo:font-size="22pt" fo:language="ru" fo:country="RU" fo:font-style="normal" style:font-size-asian="22pt" style:font-style-asian="normal" style:font-size-complex="22pt" style:font-style-complex="normal"/>
    </style:style>
    <style:style style:name="T28" style:family="text">
      <style:text-properties fo:color="#000000" style:font-name="Symbola" fo:font-size="22pt" fo:language="ru" fo:country="RU" style:font-name-asian="Symbola" style:font-size-asian="22pt" style:font-name-complex="Symbola" style:font-size-complex="22pt"/>
    </style:style>
    <style:style style:name="T29" style:family="text">
      <style:text-properties fo:color="#000000" style:font-name="Symbola" fo:font-size="10pt" fo:language="ru" fo:country="RU" style:font-name-asian="Symbola" style:font-size-asian="10pt" style:font-name-complex="Symbola" style:font-size-complex="10pt"/>
    </style:style>
    <style:style style:name="T30" style:family="text">
      <style:text-properties fo:color="#000000" style:text-position="sub 67%" fo:font-size="16pt" fo:language="ru" fo:country="RU" style:font-size-asian="16pt" style:font-size-complex="16pt"/>
    </style:style>
    <style:style style:name="T31" style:family="text">
      <style:text-properties fo:color="#000000" style:text-position="sub 67%" fo:font-size="22pt" fo:language="ru" fo:country="RU" style:font-size-asian="22pt" style:font-size-complex="22pt"/>
    </style:style>
    <style:style style:name="T32" style:family="text">
      <style:text-properties fo:color="#000000" fo:font-size="10pt" fo:language="ru" fo:country="RU" style:font-size-asian="10pt" style:font-size-complex="10pt"/>
    </style:style>
    <style:style style:name="T33" style:family="text">
      <style:text-properties fo:color="#000000" fo:font-size="28pt" fo:language="ru" fo:country="RU" fo:font-style="italic" style:font-size-asian="28pt" style:font-style-asian="italic" style:font-size-complex="28pt" style:font-style-complex="italic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fo:font-size="24pt" fo:language="ru" fo:country="RU" style:font-size-asian="24pt" style:font-size-complex="24pt"/>
    </style:style>
    <style:style style:name="T36" style:family="text">
      <style:text-properties style:use-window-font-color="true" fo:font-size="14pt" fo:language="ru" fo:country="RU" style:text-underline-style="solid" style:text-underline-width="auto" style:text-underline-color="font-color" style:font-size-asian="14pt" style:font-size-complex="14pt"/>
    </style:style>
    <style:style style:name="T37" style:family="text">
      <style:text-properties fo:color="#000000" fo:font-size="28pt" fo:language="ru" fo:country="RU" fo:font-style="normal" style:font-size-asian="28pt" style:font-style-asian="normal" style:font-size-complex="28pt" style:font-style-complex="normal"/>
    </style:style>
    <style:style style:name="T38" style:family="text">
      <style:text-properties fo:color="#000000" fo:font-size="24pt" fo:language="ru" fo:country="RU" fo:font-style="normal" style:font-size-asian="24pt" style:font-style-asian="normal" style:font-size-complex="24pt" style:font-style-complex="normal"/>
    </style:style>
    <style:style style:name="T39" style:family="text">
      <style:text-properties fo:font-size="44pt" fo:language="en" fo:country="US" style:font-size-asian="44pt" style:font-size-complex="44pt"/>
    </style:style>
    <style:style style:name="T40" style:family="text">
      <style:text-properties fo:font-size="44pt" fo:language="ru" fo:country="RU" style:font-size-asian="44pt" style:font-size-complex="44pt"/>
    </style:style>
    <style:style style:name="T41" style:family="text">
      <style:text-properties fo:font-size="6pt" style:font-size-asian="6pt" style:font-size-complex="6pt"/>
    </style:style>
    <style:style style:name="T42" style:family="text">
      <style:text-properties fo:language="en" fo:country="US"/>
    </style:style>
    <style:style style:name="T43" style:family="text">
      <style:text-properties fo:color="#000000" fo:font-size="28pt" fo:language="ru" fo:country="RU" fo:background-color="transparent" style:font-size-asian="28pt" style:font-size-complex="28pt"/>
    </style:style>
    <style:style style:name="T44" style:family="text">
      <style:text-properties fo:color="#000000" fo:font-size="22pt" fo:language="ru" fo:country="RU" fo:background-color="transparent" style:font-size-asian="22pt" style:font-size-complex="22pt"/>
    </style:style>
    <style:style style:name="T45" style:family="text">
      <style:text-properties fo:color="#000000" fo:font-size="22pt" fo:language="ru" fo:country="RU" fo:font-style="italic" fo:background-color="transparent" style:font-size-asian="22pt" style:font-style-asian="italic" style:font-size-complex="22pt" style:font-style-complex="italic"/>
    </style:style>
    <style:style style:name="T46" style:family="text">
      <style:text-properties fo:color="#000000" fo:font-size="22pt" fo:language="ru" fo:country="RU" fo:font-style="italic" fo:font-weight="bold" fo:background-color="transparent" style:font-size-asian="22pt" style:font-style-asian="italic" style:font-weight-asian="bold" style:font-size-complex="22pt" style:font-style-complex="italic" style:font-weight-complex="bold"/>
    </style:style>
    <style:style style:name="T47" style:family="text">
      <style:text-properties fo:color="#000000" fo:font-size="22pt" fo:language="ru" fo:country="RU" fo:font-style="normal" fo:background-color="transparent" style:font-size-asian="22pt" style:font-style-asian="normal" style:font-size-complex="22pt" style:font-style-complex="normal"/>
    </style:style>
    <style:style style:name="T48" style:family="text">
      <style:text-properties fo:color="#000000" fo:font-size="22pt" fo:language="ru" fo:country="RU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49" style:family="text">
      <style:text-properties fo:color="#000000" fo:font-size="22pt" fo:language="ru" fo:country="RU" fo:font-weight="normal" fo:background-color="transparent" style:font-size-asian="22pt" style:font-weight-asian="normal" style:font-size-complex="22pt" style:font-weight-complex="normal"/>
    </style:style>
    <style:style style:name="T50" style:family="text">
      <style:text-properties fo:color="#000000" fo:font-size="22pt" fo:language="ru" fo:country="RU" fo:font-weight="bold" fo:background-color="transparent" style:font-size-asian="22pt" style:font-weight-asian="bold" style:font-size-complex="22pt" style:font-weight-complex="bold"/>
    </style:style>
    <style:style style:name="T51" style:family="text">
      <style:text-properties fo:color="#000000" style:font-name="Symbola" fo:font-size="22pt" fo:language="ru" fo:country="RU" fo:background-color="transparent" style:font-name-asian="Symbola" style:font-size-asian="22pt" style:font-name-complex="Symbola" style:font-size-complex="22pt"/>
    </style:style>
    <style:style style:name="T52" style:family="text">
      <style:text-properties fo:color="#000000" style:font-name="Symbola" fo:font-size="10pt" fo:language="ru" fo:country="RU" fo:background-color="transparent" style:font-name-asian="Symbola" style:font-size-asian="10pt" style:font-name-complex="Symbola" style:font-size-complex="10pt"/>
    </style:style>
    <style:style style:name="T53" style:family="text">
      <style:text-properties fo:color="#000000" style:text-position="sub 67%" fo:font-size="16pt" fo:language="ru" fo:country="RU" fo:background-color="transparent" style:font-size-asian="16pt" style:font-size-complex="16pt"/>
    </style:style>
    <style:style style:name="T54" style:family="text">
      <style:text-properties fo:color="#000000" style:text-position="sub 67%" fo:font-size="22pt" fo:language="ru" fo:country="RU" fo:background-color="transparent" style:font-size-asian="22pt" style:font-size-complex="22pt"/>
    </style:style>
    <style:style style:name="T55" style:family="text">
      <style:text-properties fo:color="#000000" fo:font-size="10pt" fo:language="ru" fo:country="RU" fo:background-color="transparent" style:font-size-asian="10pt" style:font-size-complex="10pt"/>
    </style:style>
    <style:style style:name="T56" style:family="text">
      <style:text-properties fo:color="#000000" fo:font-size="28pt" fo:language="ru" fo:country="RU" fo:font-style="italic" fo:background-color="transparent" style:font-size-asian="28pt" style:font-style-asian="italic" style:font-size-complex="28pt" style:font-style-complex="italic"/>
    </style:style>
    <style:style style:name="T57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58" style:family="text">
      <style:text-properties fo:color="#000000" fo:font-size="26pt" fo:language="ru" fo:country="RU" style:font-size-asian="26pt" style:font-size-complex="26pt"/>
    </style:style>
    <style:style style:name="T59" style:family="text">
      <style:text-properties style:font-name="Liberation Mono1" fo:font-size="13pt" style:font-size-asian="13pt" style:font-size-complex="13pt"/>
    </style:style>
    <style:style style:name="T60" style:family="text">
      <style:text-properties style:font-name="Liberation Sans3" fo:font-size="14pt" style:font-size-asian="14pt" style:font-size-complex="14pt"/>
    </style:style>
    <style:style style:name="T61" style:family="text">
      <style:text-properties style:font-name="Liberation Sans3" fo:font-size="14pt" fo:font-style="italic" style:font-size-asian="14pt" style:font-style-asian="italic" style:font-size-complex="14pt" style:font-style-complex="italic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Liberation Sans3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Доступ к данным</text:span><text:span text:style-name="T2"><text:line-break/></text:span><text:span text:style-name="T2">Параллельный доступ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 Postgres Professional, 2019–2024</text:span></text:p>
              <text:p text:style-name="P5"><text:span text:style-name="T5">Авторы: Егор Рогов, Павел Лузанов, Павел Толмачев, Илья Баштанов</text:span></text:p>
              <text:p text:style-name="P5"><text:span text:style-name="T6">Фото: Олег Бартунов (монастырь Пху и пик Бхрикути, Непал)</text:span></text:p>
              <text:p text:style-name="P5"><text:span text:style-name="T5"/></text:p>
              <text:p text:style-name="P5"><text:span text:style-name="T7">Использование материалов курса</text:span></text:p>
              <text:p text:style-name="P5"><text:span text:style-name="T5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5"/></text:p>
              <text:p text:style-name="P5"><text:span text:style-name="T7">Обратная</text:span><text:span text:style-name="T8"> </text:span><text:span text:style-name="T7">связь</text:span></text:p>
              <text:p text:style-name="P6"><text:span text:style-name="T5">Отзывы, замечания и предложения направляйте по адресу: </text:span><text:span text:style-name="T5"><text:a xlink:href="mailto:edu@postgrespro.ru" xlink:type="simple">edu@postgrespro.ru</text:a></text:span></text:p>
              <text:p text:style-name="P5"><text:span text:style-name="T5"/></text:p>
              <text:p text:style-name="P5"><text:span text:style-name="T7">Отказ от ответственности</text:span></text:p>
              <text:p text:style-name="P5"><text:span text:style-name="T5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0">Параллельные планы</text:span></text:p>
              </text:list-item>
              <text:list-item>
                <text:p text:style-name="P9"><text:span text:style-name="T10">Размер пула процессов</text:span></text:p>
              </text:list-item>
              <text:list-item>
                <text:p text:style-name="P9"><text:span text:style-name="T10">Параллельное последовательное сканирование</text:span></text:p>
              </text:list-item>
              <text:list-item>
                <text:p text:style-name="P9"><text:span text:style-name="T11">Параллельный индексный доступ</text:span></text:p>
              </text:list-item>
              <text:list-item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2">Параллельные планы</text:span></text:p>
          </draw:text-box>
        </draw:frame>
        <draw:frame presentation:style-name="pr4" draw:text-style-name="P10" draw:layer="layout" svg:width="25.6cm" svg:height="14.504cm" svg:x="0.98cm" svg:y="4.768cm" presentation:class="outline" presentation:user-transformed="true">
          <draw:text-box>
            <text:list text:style-name="L3">
              <text:list-item>
                <text:p text:style-name="P13"><text:span text:style-name="T10">Ведущий процесс</text:span></text:p>
                <text:list>
                  <text:list-item>
                    <text:p text:style-name="P14"><text:span text:style-name="T13">выполняет последовательную часть плана</text:span></text:p>
                  </text:list-item>
                  <text:list-item>
                    <text:p text:style-name="P15"><text:span text:style-name="T13">запускает рабочие процессы и получает от них данные</text:span></text:p>
                  </text:list-item>
                </text:list>
              </text:list-item>
              <text:list-item>
                <text:p text:style-name="P13"><text:span text:style-name="T10">Рабочие процессы</text:span></text:p>
                <text:list>
                  <text:list-item>
                    <text:p text:style-name="P15"><text:span text:style-name="T13">одновременно работают над параллельной частью плана</text:span></text:p>
                  </text:list-item>
                </text:list>
              </text:list-item>
              <text:list-item>
                <text:p text:style-name="P13"/>
              </text:list-item>
            </text:list>
          </draw:text-box>
        </draw:frame>
        <draw:custom-shape draw:style-name="gr3" draw:text-style-name="P17" xml:id="id2" draw:id="id2" draw:layer="layout" svg:width="2.1cm" svg:height="1.1cm" svg:x="11.35cm" svg:y="14.828cm">
          <text:p text:style-name="P16"><text:span text:style-name="T14">Gat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xml:id="id1" draw:id="id1" draw:layer="layout" svg:width="4.8cm" svg:height="1.5cm" svg:x="10cm" svg:y="16.729cm">
          <text:p text:style-name="P16"><text:span text:style-name="T14">параллельный</text:span></text:p>
          <text:p text:style-name="P16"><text:span text:style-name="T14">план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curve" svg:x1="12.4cm" svg:y1="16.729cm" svg:x2="12.4cm" svg:y2="15.928cm" draw:start-shape="id1" draw:start-glue-point="0" draw:end-shape="id2" draw:end-glue-point="2" svg:d="M12400 16729v-801" svg:viewBox="0 0 1 802">
          <text:p/>
        </draw:connector>
        <draw:custom-shape draw:style-name="gr6" draw:text-style-name="P19" xml:id="id4" draw:id="id4" draw:layer="layout" svg:width="4.8cm" svg:height="1.5cm" svg:x="2.05cm" svg:y="16.729cm">
          <text:p text:style-name="P16"><text:span text:style-name="T14">параллельный</text:span></text:p>
          <text:p text:style-name="P16"><text:span text:style-name="T14">план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xml:id="id3" draw:id="id3" draw:layer="layout" svg:width="4.8cm" svg:height="1.5cm" svg:x="17.95cm" svg:y="16.729cm">
          <text:p text:style-name="P16"><text:span text:style-name="T14">параллельный</text:span></text:p>
          <text:p text:style-name="P16"><text:span text:style-name="T14">план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curve" svg:x1="20.35cm" svg:y1="16.729cm" svg:x2="13.45cm" svg:y2="15.378cm" draw:start-shape="id3" draw:start-glue-point="0" draw:end-shape="id2" draw:end-glue-point="1" svg:d="M20350 16729c0-901-2300-1351-6900-1351" svg:viewBox="0 0 6901 1352">
          <text:p/>
        </draw:connector>
        <draw:connector draw:style-name="gr5" draw:text-style-name="P18" draw:layer="layout" draw:type="curve" svg:x1="4.45cm" svg:y1="16.729cm" svg:x2="11.35cm" svg:y2="15.378cm" draw:start-shape="id4" draw:start-glue-point="0" draw:end-shape="id2" draw:end-glue-point="3" svg:d="M4450 16729c0-901 2300-1351 6900-1351" svg:viewBox="0 0 6901 1352">
          <text:p/>
        </draw:connector>
        <draw:frame draw:style-name="gr8" draw:text-style-name="P21" draw:layer="layout" svg:width="4.528cm" svg:height="0.806cm" svg:x="10.141cm" svg:y="18.772cm">
          <draw:text-box>
            <text:p><text:span text:style-name="T14">ведущий процесс</text:span></text:p>
          </draw:text-box>
        </draw:frame>
        <draw:frame draw:style-name="gr9" draw:text-style-name="P21" draw:layer="layout" svg:width="4.418cm" svg:height="0.806cm" svg:x="2.243cm" svg:y="18.872cm">
          <draw:text-box>
            <text:p><text:span text:style-name="T14">рабочий процесс</text:span></text:p>
          </draw:text-box>
        </draw:frame>
        <draw:frame draw:style-name="gr9" draw:text-style-name="P21" draw:layer="layout" svg:width="4.418cm" svg:height="0.806cm" svg:x="18.143cm" svg:y="18.872cm">
          <draw:text-box>
            <text:p><text:span text:style-name="T14">рабочий процесс</text:span></text:p>
          </draw:text-box>
        </draw:frame>
        <draw:connector draw:style-name="gr5" draw:text-style-name="P18" draw:layer="layout" draw:type="curve" svg:x1="12.4cm" svg:y1="14.828cm" svg:x2="12.401cm" svg:y2="14.02cm" draw:start-shape="id2" draw:start-glue-point="0" draw:end-shape="id5" draw:end-glue-point="2" svg:d="M12400 14828c0-604 1-201 1-808" svg:viewBox="0 0 2 809">
          <text:p/>
        </draw:connector>
        <draw:custom-shape draw:style-name="gr10" draw:text-style-name="P22" draw:layer="layout" svg:width="5.08cm" svg:height="2.216cm" svg:x="13.8cm" svg:y="13.576cm">
          <text:p text:style-name="P16"><text:span text:style-name="T14">подключается,</text:span></text:p>
          <text:p text:style-name="P16"><text:span text:style-name="T14">если нет другой</text:span></text:p>
          <text:p text:style-name="P16"><text:span text:style-name="T14">работы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2.25349340681 30690.12178619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7" xml:id="id5" draw:id="id5" draw:layer="layout" svg:width="4.8cm" svg:height="1.49cm" svg:x="10.001cm" svg:y="12.53cm">
          <text:p text:style-name="P16"><text:span text:style-name="T14">последовательный</text:span></text:p>
          <text:p text:style-name="P16"><text:span text:style-name="T14">план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4" draw:layer="layout" svg:width="16.799cm" svg:height="15.076cm" svg:x="2.1cm" svg:y="14.107cm" presentation:class="notes" presentation:user-transformed="true">
            <draw:text-box>
              <text:p text:style-name="P23"><text:span text:style-name="T5">PostgreSQL поддерживает параллельное выполнение запросов. Идея состоит в том, что ведущий процесс, выполняющий запрос, порождает (с помощью postmaster, конечно) несколько рабочих процессов, которые одновременно выполняют одну и ту же «параллельную» часть плана. Результаты этого выполнения передаются ведущему процессу, который собирает их в узле Gather.</text:span></text:p>
              <text:p text:style-name="P23"><text:span text:style-name="T5">Если рабочие процессы не успевают загрузить ведущего данными, ведущий процесс тоже подключается к выполнению того же самого параллельного плана.</text:span></text:p>
              <text:p text:style-name="P23"><text:span text:style-name="T5">Разумеется, запуск процессов и пересылка данных требуют определенных ресурсов, поэтому далеко не каждый запрос выполняется параллельно.</text:span></text:p>
              <text:p text:style-name="P23"><text:span text:style-name="T5">Кроме того, даже при параллельном выполнении не все шаги плана запроса могут быть распараллелены. Часть операций может выполняться ведущим процессом в одиночку, последовательно.</text:span></text:p>
              <text:p text:style-name="P23"><text:span text:style-name="T15"><text:a xlink:href="https://postgrespro.ru/docs/postgresql/16/parallel-query" xlink:type="simple">https://postgrespro.ru/docs/postgresql/16/parallel-query</text:a></text:span></text:p>
              <text:p text:style-name="P23"><text:span text:style-name="T5">Заметим, что в PostgreSQL нет другого теоретически возможного режима распараллеливания, при котором несколько процессов составляют конвейер для обработки данных (грубо говоря, отдельные узлы плана выполняются отдельными процессами). Разработчики PostgreSQL сочли такой режим неэффективным.</text:span></text:p>
            </draw:text-box>
          </draw:frame>
        </presentation:notes>
      </draw:page>
      <draw:page draw:name="page4" draw:style-name="dp1" draw:master-page-name="master_5f_" presentation:presentation-page-layout-name="AL1T1">
        <office:forms form:automatic-focus="false" form:apply-design-mode="false"/>
        <draw:frame presentation:style-name="pr7" draw:text-style-name="P12" draw:layer="layout" svg:width="20.805cm" svg:height="3.473cm" svg:x="1.2cm" svg:y="0.737cm" presentation:class="title" presentation:user-transformed="true">
          <draw:text-box>
            <text:p><text:span text:style-name="T12">Размер пула процессов</text:span></text:p>
          </draw:text-box>
        </draw:frame>
        <draw:custom-shape draw:style-name="gr12" draw:text-style-name="P26" xml:id="id7" draw:id="id7" draw:layer="layout" svg:width="2cm" svg:height="2cm" svg:x="4.288cm" svg:y="5.096cm">
          <text:p text:style-name="P25"><text:span text:style-name="T16">Gath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7" xml:id="id8" draw:id="id8" draw:layer="layout" svg:width="2cm" svg:height="2cm" svg:x="4.288cm" svg:y="8.1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7" xml:id="id6" draw:id="id6" draw:layer="layout" svg:width="2cm" svg:height="2cm" svg:x="1.588cm" svg:y="8.1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7" xml:id="id9" draw:id="id9" draw:layer="layout" svg:width="2cm" svg:height="2cm" svg:x="6.988cm" svg:y="8.1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9" xml:id="id11" draw:id="id11" draw:layer="layout" svg:width="2cm" svg:height="2cm" svg:x="11.088cm" svg:y="5.096cm">
          <text:p text:style-name="P28"><text:span text:style-name="T16">Gath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7" xml:id="id12" draw:id="id12" draw:layer="layout" svg:width="2cm" svg:height="2cm" svg:x="12.388cm" svg:y="8.1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7" xml:id="id10" draw:id="id10" draw:layer="layout" svg:width="2cm" svg:height="2cm" svg:x="9.688cm" svg:y="8.1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7" draw:layer="layout" svg:width="2cm" svg:height="2cm" svg:x="23.288cm" svg:y="8.1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7" draw:layer="layout" svg:width="2cm" svg:height="2cm" svg:x="20.588cm" svg:y="8.196cm">
          <text:p/>
          <draw:enhanced-geometry svg:viewBox="0 0 21600 21600" draw:type="rectangle" draw:enhanced-path="M 0 0 L 21600 0 21600 21600 0 21600 0 0 Z N"/>
        </draw:custom-shape>
        <draw:connector draw:style-name="gr14" draw:text-style-name="P18" draw:layer="layout" draw:type="curve" svg:x1="2.588cm" svg:y1="8.196cm" svg:x2="5.288cm" svg:y2="7.096cm" draw:start-shape="id6" draw:end-shape="id7" draw:end-glue-point="2" svg:d="M2588 8196c0-825 2700-275 2700-1100" svg:viewBox="0 0 2701 1101">
          <text:p/>
        </draw:connector>
        <draw:connector draw:style-name="gr14" draw:text-style-name="P18" draw:layer="layout" draw:type="curve" svg:x1="5.288cm" svg:y1="8.196cm" svg:x2="5.288cm" svg:y2="7.096cm" draw:start-shape="id8" draw:end-shape="id7" draw:end-glue-point="2" svg:d="M5288 8196v-1100" svg:viewBox="0 0 1 1101">
          <text:p/>
        </draw:connector>
        <draw:connector draw:style-name="gr14" draw:text-style-name="P18" draw:layer="layout" draw:type="curve" svg:x1="7.988cm" svg:y1="8.196cm" svg:x2="5.288cm" svg:y2="7.096cm" draw:start-shape="id9" draw:start-glue-point="0" draw:end-shape="id7" draw:end-glue-point="2" svg:d="M7988 8196c0-825-2700-275-2700-1100" svg:viewBox="0 0 2701 1101">
          <text:p/>
        </draw:connector>
        <draw:connector draw:style-name="gr14" draw:text-style-name="P18" draw:layer="layout" draw:type="curve" svg:x1="10.688cm" svg:y1="8.196cm" svg:x2="12.088cm" svg:y2="7.096cm" draw:start-shape="id10" draw:start-glue-point="0" draw:end-shape="id11" svg:d="M10688 8196c0-825 1400-275 1400-1100" svg:viewBox="0 0 1401 1101">
          <text:p/>
        </draw:connector>
        <draw:connector draw:style-name="gr14" draw:text-style-name="P18" draw:layer="layout" draw:type="curve" svg:x1="13.388cm" svg:y1="8.196cm" svg:x2="12.088cm" svg:y2="7.096cm" draw:start-shape="id12" draw:start-glue-point="0" draw:end-shape="id11" draw:end-glue-point="2" svg:d="M13388 8196c0-825-1300-275-1300-1100" svg:viewBox="0 0 1301 1101">
          <text:p/>
        </draw:connector>
        <draw:custom-shape draw:style-name="gr15" draw:text-style-name="P30" draw:layer="layout" svg:width="0.762cm" svg:height="7.255cm" draw:transform="rotate (1.5707963267949) translate (1.705cm 12.99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21" draw:layer="layout" svg:width="8.837cm" svg:height="0.806cm" svg:x="0.91cm" svg:y="12.986cm">
          <draw:text-box>
            <text:p><text:span text:style-name="T17">max_parallel_workers_per_gather</text:span><text:span text:style-name="T18"> = 2</text:span></text:p>
          </draw:text-box>
        </draw:frame>
        <draw:custom-shape draw:style-name="gr17" draw:text-style-name="P30" draw:layer="layout" svg:width="0.762cm" svg:height="12.742cm" draw:transform="rotate (1.5707963267949) translate (1.706cm 15.291cm)">
          <text:p/>
          <draw:enhanced-geometry svg:viewBox="0 0 21600 21600" draw:mirror-horizontal="false" draw:mirror-vertical="false" draw:glue-points="21600 0 0 10800 21600 21600" draw:text-areas="13800 ?f9 21600 ?f10" draw:type="left-brace" draw:modifiers="959.39731617358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1" draw:layer="layout" svg:width="6.527cm" svg:height="0.806cm" svg:x="4.811cm" svg:y="15.286cm">
          <draw:text-box>
            <text:p><text:span text:style-name="T17">max_parallel_workers</text:span><text:span text:style-name="T18"> = 8</text:span></text:p>
          </draw:text-box>
        </draw:frame>
        <draw:custom-shape draw:style-name="gr19" draw:text-style-name="P30" draw:layer="layout" svg:width="0.762cm" svg:height="23.69cm" draw:transform="rotate (1.5707963267949) translate (1.71cm 17.491cm)">
          <text:p/>
          <draw:enhanced-geometry svg:viewBox="0 0 21600 21600" draw:mirror-horizontal="false" draw:mirror-vertical="false" draw:glue-points="21600 0 0 10800 21600 21600" draw:text-areas="13800 ?f9 21600 ?f10" draw:type="left-brace" draw:modifiers="507.350646232644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1" draw:layer="layout" svg:width="6.814cm" svg:height="0.806cm" svg:x="10.212cm" svg:y="17.486cm">
          <draw:text-box>
            <text:p><text:span text:style-name="T17">max_worker_processes</text:span><text:span text:style-name="T18"> = 8</text:span></text:p>
          </draw:text-box>
        </draw:frame>
        <draw:frame draw:style-name="gr20" draw:text-style-name="P32" draw:layer="layout" svg:width="5.362cm" svg:height="0.878cm" svg:x="14.862cm" svg:y="8.752cm">
          <draw:text-box>
            <text:p text:style-name="P31"><text:span text:style-name="T19">рабочие процессы</text:span></text:p>
          </draw:text-box>
        </draw:frame>
        <draw:frame draw:style-name="gr21" draw:text-style-name="P33" draw:layer="layout" svg:width="11.409cm" svg:height="0.962cm" svg:x="2.3cm" svg:y="10.353cm">
          <draw:text-box>
            <text:p text:style-name="P31"><text:span text:style-name="T20">параллельное выполнение запросов</text:span></text:p>
          </draw:text-box>
        </draw:frame>
        <draw:frame draw:style-name="gr22" draw:text-style-name="P33" draw:layer="layout" svg:width="4.697cm" svg:height="0.962cm" svg:x="20.6cm" svg:y="10.353cm">
          <draw:text-box>
            <text:p text:style-name="P31"><text:span text:style-name="T20">другие задач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4" draw:layer="layout" svg:width="16.799cm" svg:height="14.721cm" svg:x="2.1cm" svg:y="14.107cm" presentation:class="notes" presentation:user-transformed="true">
            <draw:text-box>
              <text:p text:style-name="P23"><text:span text:style-name="T5">Параллельным выполнением управляет довольно много параметров.</text:span></text:p>
              <text:p text:style-name="P23"><text:span text:style-name="T21">Сначала </text:span><text:span text:style-name="T5">рассмотрим те, что ограничивают число рабочих процессов.</text:span></text:p>
              <text:p text:style-name="P23"><text:span text:style-name="T5">Вообще механизм рабочих процессов используется не только для параллельного выполнения запросов. Например, рабочие процессы задействованы в логической репликации, ими могут пользоваться расширения. Рабочие процессы можно использовать в прикладном коде (подробнее об этом — в теме «Фоновые процессы» курса DEV2). Общее число одновременно выполняющихся рабочих процессов ограничено параметром </text:span><text:span text:style-name="T22">max_worker_processes</text:span><text:span text:style-name="T5"> (по умолчанию 8).</text:span></text:p>
              <text:p text:style-name="P23"><text:span text:style-name="T5">Число одновременно выполняющихся рабочих процессов, занимающихся параллельными планами, ограничено параметром </text:span><text:span text:style-name="T22">max_parallel_workers</text:span><text:span text:style-name="T5"> (по умолчанию тоже 8).</text:span></text:p>
              <text:p text:style-name="P23"><text:span text:style-name="T5">Число одновременно выполняющихся рабочих процессов, обслуживающих один ведущий процесс, ограничено параметром </text:span><text:span text:style-name="T22">max_parallel_workers_per_gather</text:span><text:span text:style-name="T5"> (по умолчанию 2).</text:span></text:p>
              <text:p text:style-name="P23"><text:span text:style-name="T5">Значения этих параметров следует изменить в зависимости от возможностей аппаратуры, объема данных и загруженности системы. Например, даже если в базе данных есть большие таблицы и запросы могли бы выиграть от распараллеливания, но при этом в системе нет свободных ядер, то параллельное выполнение не будет иметь смысла.</text:span></text:p>
              <text:p text:style-name="P23"><text:span text:style-name="T5"/></text:p>
            </draw:text-box>
          </draw:frame>
        </presentation:notes>
      </draw:page>
      <draw:page draw:name="page5" draw:style-name="dp1" draw:master-page-name="template21" presentation:presentation-page-layout-name="AL1T1">
        <office:forms form:automatic-focus="false" form:apply-design-mode="false"/>
        <draw:frame presentation:style-name="pr9" draw:text-style-name="P8" draw:layer="layout" svg:width="19.81cm" svg:height="1.737cm" svg:x="1.2cm" svg:y="0.737cm" presentation:class="title" presentation:user-transformed="true">
          <draw:text-box>
            <text:p><text:span text:style-name="T9">Parallel Seq Scan</text:span></text:p>
          </draw:text-box>
        </draw:frame>
        <draw:frame presentation:style-name="pr10" draw:text-style-name="P35" draw:layer="layout" svg:width="25.199cm" svg:height="12.179cm" svg:x="1.2cm" svg:y="4.8cm" presentation:class="outline" presentation:user-transformed="true">
          <draw:text-box>
            <text:list text:style-name="L4">
              <text:list-item>
                <text:p><text:span text:style-name="T23">Параллельное последовательное сканирование</text:span></text:p>
                <text:list>
                  <text:list-item>
                    <text:p>агрегация</text:p>
                  </text:list-item>
                  <text:list-item>
                    <text:p text:style-name="P34">параллельная агрегация</text:p>
                  </text:list-item>
                </text:list>
              </text:list-item>
              <text:list-item>
                <text:p text:style-name="P13"><text:span text:style-name="T23">Число рабочих процессов</text:span></text:p>
              </text:list-item>
              <text:list-item>
                <text:p><text:span text:style-name="T23">Ограничения</text:span>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2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aster_5f__5f_" presentation:presentation-page-layout-name="AL1T1">
        <office:forms form:automatic-focus="false" form:apply-design-mode="false"/>
        <draw:frame presentation:style-name="pr12" draw:text-style-name="P8" draw:layer="layout" svg:width="20.136cm" svg:height="1.803cm" svg:x="1.2cm" svg:y="0.737cm" presentation:class="title" presentation:user-transformed="true">
          <draw:text-box>
            <text:p><text:span text:style-name="T12">Parallel Seq Scan</text:span></text:p>
          </draw:text-box>
        </draw:frame>
        <draw:custom-shape draw:style-name="gr23" draw:text-style-name="P36" draw:layer="layout" svg:width="4.5cm" svg:height="4cm" svg:x="1.25cm" svg:y="12.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8" draw:layer="layout" svg:width="1cm" svg:height="3cm" svg:x="1.5cm" svg:y="13.4cm">
          <text:p text:style-name="P37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5" draw:text-style-name="P38" draw:layer="layout" svg:width="1cm" svg:height="3cm" svg:x="2.5cm" svg:y="13.4cm">
          <text:p text:style-name="P37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1cm" svg:height="3cm" svg:x="3.5cm" svg:y="13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0" draw:layer="layout" svg:width="1cm" svg:height="3cm" svg:x="4.5cm" svg:y="13.4cm">
          <text:p text:style-name="P37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28" draw:text-style-name="P41" draw:layer="layout" svg:width="4.5cm" svg:height="4cm" svg:x="5.75cm" svg:y="12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2" draw:layer="layout" svg:width="1cm" svg:height="3cm" svg:x="6cm" svg:y="13.4cm">
          <text:p text:style-name="P37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1cm" svg:height="3cm" svg:x="7cm" svg:y="13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2" draw:layer="layout" svg:width="1cm" svg:height="3cm" svg:x="8cm" svg:y="13.4cm">
          <text:p text:style-name="P37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43" draw:layer="layout" svg:width="1cm" svg:height="3cm" svg:x="9cm" svg:y="13.4cm">
          <text:p text:style-name="P37"><text:span text:style-name="T19">10</text:span></text:p>
          <draw:enhanced-geometry svg:viewBox="0 0 21600 21600" draw:type="rectangle" draw:enhanced-path="M 0 0 L 21600 0 21600 21600 0 21600 0 0 Z N"/>
        </draw:custom-shape>
        <draw:custom-shape draw:style-name="gr23" draw:text-style-name="P36" draw:layer="layout" svg:width="4.5cm" svg:height="4cm" svg:x="10.25cm" svg:y="12.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0" draw:layer="layout" svg:width="1cm" svg:height="3cm" svg:x="10.5cm" svg:y="13.4cm">
          <text:p text:style-name="P37"><text:span text:style-name="T19">12</text:span></text:p>
          <draw:enhanced-geometry svg:viewBox="0 0 21600 21600" draw:type="rectangle" draw:enhanced-path="M 0 0 L 21600 0 21600 21600 0 21600 0 0 Z N"/>
        </draw:custom-shape>
        <draw:custom-shape draw:style-name="gr27" draw:text-style-name="P40" draw:layer="layout" svg:width="1cm" svg:height="3cm" svg:x="11.5cm" svg:y="13.4cm">
          <text:p text:style-name="P37"><text:span text:style-name="T19">8</text:span></text:p>
          <draw:enhanced-geometry svg:viewBox="0 0 21600 21600" draw:type="rectangle" draw:enhanced-path="M 0 0 L 21600 0 21600 21600 0 21600 0 0 Z N"/>
        </draw:custom-shape>
        <draw:custom-shape draw:style-name="gr31" draw:text-style-name="P39" draw:layer="layout" svg:width="1cm" svg:height="3cm" svg:x="12.5cm" svg:y="13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0" draw:layer="layout" svg:width="1cm" svg:height="3cm" svg:x="13.5cm" svg:y="13.4cm">
          <text:p text:style-name="P37"><text:span text:style-name="T19">7</text:span></text:p>
          <draw:enhanced-geometry svg:viewBox="0 0 21600 21600" draw:type="rectangle" draw:enhanced-path="M 0 0 L 21600 0 21600 21600 0 21600 0 0 Z N"/>
        </draw:custom-shape>
        <draw:custom-shape draw:style-name="gr32" draw:text-style-name="P44" draw:layer="layout" svg:width="4.5cm" svg:height="4cm" svg:x="14.75cm" svg:y="12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5" draw:layer="layout" svg:width="1cm" svg:height="3cm" svg:x="16cm" svg:y="13.4cm">
          <text:p text:style-name="P37"><text:span text:style-name="T19">11</text:span></text:p>
          <draw:enhanced-geometry svg:viewBox="0 0 21600 21600" draw:type="rectangle" draw:enhanced-path="M 0 0 L 21600 0 21600 21600 0 21600 0 0 Z N"/>
        </draw:custom-shape>
        <draw:custom-shape draw:style-name="gr31" draw:text-style-name="P39" draw:layer="layout" svg:width="1cm" svg:height="3cm" svg:x="17cm" svg:y="13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1cm" svg:height="3cm" svg:x="18cm" svg:y="13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1" draw:layer="layout" svg:width="4.5cm" svg:height="4cm" svg:x="19.25cm" svg:y="12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2" draw:layer="layout" svg:width="1cm" svg:height="3cm" svg:x="19.5cm" svg:y="13.4cm">
          <text:p text:style-name="P37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9" draw:text-style-name="P42" draw:layer="layout" svg:width="1cm" svg:height="3cm" svg:x="20.5cm" svg:y="13.4cm">
          <text:p text:style-name="P37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31" draw:text-style-name="P39" draw:layer="layout" svg:width="1cm" svg:height="3cm" svg:x="21.5cm" svg:y="13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2" draw:layer="layout" svg:width="1cm" svg:height="3cm" svg:x="22.5cm" svg:y="13.4cm">
          <text:p text:style-name="P37"><text:span text:style-name="T19">6</text:span></text:p>
          <draw:enhanced-geometry svg:viewBox="0 0 21600 21600" draw:type="rectangle" draw:enhanced-path="M 0 0 L 21600 0 21600 21600 0 21600 0 0 Z N"/>
        </draw:custom-shape>
        <draw:connector draw:style-name="gr34" draw:text-style-name="P18" draw:layer="layout" draw:type="line" svg:x1="1.3cm" svg:y1="17.7cm" svg:x2="23.71cm" svg:y2="17.7cm" svg:d="M1300 17700h22410" svg:viewBox="0 0 22411 1">
          <text:p/>
        </draw:connector>
        <draw:custom-shape draw:style-name="gr3" draw:text-style-name="P17" xml:id="id14" draw:id="id14" draw:layer="layout" svg:width="2.1cm" svg:height="1.1cm" svg:x="8.75cm" svg:y="6.328cm">
          <text:p text:style-name="P16"><text:span text:style-name="T14">Gat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6" xml:id="id13" draw:id="id13" draw:layer="layout" svg:width="4.29cm" svg:height="1.1cm" svg:x="7.65cm" svg:y="8.129cm">
          <text:p text:style-name="P16"><text:span text:style-name="T14">Partial Aggreg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curve" svg:x1="9.795cm" svg:y1="8.129cm" svg:x2="9.8cm" svg:y2="7.428cm" draw:start-shape="id13" draw:start-glue-point="0" draw:end-shape="id14" draw:end-glue-point="2" svg:d="M9795 8129c0-525 5-175 5-701" svg:viewBox="0 0 6 702">
          <text:p/>
        </draw:connector>
        <draw:custom-shape draw:style-name="gr36" draw:text-style-name="P19" xml:id="id16" draw:id="id16" draw:layer="layout" svg:width="4.29cm" svg:height="1.1cm" svg:x="1.6cm" svg:y="8.094cm">
          <text:p text:style-name="P16"><text:span text:style-name="T14">Partial Aggreg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xml:id="id15" draw:id="id15" draw:layer="layout" svg:width="4.29cm" svg:height="1.1cm" svg:x="13.7cm" svg:y="8.094cm">
          <text:p text:style-name="P16"><text:span text:style-name="T14">Partial Aggreg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curve" svg:x1="15.845cm" svg:y1="8.094cm" svg:x2="10.85cm" svg:y2="6.878cm" draw:start-shape="id15" draw:start-glue-point="0" draw:end-shape="id14" draw:end-glue-point="1" svg:d="M15845 8094c0-811-1665-1216-4995-1216" svg:viewBox="0 0 4996 1217">
          <text:p/>
        </draw:connector>
        <draw:connector draw:style-name="gr5" draw:text-style-name="P18" draw:layer="layout" draw:type="curve" svg:x1="3.745cm" svg:y1="8.094cm" svg:x2="8.75cm" svg:y2="6.878cm" draw:start-shape="id16" draw:start-glue-point="0" draw:end-shape="id14" draw:end-glue-point="3" svg:d="M3745 8094c0-811 1668-1216 5005-1216" svg:viewBox="0 0 5006 1217">
          <text:p/>
        </draw:connector>
        <draw:frame draw:style-name="gr38" draw:text-style-name="P47" draw:layer="layout" svg:width="21.131cm" svg:height="1.11cm" svg:x="0.962cm" svg:y="17.774cm">
          <draw:text-box>
            <text:p><text:span text:style-name="T24">страницы читаются последовательно, но разными процессами</text:span></text:p>
          </draw:text-box>
        </draw:frame>
        <draw:custom-shape draw:style-name="gr39" draw:text-style-name="P17" xml:id="id17" draw:id="id17" draw:layer="layout" svg:width="4.29cm" svg:height="1.1cm" svg:x="7.651cm" svg:y="9.93cm">
          <text:p text:style-name="P16"><text:span text:style-name="T14">Parallel Seq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xml:id="id19" draw:id="id19" draw:layer="layout" svg:width="4.29cm" svg:height="1.1cm" svg:x="1.601cm" svg:y="9.895cm">
          <text:p text:style-name="P16"><text:span text:style-name="T14">Parallel Seq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xml:id="id18" draw:id="id18" draw:layer="layout" svg:width="4.29cm" svg:height="1.1cm" svg:x="13.701cm" svg:y="9.895cm">
          <text:p text:style-name="P16"><text:span text:style-name="T14">Parallel Seq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curve" svg:x1="9.796cm" svg:y1="9.93cm" svg:x2="9.795cm" svg:y2="9.229cm" draw:start-shape="id17" draw:start-glue-point="0" draw:end-shape="id13" draw:end-glue-point="2" svg:d="M9796 9930c0-525-1-175-1-701" svg:viewBox="0 0 2 702">
          <text:p/>
        </draw:connector>
        <draw:connector draw:style-name="gr5" draw:text-style-name="P18" draw:layer="layout" draw:type="curve" svg:x1="15.846cm" svg:y1="9.895cm" svg:x2="15.845cm" svg:y2="9.194cm" draw:start-shape="id18" draw:start-glue-point="0" draw:end-shape="id15" draw:end-glue-point="2" svg:d="M15846 9895c0-525-1-175-1-701" svg:viewBox="0 0 2 702">
          <text:p/>
        </draw:connector>
        <draw:connector draw:style-name="gr5" draw:text-style-name="P18" draw:layer="layout" draw:type="curve" svg:x1="3.746cm" svg:y1="9.895cm" svg:x2="3.745cm" svg:y2="9.194cm" draw:start-shape="id19" draw:start-glue-point="0" draw:end-shape="id16" draw:end-glue-point="2" svg:d="M3746 9895c0-525-1-175-1-701" svg:viewBox="0 0 2 702">
          <text:p/>
        </draw:connector>
        <draw:custom-shape draw:style-name="gr40" draw:text-style-name="P49" draw:layer="layout" svg:width="2.997cm" svg:height="0.999cm" draw:transform="skewX (0.00296705972839036) rotate (1.5699236621689) translate (14.999cm 16.397cm)">
          <text:p text:style-name="P48"><text:span text:style-name="T19">NULL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xml:id="id20" draw:id="id20" draw:layer="layout" svg:width="4.29cm" svg:height="1.1cm" svg:x="7.651cm" svg:y="4.53cm">
          <text:p text:style-name="P16"><text:span text:style-name="T14">Finalize Aggreg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6" draw:layer="layout" svg:width="4.29cm" svg:height="1.1cm" svg:x="7.651cm" svg:y="8.13cm">
          <text:p text:style-name="P16"><text:span text:style-name="T14">Partial Aggreg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7" draw:layer="layout" svg:width="4.29cm" svg:height="1.1cm" svg:x="7.651cm" svg:y="8.13cm">
          <text:p text:style-name="P16"><text:span text:style-name="T14">Partial Aggreg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curve" svg:x1="9.8cm" svg:y1="6.328cm" svg:x2="9.796cm" svg:y2="5.63cm" draw:start-shape="id14" draw:start-glue-point="0" draw:end-shape="id20" draw:end-glue-point="2" svg:d="M9800 6328c0-522-4-173-4-698" svg:viewBox="0 0 5 699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3" draw:text-style-name="P50" draw:layer="layout" svg:width="16.799cm" svg:height="13.364cm" svg:x="2.1cm" svg:y="14.107cm" presentation:class="notes" presentation:user-transformed="true">
            <draw:text-box>
              <text:p text:style-name="P23"><text:span text:style-name="T5">Примером узла, выполняющегося в параллельном режиме является Parallel Seq Scan — <text:s/>«параллельное последовательное сканирование».</text:span></text:p>
              <text:p text:style-name="P23"><text:span text:style-name="T5">Название звучит противоречиво, но, тем не менее, отражает суть операции. Страницы таблицы </text:span><text:span text:style-name="T22">читаются последовательно,</text:span><text:span text:style-name="T5"> в том же самом порядке, в котором они читались бы при обычном последовательном сканировании. Однако запросы на чтение выдаются несколькими </text:span><text:span text:style-name="T22">параллельно </text:span><text:span text:style-name="T5">работающими процессами. Процессы синхронизируются между собой, чтобы их запросы шли в правильном порядке.</text:span></text:p>
              <text:p text:style-name="P23"><text:span text:style-name="T5">Преимущество такого сканирования проявляется в том, что параллельные процессы одновременно обрабатывают свои страницы. Чтобы эффект оправдал дополнительные накладные расходы на пересылку данных от процесса к процессу, обработка должна быть достаточно ресурсоемкой. Хорошим примером является агрегация данных, поскольку для нее необходимы ресурсы процессора,</text:span><text:span text:style-name="T5"><text:line-break/></text:span><text:span text:style-name="T5">а пересылать требуется только одно итоговое число. В таком случае параллельное выполнение запроса может занять существенно меньше времени, чем последовательное.</text:span></text:p>
              <text:p text:style-name="P23"><text:span text:style-name="T5"/></text:p>
            </draw:text-box>
          </draw:frame>
        </presentation:notes>
      </draw:page>
      <draw:page draw:name="page7" draw:style-name="dp1" draw:master-page-name="master_5f__5f_" presentation:presentation-page-layout-name="AL1T1">
        <office:forms form:automatic-focus="false" form:apply-design-mode="false"/>
        <draw:frame presentation:style-name="pr14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5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41" draw:text-style-name="P51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><text:s text:c="11"/></text:span><text:span text:style-name="T25">$ psql</text:span></text:p>
            <text:p text:style-name="P1"><text:span text:style-name="T25"><text:s text:c="11"/></text:span><text:span text:style-name="T25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_5f_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2">Число рабочих процессов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3"><text:span text:style-name="T10">Равно нулю (параллельный план не строится)</text:span></text:p>
                <text:list>
                  <text:list-item>
                    <text:p text:style-name="P15"><text:span text:style-name="T13">если </text:span><text:span text:style-name="T26">размер таблицы</text:span><text:span text:style-name="T13"> &lt; </text:span><text:span text:style-name="T26">min_parallel_table_scan_size = </text:span><text:span text:style-name="T27">8MB</text:span></text:p>
                  </text:list-item>
                </text:list>
              </text:list-item>
              <text:list-item>
                <text:p text:style-name="P13"><text:span text:style-name="T10">Фиксировано</text:span></text:p>
                <text:list>
                  <text:list-item>
                    <text:p text:style-name="P15"><text:span text:style-name="T13">если для таблицы указан параметр хранения </text:span><text:span text:style-name="T26">parallel_workers</text:span></text:p>
                  </text:list-item>
                </text:list>
              </text:list-item>
              <text:list-item>
                <text:p text:style-name="P13"><text:span text:style-name="T10">Вычисляется по формуле</text:span></text:p>
                <text:list>
                  <text:list-item>
                    <text:p text:style-name="P52"><text:span text:style-name="T13">1 + </text:span><text:span text:style-name="T28">⌊</text:span><text:span text:style-name="T29"> </text:span><text:span text:style-name="T13">log</text:span><text:span text:style-name="T30"> </text:span><text:span text:style-name="T31">3</text:span><text:span text:style-name="T30"> </text:span><text:span text:style-name="T13">(</text:span><text:span text:style-name="T26">размер таблицы</text:span><text:span text:style-name="T13"> / </text:span><text:span text:style-name="T26">min_parallel_table_scan_size</text:span><text:span text:style-name="T13">)</text:span><text:span text:style-name="T32"> </text:span><text:span text:style-name="T28">⌋</text:span></text:p>
                  </text:list-item>
                </text:list>
              </text:list-item>
              <text:list-item>
                <text:p><text:span text:style-name="T10">Всегда не больше </text:span><text:span text:style-name="T33">max_parallel_workers_per_gather</text:span></text:p>
                <text:list>
                  <text:list-item>
                    <text:p text:style-name="P14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7" draw:text-style-name="P24" draw:layer="layout" svg:width="16.799cm" svg:height="13.921cm" svg:x="2.1cm" svg:y="14.107cm" presentation:class="notes" presentation:user-transformed="true">
            <draw:text-box>
              <text:p text:style-name="P23"><text:span text:style-name="T5">Сколько рабочих процессов будет использоваться?</text:span></text:p>
              <text:p text:style-name="P23"><text:span text:style-name="T5">Планировщик вообще не будет рассматривать параллельное сканирование, если физический размер таблицы меньше значения параметра </text:span><text:span text:style-name="T22">min_parallel_table_scan_size</text:span><text:span text:style-name="T5">.</text:span></text:p>
              <text:p text:style-name="P53"><text:span text:style-name="T34">Обычно число процессов вычисляется по формуле, приведенной на слайде. Она означает, что </text:span><text:span text:style-name="T5">при увеличении таблицы в три раза будет добавляться очередной процесс. Например, для стандартного значения </text:span><text:span text:style-name="T22">min_parallel_table_scan_size</text:span><text:span text:style-name="T5"> = 8MB:</text:span></text:p>
              <text:p text:style-name="P54"><text:span text:style-name="T5">таблица</text:span><text:span text:style-name="T5"><text:tab/></text:span><text:span text:style-name="T5">процессы</text:span><text:span text:style-name="T5"><text:tab/></text:span><text:span text:style-name="T5">таблица</text:span><text:span text:style-name="T5"><text:tab/></text:span><text:span text:style-name="T5">процессы</text:span></text:p>
              <text:p text:style-name="P54"><text:span text:style-name="T5">8MB</text:span><text:span text:style-name="T5"><text:tab/></text:span><text:span text:style-name="T5">1</text:span><text:span text:style-name="T5"><text:tab/></text:span><text:span text:style-name="T5">216MB</text:span><text:span text:style-name="T5"><text:tab/></text:span><text:span text:style-name="T5">4</text:span></text:p>
              <text:p text:style-name="P54"><text:span text:style-name="T5">24MB</text:span><text:span text:style-name="T5"><text:tab/></text:span><text:span text:style-name="T5">2</text:span><text:span text:style-name="T5"><text:tab/></text:span><text:span text:style-name="T5">648MB</text:span><text:span text:style-name="T5"><text:tab/></text:span><text:span text:style-name="T5">5</text:span></text:p>
              <text:p text:style-name="P55"><text:span text:style-name="T5">72MB</text:span><text:span text:style-name="T5"><text:tab/></text:span><text:span text:style-name="T5">3</text:span><text:span text:style-name="T5"><text:tab/></text:span><text:span text:style-name="T5">1.9GB</text:span><text:span text:style-name="T5"><text:tab/></text:span><text:span text:style-name="T5">6</text:span></text:p>
              <text:p text:style-name="P54"><text:span text:style-name="T5">Число процессов можно и явно указать в параметре хранения </text:span><text:span text:style-name="T22">parallel_workers</text:span><text:span text:style-name="T5"> таблицы.</text:span></text:p>
              <text:p text:style-name="P56"><text:span text:style-name="T5">При этом число процессов в любом случае не будет превышать значения параметра </text:span><text:span text:style-name="T22">max_parallel_workers_per_gather</text:span><text:span text:style-name="T5">. Если при выполнении запроса доступное число процессов окажется меньше запланированного, будут использоваться только доступные (вплоть</text:span><text:span text:style-name="T5"><text:line-break/></text:span><text:span text:style-name="T5">до последовательного выполнения, если пул полностью исчерпан).</text:span></text:p>
              <text:p text:style-name="P56"><text:span text:style-name="T5"/></text:p>
            </draw:text-box>
          </draw:frame>
        </presentation:notes>
      </draw:page>
      <draw:page draw:name="page9" draw:style-name="dp1" draw:master-page-name="master_5f_" presentation:presentation-page-layout-name="AL1T1">
        <office:forms form:automatic-focus="false" form:apply-design-mode="false"/>
        <draw:frame presentation:style-name="pr18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41" draw:text-style-name="P51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><text:s text:c="11"/></text:span><text:span text:style-name="T25">$ psql</text:span></text:p>
            <text:p text:style-name="P1"><text:span text:style-name="T25"><text:s text:c="11"/></text:span><text:span text:style-name="T25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_5f_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2">Не распараллеливаются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3"><text:span text:style-name="T10">Запросы на запись</text:span></text:p>
                <text:list>
                  <text:list-item>
                    <text:p text:style-name="P15"><text:span text:style-name="T13">а также запросы с блокировкой строк</text:span></text:p>
                  </text:list-item>
                </text:list>
              </text:list-item>
              <text:list-item>
                <text:p text:style-name="P13"><text:span text:style-name="T10">Курсоры</text:span></text:p>
                <text:list>
                  <text:list-header>
                    <text:p text:style-name="P15"><text:span text:style-name="T13">в том числе запросы в цикле FOR в PL/pgSQL</text:span></text:p>
                  </text:list-header>
                </text:list>
              </text:list-item>
              <text:list-item>
                <text:p><text:span text:style-name="T10">Запросы с функциями </text:span><text:span text:style-name="T35">PARALLEL UNSAFE</text:span></text:p>
              </text:list-item>
              <text:list-item>
                <text:p><text:span text:style-name="T10">Запросы в функциях,</text:span><text:span text:style-name="T10"><text:line-break/></text:span><text:span text:style-name="T10">вызванных из распараллеленного запрос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7" draw:text-style-name="P24" draw:layer="layout" svg:width="16.799cm" svg:height="13.921cm" svg:x="2.1cm" svg:y="14.107cm" presentation:class="notes" presentation:user-transformed="true">
            <draw:text-box>
              <text:p text:style-name="P23"><text:span text:style-name="T5">Не каждый запрос может выполняться в параллельном режиме.</text:span></text:p>
              <text:p text:style-name="P23"><text:span text:style-name="T5">Не распараллеливаются запросы, изменяющие или блокирующие данные (UPDATE, DELETE, SELECT FOR UPDATE и т. п.).</text:span></text:p>
              <text:p text:style-name="P23"><text:span text:style-name="T5">Не распараллеливаются запросы, выполнение которых может быть приостановлено — это относится к запросам в курсорах, в том числе</text:span><text:span text:style-name="T5"><text:line-break/></text:span><text:span text:style-name="T5">в циклах FOR PL/pgSQL.</text:span></text:p>
              <text:p text:style-name="P23"><text:span text:style-name="T5">Не распараллеливаются запросы, содержащие функции, помеченные как PARALLEL UNSAFE (пометки параллельности рассматриваются</text:span><text:span text:style-name="T5"><text:line-break/></text:span><text:span text:style-name="T5">в теме «Функции»).</text:span></text:p>
              <text:p text:style-name="P23"><text:span text:style-name="T5">Не распараллеливаются запросы, содержащиеся в функциях, которые вызываются из распараллеленного запроса (чтобы не допустить рекурсивного разрастания).</text:span></text:p>
              <text:p text:style-name="P23"><text:span text:style-name="T5">Часть из этих ограничений может быть снята в следующих версиях PostgreSQL.</text:span></text:p>
              <text:p text:style-name="P23"><text:span text:style-name="T36"><text:a xlink:href="https://postgrespro.ru/docs/postgresql/16/when-can-parallel-query-be-used" xlink:type="simple">https://postgrespro.ru/docs/postgresql/16/when-can-parallel-query-be-used</text:a></text:span></text:p>
            </draw:text-box>
          </draw:frame>
        </presentation:notes>
      </draw:page>
      <draw:page draw:name="page11" draw:style-name="dp1" draw:master-page-name="master_5f_" presentation:presentation-page-layout-name="AL1T1">
        <office:forms form:automatic-focus="false" form:apply-design-mode="false"/>
        <draw:frame presentation:style-name="pr21" draw:text-style-name="P12" draw:layer="layout" svg:width="20.39cm" svg:height="1.737cm" svg:x="1.2cm" svg:y="0.737cm" presentation:class="title" presentation:user-transformed="true">
          <draw:text-box>
            <text:p><text:span text:style-name="T12">Только последовательно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3"><text:span text:style-name="T37">Чтение результатов общих табличных выражений (CTE)</text:span></text:p>
              </text:list-item>
              <text:list-item>
                <text:p text:style-name="P13"><text:span text:style-name="T37">Чтение результатов нераскрываемых подзапросов</text:span></text:p>
              </text:list-item>
              <text:list-item>
                <text:p text:style-name="P13"><text:span text:style-name="T37">Обращения к временным таблицам</text:span></text:p>
              </text:list-item>
              <text:list-item>
                <text:p text:style-name="P13"><text:span text:style-name="T37">Вызовы функций </text:span><text:span text:style-name="T38">PARALLEL RESTRICTED</text:span></text:p>
              </text:list-item>
              <text:list-item>
                <text:p text:style-name="P13"><text:span text:style-name="T37">Функции, использующие вложенные транзакци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7" draw:text-style-name="P24" draw:layer="layout" svg:width="16.799cm" svg:height="13.921cm" svg:x="2.1cm" svg:y="14.107cm" presentation:class="notes" presentation:user-transformed="true">
            <draw:text-box>
              <text:p text:style-name="P23"><text:span text:style-name="T5">В целом, чем большую часть плана удается выполнить параллельно, тем больший возможен эффект. Однако есть ряд операций, которые</text:span><text:span text:style-name="T5"><text:line-break/></text:span><text:span text:style-name="T5">не препятствуют распараллеливанию плана, но сами могут выполняться только последовательно в ведущем процессе.</text:span></text:p>
              <text:p text:style-name="P23"><text:span text:style-name="T5">К ним относятся:</text:span></text:p>
              <text:list text:style-name="L1">
                <text:list-item>
                  <text:p text:style-name="P57"><text:span text:style-name="T5">чтение результатов общих табличных выражений (подзапросов</text:span><text:span text:style-name="T5"><text:line-break/></text:span><text:span text:style-name="T5">в предложении WITH);</text:span></text:p>
                </text:list-item>
                <text:list-item>
                  <text:p text:style-name="P57"><text:span text:style-name="T5">чтение результатов других нераскрываемых подзапросов (которые представляются в плане узлами, например, SubPlan);</text:span></text:p>
                </text:list-item>
                <text:list-item>
                  <text:p text:style-name="P57"><text:span text:style-name="T5">обращения ко временным таблицам (так как они доступны только ведущему процессу);</text:span></text:p>
                </text:list-item>
                <text:list-item>
                  <text:p text:style-name="P57"><text:span text:style-name="T5">вызовы функций, помеченных как PARALLEL RESTRICTED.</text:span></text:p>
                </text:list-item>
              </text:list>
              <text:p text:style-name="P23"><text:span text:style-name="T5">Если в запросе вызывается функция, использующая вложенные транзакции (например, функция на PL/pgSQL с обработкой исключений), запрос завершится с ошибкой. Такие функции должны быть помечены как PARALLEL RESTRICTED. Подробнее пометки параллельности рассматриваются в теме «Функции».</text:span></text:p>
              <text:p text:style-name="P23"><text:span text:style-name="T36"><text:a xlink:href="https://postgrespro.ru/docs/postgresql/16/parallel-safety" xlink:type="simple">https://postgrespro.ru/docs/postgresql/16/parallel-safety</text:a></text:span></text:p>
            </draw:text-box>
          </draw:frame>
        </presentation:notes>
      </draw:page>
      <draw:page draw:name="page12" draw:style-name="dp1" draw:master-page-name="master_5f_" presentation:presentation-page-layout-name="AL1T1">
        <office:forms form:automatic-focus="false" form:apply-design-mode="false"/>
        <draw:frame presentation:style-name="pr18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41" draw:text-style-name="P51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><text:s text:c="11"/></text:span><text:span text:style-name="T25">$ psql</text:span></text:p>
            <text:p text:style-name="P1"><text:span text:style-name="T25"><text:s text:c="11"/></text:span><text:span text:style-name="T25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21" presentation:presentation-page-layout-name="AL1T1">
        <office:forms form:automatic-focus="false" form:apply-design-mode="false"/>
        <draw:frame presentation:style-name="pr22" draw:text-style-name="P8" draw:layer="layout" svg:width="19.81cm" svg:height="3.473cm" svg:x="1.2cm" svg:y="0.737cm" presentation:class="title" presentation:user-transformed="true">
          <draw:text-box>
            <text:p><text:span text:style-name="T9">Parallel Index Scan</text:span></text:p>
          </draw:text-box>
        </draw:frame>
        <draw:frame presentation:style-name="pr10" draw:text-style-name="P35" draw:layer="layout" svg:width="25.199cm" svg:height="12.179cm" svg:x="1.2cm" svg:y="4.8cm" presentation:class="outline" presentation:user-transformed="true">
          <draw:text-box>
            <text:list text:style-name="L4">
              <text:list-item>
                <text:p><text:span text:style-name="T23">Параллельное сканирование индекса</text:span></text:p>
              </text:list-item>
              <text:list-item>
                <text:p text:style-name="P13"><text:span text:style-name="T23">Параллельное сканирование только индекса</text:span></text:p>
              </text:list-item>
              <text:list-item>
                <text:p><text:span text:style-name="T23">Параллельное сканирование по битовой карте</text:span></text:p>
              </text:list-item>
              <text:list-item>
                <text:p><text:span text:style-name="T23">Число рабочих процессов</text:span>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2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aster_5f__5f_" presentation:presentation-page-layout-name="AL1T1">
        <office:forms form:automatic-focus="false" form:apply-design-mode="false"/>
        <draw:custom-shape draw:style-name="gr42" draw:text-style-name="P58" draw:layer="layout" svg:width="4.5cm" svg:height="4cm" svg:x="19.25cm" svg:y="15.5cm">
          <text:p/>
          <draw:enhanced-geometry svg:viewBox="0 0 21600 21600" draw:type="rectangle" draw:enhanced-path="M 0 0 L 21600 0 21600 21600 0 21600 0 0 Z N"/>
        </draw:custom-shape>
        <draw:frame presentation:style-name="pr23" draw:text-style-name="P59" draw:layer="layout" svg:width="20.644cm" svg:height="1.737cm" svg:x="1.2cm" svg:y="0.737cm" presentation:class="title" presentation:user-transformed="true">
          <draw:text-box>
            <text:p><text:span text:style-name="T39">Parallel Index</text:span><text:span text:style-name="T40"> S</text:span><text:span text:style-name="T39">can</text:span></text:p>
          </draw:text-box>
        </draw:frame>
        <draw:custom-shape draw:style-name="gr42" draw:text-style-name="P58" draw:layer="layout" svg:width="4.5cm" svg:height="4cm" svg:x="1.25cm" svg:y="15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0" draw:layer="layout" svg:width="1cm" svg:height="3cm" svg:x="2.5cm" svg:y="16cm">
          <text:p text:style-name="P37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1cm" svg:height="3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4.5cm" svg:y="16cm">
          <text:p text:style-name="P37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45" draw:text-style-name="P62" draw:layer="layout" svg:width="4.5cm" svg:height="4cm" svg:x="5.75cm" svg:y="1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6cm" svg:y="16cm">
          <text:p text:style-name="P37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1cm" svg:height="3cm" svg:x="7cm" svg:y="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8cm" svg:y="16cm">
          <text:p text:style-name="P37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63" draw:layer="layout" svg:width="1cm" svg:height="3cm" svg:x="9cm" svg:y="16cm">
          <text:p text:style-name="P37"><text:span text:style-name="T19">10</text:span></text:p>
          <draw:enhanced-geometry svg:viewBox="0 0 21600 21600" draw:type="rectangle" draw:enhanced-path="M 0 0 L 21600 0 21600 21600 0 21600 0 0 Z N"/>
        </draw:custom-shape>
        <draw:custom-shape draw:style-name="gr42" draw:text-style-name="P58" draw:layer="layout" svg:width="4.5cm" svg:height="4cm" svg:x="10.25cm" svg:y="1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10.5cm" svg:y="16cm">
          <text:p text:style-name="P37"><text:span text:style-name="T19">12</text:span></text:p>
          <draw:enhanced-geometry svg:viewBox="0 0 21600 21600" draw:type="rectangle" draw:enhanced-path="M 0 0 L 21600 0 21600 21600 0 21600 0 0 Z N"/>
        </draw:custom-shape>
        <draw:custom-shape draw:style-name="gr47" draw:text-style-name="P64" draw:layer="layout" svg:width="1cm" svg:height="3cm" svg:x="11.5cm" svg:y="16cm">
          <text:p text:style-name="P37"><text:span text:style-name="T19">8</text:span></text:p>
          <draw:enhanced-geometry svg:viewBox="0 0 21600 21600" draw:type="rectangle" draw:enhanced-path="M 0 0 L 21600 0 21600 21600 0 21600 0 0 Z N"/>
        </draw:custom-shape>
        <draw:custom-shape draw:style-name="gr31" draw:text-style-name="P39" draw:layer="layout" svg:width="1cm" svg:height="3cm" svg:x="12.5cm" svg:y="1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4" draw:layer="layout" svg:width="1cm" svg:height="3cm" svg:x="13.5cm" svg:y="16cm">
          <text:p text:style-name="P37"><text:span text:style-name="T19">7</text:span></text:p>
          <draw:enhanced-geometry svg:viewBox="0 0 21600 21600" draw:type="rectangle" draw:enhanced-path="M 0 0 L 21600 0 21600 21600 0 21600 0 0 Z N"/>
        </draw:custom-shape>
        <draw:custom-shape draw:style-name="gr45" draw:text-style-name="P62" draw:layer="layout" svg:width="4.5cm" svg:height="4cm" svg:x="14.75cm" svg:y="1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16cm" svg:y="16cm">
          <text:p text:style-name="P37"><text:span text:style-name="T19">11</text:span></text:p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17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1cm" svg:height="3cm" svg:x="18cm" svg:y="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19.5cm" svg:y="16cm">
          <text:p text:style-name="P37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20.5cm" svg:y="16cm">
          <text:p text:style-name="P37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31" draw:text-style-name="P39" draw:layer="layout" svg:width="1cm" svg:height="3cm" svg:x="21.5cm" svg:y="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22.5cm" svg:y="16cm">
          <text:p text:style-name="P37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3.5cm" svg:height="2cm" svg:x="11.72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5" xml:id="id21" draw:id="id21" draw:layer="layout" svg:width="1cm" svg:height="1cm" svg:x="11.97cm" svg:y="4.1cm">
          <text:p text:style-name="P37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xml:id="id23" draw:id="id23" draw:layer="layout" svg:width="1cm" svg:height="1cm" svg:x="12.97cm" svg:y="4.1cm">
          <text:p text:style-name="P37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1cm" svg:height="1cm" svg:x="13.97cm" svg:y="4.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4" xml:id="id22" draw:id="id22" draw:layer="layout" svg:width="3.5cm" svg:height="2cm" svg:x="6.1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xml:id="id25" draw:id="id25" draw:layer="layout" svg:width="1cm" svg:height="1cm" svg:x="6.4cm" svg:y="6.8cm">
          <text:p text:style-name="P37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xml:id="id27" draw:id="id27" draw:layer="layout" svg:width="1cm" svg:height="1cm" svg:x="7.4cm" svg:y="6.8cm">
          <text:p text:style-name="P37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xml:id="id29" draw:id="id29" draw:layer="layout" svg:width="1cm" svg:height="1cm" svg:x="8.4cm" svg:y="6.8cm">
          <text:p text:style-name="P37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52" draw:text-style-name="P62" xml:id="id24" draw:id="id24" draw:layer="layout" svg:width="3.5cm" svg:height="2cm" svg:x="17.6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xml:id="id31" draw:id="id31" draw:layer="layout" svg:width="1cm" svg:height="1cm" svg:x="17.9cm" svg:y="6.8cm">
          <text:p text:style-name="P37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xml:id="id33" draw:id="id33" draw:layer="layout" svg:width="1cm" svg:height="1cm" svg:x="18.9cm" svg:y="6.8cm">
          <text:p text:style-name="P37"><text:span text:style-name="T19">12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1cm" svg:height="1cm" svg:x="19.9cm" svg:y="6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2" xml:id="id26" draw:id="id26" draw:layer="layout" svg:width="3.5cm" svg:height="2cm" svg:x="1.5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draw:layer="layout" svg:width="1cm" svg:height="1cm" svg:x="1.8cm" svg:y="9.5cm">
          <text:p text:style-name="P37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1cm" svg:height="1cm" svg:x="2.8cm" svg:y="9.5cm">
          <text:p text:style-name="P37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1cm" svg:height="1cm" svg:x="3.8cm" svg:y="9.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4" xml:id="id28" draw:id="id28" draw:layer="layout" svg:width="3.5cm" svg:height="2cm" svg:x="6.1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draw:layer="layout" svg:width="1cm" svg:height="1cm" svg:x="6.4cm" svg:y="9.5cm">
          <text:p text:style-name="P37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1cm" svg:height="1cm" svg:x="7.4cm" svg:y="9.5cm">
          <text:p text:style-name="P37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1cm" svg:height="1cm" svg:x="8.4cm" svg:y="9.5cm">
          <text:p text:style-name="P37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53" draw:text-style-name="P58" xml:id="id30" draw:id="id30" draw:layer="layout" svg:width="3.5cm" svg:height="2cm" svg:x="10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4" draw:layer="layout" svg:width="1cm" svg:height="1cm" svg:x="11cm" svg:y="9.5cm">
          <text:p text:style-name="P37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54" draw:text-style-name="P64" draw:layer="layout" svg:width="1cm" svg:height="1cm" svg:x="12cm" svg:y="9.5cm">
          <text:p text:style-name="P37"><text:span text:style-name="T19">7</text:span></text:p>
          <draw:enhanced-geometry svg:viewBox="0 0 21600 21600" draw:type="rectangle" draw:enhanced-path="M 0 0 L 21600 0 21600 21600 0 21600 0 0 Z N"/>
        </draw:custom-shape>
        <draw:custom-shape draw:style-name="gr54" draw:text-style-name="P64" draw:layer="layout" svg:width="1cm" svg:height="1cm" svg:x="13cm" svg:y="9.5cm">
          <text:p text:style-name="P37"><text:span text:style-name="T19">8</text:span></text:p>
          <draw:enhanced-geometry svg:viewBox="0 0 21600 21600" draw:type="rectangle" draw:enhanced-path="M 0 0 L 21600 0 21600 21600 0 21600 0 0 Z N"/>
        </draw:custom-shape>
        <draw:custom-shape draw:style-name="gr53" draw:text-style-name="P58" xml:id="id32" draw:id="id32" draw:layer="layout" svg:width="3.5cm" svg:height="2cm" svg:x="15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4" xml:id="id35" draw:id="id35" draw:layer="layout" svg:width="1cm" svg:height="1cm" svg:x="15.6cm" svg:y="9.5cm">
          <text:p text:style-name="P37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1cm" svg:height="1cm" svg:x="16.6cm" svg:y="9.5cm">
          <text:p text:style-name="P37"><text:span text:style-name="T19">10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1cm" svg:height="1cm" svg:x="17.6cm" svg:y="9.5cm">
          <text:p text:style-name="P37"><text:span text:style-name="T19">11</text:span></text:p>
          <draw:enhanced-geometry svg:viewBox="0 0 21600 21600" draw:type="rectangle" draw:enhanced-path="M 0 0 L 21600 0 21600 21600 0 21600 0 0 Z N"/>
        </draw:custom-shape>
        <draw:custom-shape draw:style-name="gr52" draw:text-style-name="P62" xml:id="id34" draw:id="id34" draw:layer="layout" svg:width="3.5cm" svg:height="2cm" svg:x="19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draw:layer="layout" svg:width="1cm" svg:height="1cm" svg:x="20.2cm" svg:y="9.5cm">
          <text:p text:style-name="P37"><text:span text:style-name="T19">12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1cm" svg:height="1cm" svg:x="22.2cm" svg:y="9.5cm">
          <text:p/>
          <draw:enhanced-geometry svg:viewBox="0 0 21600 21600" draw:type="rectangle" draw:enhanced-path="M 0 0 L 21600 0 21600 21600 0 21600 0 0 Z N"/>
        </draw:custom-shape>
        <draw:connector draw:style-name="gr55" draw:text-style-name="P18" draw:layer="layout" draw:type="line" svg:x1="12.47cm" svg:y1="5.1cm" svg:x2="7.9cm" svg:y2="6.3cm" draw:start-shape="id21" draw:start-glue-point="2" draw:end-shape="id22" draw:end-glue-point="0" svg:d="M12470 5100l-4570 1200" svg:viewBox="0 0 4571 1201">
          <text:p/>
        </draw:connector>
        <draw:connector draw:style-name="gr5" draw:text-style-name="P18" draw:layer="layout" draw:type="line" svg:x1="13.47cm" svg:y1="5.1cm" svg:x2="19.4cm" svg:y2="6.3cm" draw:start-shape="id23" draw:start-glue-point="2" draw:end-shape="id24" draw:end-glue-point="0" svg:d="M13470 5100l5930 1200" svg:viewBox="0 0 5931 1201">
          <text:p/>
        </draw:connector>
        <draw:connector draw:style-name="gr5" draw:text-style-name="P18" draw:layer="layout" draw:type="line" svg:x1="6.9cm" svg:y1="7.8cm" svg:x2="3.3cm" svg:y2="9cm" draw:start-shape="id25" draw:start-glue-point="2" draw:end-shape="id26" draw:end-glue-point="0" svg:d="M6900 7800l-3600 1200" svg:viewBox="0 0 3601 1201">
          <text:p/>
        </draw:connector>
        <draw:connector draw:style-name="gr55" draw:text-style-name="P18" draw:layer="layout" draw:type="line" svg:x1="7.9cm" svg:y1="7.8cm" svg:x2="7.9cm" svg:y2="9cm" draw:start-shape="id27" draw:start-glue-point="2" draw:end-shape="id28" draw:end-glue-point="0" svg:d="M7900 7800v1200" svg:viewBox="0 0 1 1201">
          <text:p/>
        </draw:connector>
        <draw:connector draw:style-name="gr5" draw:text-style-name="P18" draw:layer="layout" draw:type="line" svg:x1="8.9cm" svg:y1="7.8cm" svg:x2="12.5cm" svg:y2="9cm" draw:start-shape="id29" draw:start-glue-point="2" draw:end-shape="id30" draw:end-glue-point="0" svg:d="M8900 7800l3600 1200" svg:viewBox="0 0 3601 1201">
          <text:p/>
        </draw:connector>
        <draw:connector draw:style-name="gr5" draw:text-style-name="P18" draw:layer="layout" draw:type="line" svg:x1="18.4cm" svg:y1="7.8cm" svg:x2="17.1cm" svg:y2="9cm" draw:start-shape="id31" draw:start-glue-point="2" draw:end-shape="id32" draw:end-glue-point="0" svg:d="M18400 7800l-1300 1200" svg:viewBox="0 0 1301 1201">
          <text:p/>
        </draw:connector>
        <draw:connector draw:style-name="gr5" draw:text-style-name="P18" draw:layer="layout" draw:type="line" svg:x1="19.4cm" svg:y1="7.8cm" svg:x2="21.7cm" svg:y2="9cm" draw:start-shape="id33" draw:start-glue-point="2" draw:end-shape="id34" draw:end-glue-point="0" svg:d="M19400 7800l2300 1200" svg:viewBox="0 0 2301 1201">
          <text:p/>
        </draw:connector>
        <draw:connector draw:style-name="gr56" draw:text-style-name="P18" draw:layer="layout" draw:type="line" svg:x1="5.05cm" svg:y1="10cm" svg:x2="6.15cm" svg:y2="10cm" draw:start-shape="id26" draw:start-glue-point="1" draw:end-shape="id28" draw:end-glue-point="3" svg:d="M5050 10000h1100" svg:viewBox="0 0 1101 1">
          <text:p/>
        </draw:connector>
        <draw:connector draw:style-name="gr56" draw:text-style-name="P18" draw:layer="layout" draw:type="line" svg:x1="18.85cm" svg:y1="10cm" svg:x2="19.95cm" svg:y2="10cm" draw:start-shape="id32" draw:end-shape="id34" svg:d="M18850 10000h1100" svg:viewBox="0 0 1101 1">
          <text:p/>
        </draw:connector>
        <draw:custom-shape draw:style-name="gr30" draw:text-style-name="P43" draw:layer="layout" svg:width="1cm" svg:height="3cm" svg:x="1.5cm" svg:y="16cm">
          <text:p text:style-name="P37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57" draw:text-style-name="P65" draw:layer="layout" svg:width="2.997cm" svg:height="0.999cm" draw:transform="skewX (0.00296705972839036) rotate (1.5699236621689) translate (14.999cm 18.997cm)">
          <text:p text:style-name="P48"><text:span text:style-name="T19">NULL</text:span></text:p>
          <draw:enhanced-geometry svg:viewBox="0 0 21600 21600" draw:type="rectangle" draw:enhanced-path="M 0 0 L 21600 0 21600 21600 0 21600 0 0 Z N"/>
        </draw:custom-shape>
        <draw:custom-shape draw:style-name="gr58" draw:text-style-name="P66" draw:layer="layout" svg:width="1cm" svg:height="1cm" svg:x="21.2cm" svg:y="9.5cm">
          <text:p text:style-name="P37"><text:span text:style-name="T19">N</text:span></text:p>
          <draw:enhanced-geometry svg:viewBox="0 0 21600 21600" draw:type="rectangle" draw:enhanced-path="M 0 0 L 21600 0 21600 21600 0 21600 0 0 Z N"/>
        </draw:custom-shape>
        <draw:connector draw:style-name="gr56" draw:text-style-name="P18" draw:layer="layout" draw:type="line" svg:x1="9.65cm" svg:y1="10cm" svg:x2="10.75cm" svg:y2="10cm" draw:start-shape="id28" draw:start-glue-point="1" draw:end-shape="id30" draw:end-glue-point="3" svg:d="M9650 10000h1100" svg:viewBox="0 0 1101 1">
          <text:p/>
        </draw:connector>
        <draw:connector draw:style-name="gr56" draw:text-style-name="P18" draw:layer="layout" draw:type="line" svg:x1="14.25cm" svg:y1="10cm" svg:x2="15.6cm" svg:y2="10cm" draw:start-shape="id30" draw:start-glue-point="1" draw:end-shape="id35" draw:end-glue-point="3" svg:d="M14250 10000h1350" svg:viewBox="0 0 1351 1">
          <text:p/>
        </draw:connector>
        <draw:connector draw:style-name="gr56" draw:text-style-name="P18" draw:layer="layout" draw:type="line" svg:x1="5.05cm" svg:y1="10cm" svg:x2="6.15cm" svg:y2="10cm" svg:d="M5050 10000h1100" svg:viewBox="0 0 1101 1">
          <text:p/>
        </draw:connector>
        <draw:custom-shape draw:style-name="gr59" draw:text-style-name="P22" draw:layer="layout" svg:width="4.794cm" svg:height="2.049cm" svg:x="3.453cm" svg:y="11.935cm">
          <text:p text:style-name="P16"><text:span text:style-name="T14">спуск к листу</text:span></text:p>
          <text:p text:style-name="P16"><text:span text:style-name="T14">выполняет один</text:span></text:p>
          <text:p text:style-name="P16"><text:span text:style-name="T14">процес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924.2544316997 -9767.414634146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50" draw:layer="layout" svg:width="16.799cm" svg:height="13.364cm" svg:x="2.1cm" svg:y="14.107cm" presentation:class="notes" presentation:user-transformed="true">
            <draw:text-box>
              <text:p text:style-name="P23"><text:span text:style-name="T5">Индексный доступ тоже может выполняться в параллельном режиме. Это происходит в два этапа. Сначала ведущий процесс спускается от корня дерева к листовой странице.</text:span></text:p>
              <text:p text:style-name="P23"><text:span text:style-name="T5"/></text:p>
            </draw:text-box>
          </draw:frame>
        </presentation:notes>
      </draw:page>
      <draw:page draw:name="page15" draw:style-name="dp1" draw:master-page-name="master_5f__5f_" presentation:presentation-page-layout-name="AL1T1">
        <office:forms form:automatic-focus="false" form:apply-design-mode="false"/>
        <draw:custom-shape draw:style-name="gr28" draw:text-style-name="P41" draw:layer="layout" svg:width="4.5cm" svg:height="4cm" svg:x="19.25cm" svg:y="15.5cm">
          <text:p/>
          <draw:enhanced-geometry svg:viewBox="0 0 21600 21600" draw:type="rectangle" draw:enhanced-path="M 0 0 L 21600 0 21600 21600 0 21600 0 0 Z N"/>
        </draw:custom-shape>
        <draw:frame presentation:style-name="pr23" draw:text-style-name="P59" draw:layer="layout" svg:width="20.644cm" svg:height="1.737cm" svg:x="1.2cm" svg:y="0.737cm" presentation:class="title" presentation:user-transformed="true">
          <draw:text-box>
            <text:p><text:span text:style-name="T39">Parallel Index</text:span><text:span text:style-name="T40"> S</text:span><text:span text:style-name="T39">can</text:span></text:p>
          </draw:text-box>
        </draw:frame>
        <draw:custom-shape draw:style-name="gr32" draw:text-style-name="P44" draw:layer="layout" svg:width="4.5cm" svg:height="4cm" svg:x="1.25cm" svg:y="15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0" draw:layer="layout" svg:width="1cm" svg:height="3cm" svg:x="2.5cm" svg:y="16cm">
          <text:p text:style-name="P37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1cm" svg:height="3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5" xml:id="id53" draw:id="id53" draw:layer="layout" svg:width="1cm" svg:height="3cm" svg:x="4.5cm" svg:y="16cm">
          <text:p text:style-name="P37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45" draw:text-style-name="P62" draw:layer="layout" svg:width="4.5cm" svg:height="4cm" svg:x="5.75cm" svg:y="1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6cm" svg:y="16cm">
          <text:p text:style-name="P37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1cm" svg:height="3cm" svg:x="7cm" svg:y="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8cm" svg:y="16cm">
          <text:p text:style-name="P37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63" draw:layer="layout" svg:width="1cm" svg:height="3cm" svg:x="9cm" svg:y="16cm">
          <text:p text:style-name="P37"><text:span text:style-name="T19">10</text:span></text:p>
          <draw:enhanced-geometry svg:viewBox="0 0 21600 21600" draw:type="rectangle" draw:enhanced-path="M 0 0 L 21600 0 21600 21600 0 21600 0 0 Z N"/>
        </draw:custom-shape>
        <draw:custom-shape draw:style-name="gr23" draw:text-style-name="P36" draw:layer="layout" svg:width="4.5cm" svg:height="4cm" svg:x="10.25cm" svg:y="1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10.5cm" svg:y="16cm">
          <text:p text:style-name="P37"><text:span text:style-name="T19">12</text:span></text:p>
          <draw:enhanced-geometry svg:viewBox="0 0 21600 21600" draw:type="rectangle" draw:enhanced-path="M 0 0 L 21600 0 21600 21600 0 21600 0 0 Z N"/>
        </draw:custom-shape>
        <draw:custom-shape draw:style-name="gr60" draw:text-style-name="P67" xml:id="id59" draw:id="id59" draw:layer="layout" svg:width="1cm" svg:height="3cm" svg:x="11.5cm" svg:y="16cm">
          <text:p text:style-name="P37"><text:span text:style-name="T19">8</text:span></text:p>
          <draw:enhanced-geometry svg:viewBox="0 0 21600 21600" draw:type="rectangle" draw:enhanced-path="M 0 0 L 21600 0 21600 21600 0 21600 0 0 Z N"/>
        </draw:custom-shape>
        <draw:custom-shape draw:style-name="gr31" draw:text-style-name="P39" draw:layer="layout" svg:width="1cm" svg:height="3cm" svg:x="12.5cm" svg:y="1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7" xml:id="id57" draw:id="id57" draw:layer="layout" svg:width="1cm" svg:height="3cm" svg:x="13.5cm" svg:y="16cm">
          <text:p text:style-name="P37"><text:span text:style-name="T19">7</text:span></text:p>
          <draw:enhanced-geometry svg:viewBox="0 0 21600 21600" draw:type="rectangle" draw:enhanced-path="M 0 0 L 21600 0 21600 21600 0 21600 0 0 Z N"/>
        </draw:custom-shape>
        <draw:custom-shape draw:style-name="gr45" draw:text-style-name="P62" draw:layer="layout" svg:width="4.5cm" svg:height="4cm" svg:x="14.75cm" svg:y="1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16cm" svg:y="16cm">
          <text:p text:style-name="P37"><text:span text:style-name="T19">11</text:span></text:p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17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1cm" svg:height="3cm" svg:x="18cm" svg:y="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5" xml:id="id51" draw:id="id51" draw:layer="layout" svg:width="1cm" svg:height="3cm" svg:x="19.5cm" svg:y="16cm">
          <text:p text:style-name="P37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9" draw:text-style-name="P42" xml:id="id61" draw:id="id61" draw:layer="layout" svg:width="1cm" svg:height="3cm" svg:x="20.5cm" svg:y="16cm">
          <text:p text:style-name="P37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31" draw:text-style-name="P39" draw:layer="layout" svg:width="1cm" svg:height="3cm" svg:x="21.5cm" svg:y="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0" xml:id="id55" draw:id="id55" draw:layer="layout" svg:width="1cm" svg:height="3cm" svg:x="22.5cm" svg:y="16cm">
          <text:p text:style-name="P37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3.5cm" svg:height="2cm" svg:x="11.72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5" xml:id="id36" draw:id="id36" draw:layer="layout" svg:width="1cm" svg:height="1cm" svg:x="11.97cm" svg:y="4.1cm">
          <text:p text:style-name="P37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xml:id="id38" draw:id="id38" draw:layer="layout" svg:width="1cm" svg:height="1cm" svg:x="12.97cm" svg:y="4.1cm">
          <text:p text:style-name="P37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1cm" svg:height="1cm" svg:x="13.97cm" svg:y="4.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4" xml:id="id37" draw:id="id37" draw:layer="layout" svg:width="3.5cm" svg:height="2cm" svg:x="6.1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xml:id="id40" draw:id="id40" draw:layer="layout" svg:width="1cm" svg:height="1cm" svg:x="6.4cm" svg:y="6.8cm">
          <text:p text:style-name="P37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xml:id="id42" draw:id="id42" draw:layer="layout" svg:width="1cm" svg:height="1cm" svg:x="7.4cm" svg:y="6.8cm">
          <text:p text:style-name="P37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xml:id="id44" draw:id="id44" draw:layer="layout" svg:width="1cm" svg:height="1cm" svg:x="8.4cm" svg:y="6.8cm">
          <text:p text:style-name="P37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52" draw:text-style-name="P62" xml:id="id39" draw:id="id39" draw:layer="layout" svg:width="3.5cm" svg:height="2cm" svg:x="17.6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xml:id="id46" draw:id="id46" draw:layer="layout" svg:width="1cm" svg:height="1cm" svg:x="17.9cm" svg:y="6.8cm">
          <text:p text:style-name="P37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xml:id="id48" draw:id="id48" draw:layer="layout" svg:width="1cm" svg:height="1cm" svg:x="18.9cm" svg:y="6.8cm">
          <text:p text:style-name="P37"><text:span text:style-name="T19">12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1cm" svg:height="1cm" svg:x="19.9cm" svg:y="6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2" xml:id="id41" draw:id="id41" draw:layer="layout" svg:width="3.5cm" svg:height="2cm" svg:x="1.5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draw:layer="layout" svg:width="1cm" svg:height="1cm" svg:x="1.8cm" svg:y="9.5cm">
          <text:p text:style-name="P37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1cm" svg:height="1cm" svg:x="2.8cm" svg:y="9.5cm">
          <text:p text:style-name="P37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1cm" svg:height="1cm" svg:x="3.8cm" svg:y="9.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4" xml:id="id43" draw:id="id43" draw:layer="layout" svg:width="3.5cm" svg:height="2cm" svg:x="6.1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draw:layer="layout" svg:width="1cm" svg:height="1cm" svg:x="6.4cm" svg:y="9.5cm">
          <text:p text:style-name="P37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xml:id="id50" draw:id="id50" draw:layer="layout" svg:width="1cm" svg:height="1cm" svg:x="7.4cm" svg:y="9.5cm">
          <text:p text:style-name="P37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xml:id="id52" draw:id="id52" draw:layer="layout" svg:width="1cm" svg:height="1cm" svg:x="8.4cm" svg:y="9.5cm">
          <text:p text:style-name="P37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61" draw:text-style-name="P36" xml:id="id45" draw:id="id45" draw:layer="layout" svg:width="3.5cm" svg:height="2cm" svg:x="10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67" xml:id="id54" draw:id="id54" draw:layer="layout" svg:width="1cm" svg:height="1cm" svg:x="11cm" svg:y="9.5cm">
          <text:p text:style-name="P37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62" draw:text-style-name="P67" xml:id="id56" draw:id="id56" draw:layer="layout" svg:width="1cm" svg:height="1cm" svg:x="12cm" svg:y="9.5cm">
          <text:p text:style-name="P37"><text:span text:style-name="T19">7</text:span></text:p>
          <draw:enhanced-geometry svg:viewBox="0 0 21600 21600" draw:type="rectangle" draw:enhanced-path="M 0 0 L 21600 0 21600 21600 0 21600 0 0 Z N"/>
        </draw:custom-shape>
        <draw:custom-shape draw:style-name="gr62" draw:text-style-name="P67" xml:id="id58" draw:id="id58" draw:layer="layout" svg:width="1cm" svg:height="1cm" svg:x="13cm" svg:y="9.5cm">
          <text:p text:style-name="P37"><text:span text:style-name="T19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41" xml:id="id47" draw:id="id47" draw:layer="layout" svg:width="3.5cm" svg:height="2cm" svg:x="15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68" xml:id="id60" draw:id="id60" draw:layer="layout" svg:width="1cm" svg:height="1cm" svg:x="15.6cm" svg:y="9.5cm">
          <text:p text:style-name="P37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1cm" svg:height="1cm" svg:x="16.6cm" svg:y="9.5cm">
          <text:p text:style-name="P37"><text:span text:style-name="T19">10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1cm" svg:height="1cm" svg:x="17.6cm" svg:y="9.5cm">
          <text:p text:style-name="P37"><text:span text:style-name="T19">11</text:span></text:p>
          <draw:enhanced-geometry svg:viewBox="0 0 21600 21600" draw:type="rectangle" draw:enhanced-path="M 0 0 L 21600 0 21600 21600 0 21600 0 0 Z N"/>
        </draw:custom-shape>
        <draw:custom-shape draw:style-name="gr52" draw:text-style-name="P62" xml:id="id49" draw:id="id49" draw:layer="layout" svg:width="3.5cm" svg:height="2cm" svg:x="19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draw:layer="layout" svg:width="1cm" svg:height="1cm" svg:x="20.2cm" svg:y="9.5cm">
          <text:p text:style-name="P37"><text:span text:style-name="T19">12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1cm" svg:height="1cm" svg:x="22.2cm" svg:y="9.5cm">
          <text:p/>
          <draw:enhanced-geometry svg:viewBox="0 0 21600 21600" draw:type="rectangle" draw:enhanced-path="M 0 0 L 21600 0 21600 21600 0 21600 0 0 Z N"/>
        </draw:custom-shape>
        <draw:connector draw:style-name="gr55" draw:text-style-name="P18" draw:layer="layout" draw:type="line" svg:x1="12.47cm" svg:y1="5.1cm" svg:x2="7.9cm" svg:y2="6.3cm" draw:start-shape="id36" draw:start-glue-point="2" draw:end-shape="id37" draw:end-glue-point="0" svg:d="M12470 5100l-4570 1200" svg:viewBox="0 0 4571 1201">
          <text:p/>
        </draw:connector>
        <draw:connector draw:style-name="gr5" draw:text-style-name="P18" draw:layer="layout" draw:type="line" svg:x1="13.47cm" svg:y1="5.1cm" svg:x2="19.4cm" svg:y2="6.3cm" draw:start-shape="id38" draw:start-glue-point="2" draw:end-shape="id39" draw:end-glue-point="0" svg:d="M13470 5100l5930 1200" svg:viewBox="0 0 5931 1201">
          <text:p/>
        </draw:connector>
        <draw:connector draw:style-name="gr5" draw:text-style-name="P18" draw:layer="layout" draw:type="line" svg:x1="6.9cm" svg:y1="7.8cm" svg:x2="3.3cm" svg:y2="9cm" draw:start-shape="id40" draw:start-glue-point="2" draw:end-shape="id41" draw:end-glue-point="0" svg:d="M6900 7800l-3600 1200" svg:viewBox="0 0 3601 1201">
          <text:p/>
        </draw:connector>
        <draw:connector draw:style-name="gr55" draw:text-style-name="P18" draw:layer="layout" draw:type="line" svg:x1="7.9cm" svg:y1="7.8cm" svg:x2="7.9cm" svg:y2="9cm" draw:start-shape="id42" draw:start-glue-point="2" draw:end-shape="id43" draw:end-glue-point="0" svg:d="M7900 7800v1200" svg:viewBox="0 0 1 1201">
          <text:p/>
        </draw:connector>
        <draw:connector draw:style-name="gr5" draw:text-style-name="P18" draw:layer="layout" draw:type="line" svg:x1="8.9cm" svg:y1="7.8cm" svg:x2="12.5cm" svg:y2="9cm" draw:start-shape="id44" draw:start-glue-point="2" draw:end-shape="id45" draw:end-glue-point="0" svg:d="M8900 7800l3600 1200" svg:viewBox="0 0 3601 1201">
          <text:p/>
        </draw:connector>
        <draw:connector draw:style-name="gr5" draw:text-style-name="P18" draw:layer="layout" draw:type="line" svg:x1="18.4cm" svg:y1="7.8cm" svg:x2="17.1cm" svg:y2="9cm" draw:start-shape="id46" draw:start-glue-point="2" draw:end-shape="id47" draw:end-glue-point="0" svg:d="M18400 7800l-1300 1200" svg:viewBox="0 0 1301 1201">
          <text:p/>
        </draw:connector>
        <draw:connector draw:style-name="gr5" draw:text-style-name="P18" draw:layer="layout" draw:type="line" svg:x1="19.4cm" svg:y1="7.8cm" svg:x2="21.7cm" svg:y2="9cm" draw:start-shape="id48" draw:start-glue-point="2" draw:end-shape="id49" draw:end-glue-point="0" svg:d="M19400 7800l2300 1200" svg:viewBox="0 0 2301 1201">
          <text:p/>
        </draw:connector>
        <draw:connector draw:style-name="gr56" draw:text-style-name="P18" draw:layer="layout" draw:type="line" svg:x1="5.05cm" svg:y1="10cm" svg:x2="6.15cm" svg:y2="10cm" draw:start-shape="id41" draw:start-glue-point="1" draw:end-shape="id43" draw:end-glue-point="3" svg:d="M5050 10000h1100" svg:viewBox="0 0 1101 1">
          <text:p/>
        </draw:connector>
        <draw:connector draw:style-name="gr55" draw:text-style-name="P18" draw:layer="layout" draw:type="line" svg:x1="9.65cm" svg:y1="10cm" svg:x2="10.75cm" svg:y2="10cm" draw:start-shape="id43" draw:start-glue-point="1" draw:end-shape="id45" draw:end-glue-point="3" svg:d="M9650 10000h1100" svg:viewBox="0 0 1101 1">
          <text:p/>
        </draw:connector>
        <draw:connector draw:style-name="gr55" draw:text-style-name="P18" draw:layer="layout" draw:type="line" svg:x1="14.25cm" svg:y1="10cm" svg:x2="15.35cm" svg:y2="10cm" draw:start-shape="id45" draw:start-glue-point="1" draw:end-shape="id47" draw:end-glue-point="3" svg:d="M14250 10000h1100" svg:viewBox="0 0 1101 1">
          <text:p/>
        </draw:connector>
        <draw:connector draw:style-name="gr56" draw:text-style-name="P18" draw:layer="layout" draw:type="line" svg:x1="18.85cm" svg:y1="10cm" svg:x2="19.95cm" svg:y2="10cm" draw:start-shape="id47" draw:end-shape="id49" svg:d="M18850 10000h1100" svg:viewBox="0 0 1101 1">
          <text:p/>
        </draw:connector>
        <draw:connector draw:style-name="gr5" draw:text-style-name="P18" draw:layer="layout" draw:type="curve" svg:x1="7.9cm" svg:y1="10.5cm" svg:x2="20cm" svg:y2="16cm" draw:start-shape="id50" draw:start-glue-point="2" draw:end-shape="id51" draw:end-glue-point="0" svg:d="M7900 10500c0 4125 12100 1375 12100 5500" svg:viewBox="0 0 12101 5501">
          <text:p/>
        </draw:connector>
        <draw:connector draw:style-name="gr5" draw:text-style-name="P18" draw:layer="layout" draw:type="curve" svg:x1="8.9cm" svg:y1="10.5cm" svg:x2="5cm" svg:y2="16cm" draw:start-shape="id52" draw:start-glue-point="2" draw:end-shape="id53" draw:end-glue-point="0" svg:d="M8900 10500c0 4125-3900 1375-3900 5500" svg:viewBox="0 0 3901 5501">
          <text:p/>
        </draw:connector>
        <draw:connector draw:style-name="gr5" draw:text-style-name="P18" draw:layer="layout" draw:type="curve" svg:x1="11.5cm" svg:y1="10.5cm" svg:x2="23cm" svg:y2="16cm" draw:start-shape="id54" draw:start-glue-point="2" draw:end-shape="id55" draw:end-glue-point="0" svg:d="M11500 10500c0 4125 11500 1375 11500 5500" svg:viewBox="0 0 11501 5501">
          <text:p/>
        </draw:connector>
        <draw:connector draw:style-name="gr5" draw:text-style-name="P18" draw:layer="layout" draw:type="curve" svg:x1="12.5cm" svg:y1="10.5cm" svg:x2="14cm" svg:y2="16cm" draw:start-shape="id56" draw:start-glue-point="2" draw:end-shape="id57" draw:end-glue-point="0" svg:d="M12500 10500c0 4125 1500 1375 1500 5500" svg:viewBox="0 0 1501 5501">
          <text:p/>
        </draw:connector>
        <draw:connector draw:style-name="gr5" draw:text-style-name="P18" draw:layer="layout" draw:type="curve" svg:x1="13.5cm" svg:y1="10.5cm" svg:x2="12cm" svg:y2="16cm" draw:start-shape="id58" draw:start-glue-point="2" draw:end-shape="id59" draw:end-glue-point="0" svg:d="M13500 10500c0 4125-1500 1375-1500 5500" svg:viewBox="0 0 1501 5501">
          <text:p/>
        </draw:connector>
        <draw:connector draw:style-name="gr5" draw:text-style-name="P18" draw:layer="layout" draw:type="curve" svg:x1="16.1cm" svg:y1="10.5cm" svg:x2="21cm" svg:y2="16cm" draw:start-shape="id60" draw:start-glue-point="2" draw:end-shape="id61" draw:end-glue-point="0" svg:d="M16100 10500c0 4125 4900 1375 4900 5500" svg:viewBox="0 0 4901 5501">
          <text:p/>
        </draw:connector>
        <draw:connector draw:style-name="gr5" draw:text-style-name="P18" draw:layer="layout" draw:type="curve" svg:x1="7.9cm" svg:y1="10.5cm" svg:x2="2cm" svg:y2="16cm" draw:start-shape="id50" draw:start-glue-point="2" draw:end-shape="id62" draw:end-glue-point="0" svg:d="M7900 10500c0 4125-5900 1375-5900 5500" svg:viewBox="0 0 5901 5501">
          <text:p/>
        </draw:connector>
        <draw:custom-shape draw:style-name="gr30" draw:text-style-name="P43" xml:id="id62" draw:id="id62" draw:layer="layout" svg:width="1cm" svg:height="3cm" svg:x="1.5cm" svg:y="16cm">
          <text:p text:style-name="P37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57" draw:text-style-name="P65" draw:layer="layout" svg:width="2.997cm" svg:height="0.999cm" draw:transform="skewX (0.00296705972839036) rotate (1.5699236621689) translate (14.999cm 18.997cm)">
          <text:p text:style-name="P48"><text:span text:style-name="T19">NULL</text:span></text:p>
          <draw:enhanced-geometry svg:viewBox="0 0 21600 21600" draw:type="rectangle" draw:enhanced-path="M 0 0 L 21600 0 21600 21600 0 21600 0 0 Z N"/>
        </draw:custom-shape>
        <draw:custom-shape draw:style-name="gr58" draw:text-style-name="P66" draw:layer="layout" svg:width="1cm" svg:height="1cm" svg:x="21.2cm" svg:y="9.5cm">
          <text:p text:style-name="P37"><text:span text:style-name="T19">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3" draw:text-style-name="P50" draw:layer="layout" svg:width="16.799cm" svg:height="13.364cm" svg:x="2.1cm" svg:y="14.107cm" presentation:class="notes" presentation:user-transformed="true">
            <draw:text-box>
              <text:p text:style-name="P23"><text:span text:style-name="T5">Затем рабочие процессы выполняют параллельное чтение листовых страниц индекса, двигаясь по списку.</text:span></text:p>
              <text:p text:style-name="P23"><text:span text:style-name="T5">Процесс, прочитавший индексную страницу, выполняет и чтение необходимых табличных страниц. При этом может получиться так, что одну и ту же табличную страницу прочитают несколько процессов (этот пример показан на слайде: последняя табличная страница содержат строки, ссылки на которые ведут от нескольких индексных страниц, прочитанных разными процессами). Конечно, сама страница будет находиться в буферном кеше в одном экземпляре.</text:span></text:p>
              <text:p text:style-name="P23"><text:span text:style-name="T5"/></text:p>
            </draw:text-box>
          </draw:frame>
        </presentation:notes>
      </draw:page>
      <draw:page draw:name="page16" draw:style-name="dp1" draw:master-page-name="master_5f__5f_" presentation:presentation-page-layout-name="AL1T1">
        <draw:frame presentation:style-name="pr14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5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41" draw:text-style-name="P51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><text:s text:c="11"/></text:span><text:span text:style-name="T25">$ psql</text:span></text:p>
            <text:p text:style-name="P1"><text:span text:style-name="T25"><text:s text:c="11"/></text:span><text:span text:style-name="T25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aster_5f__5f_" presentation:presentation-page-layout-name="AL1T1">
        <office:forms form:automatic-focus="false" form:apply-design-mode="false"/>
        <draw:frame presentation:style-name="pr23" draw:text-style-name="P59" draw:layer="layout" svg:width="20.644cm" svg:height="1.737cm" svg:x="1.2cm" svg:y="0.737cm" presentation:class="title" presentation:user-transformed="true">
          <draw:text-box>
            <text:p><text:span text:style-name="T39">Parallel Index</text:span><text:span text:style-name="T40"> O</text:span><text:span text:style-name="T39">nly</text:span><text:span text:style-name="T40"> S</text:span><text:span text:style-name="T39">can</text:span></text:p>
          </draw:text-box>
        </draw:frame>
        <draw:custom-shape draw:style-name="gr32" draw:text-style-name="P44" draw:layer="layout" svg:width="4.5cm" svg:height="4cm" svg:x="1.25cm" svg:y="15.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3" xml:id="id89" draw:id="id89" draw:layer="layout" svg:width="1cm" svg:height="3cm" svg:x="1.5cm" svg:y="16cm">
          <text:p text:style-name="P37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43" draw:text-style-name="P60" draw:layer="layout" svg:width="1cm" svg:height="3cm" svg:x="2.5cm" svg:y="16cm">
          <text:p text:style-name="P37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1cm" svg:height="3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5" xml:id="id80" draw:id="id80" draw:layer="layout" svg:width="1cm" svg:height="3cm" svg:x="4.5cm" svg:y="16cm">
          <text:p text:style-name="P37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45" draw:text-style-name="P62" draw:layer="layout" svg:width="4.5cm" svg:height="4cm" svg:x="5.75cm" svg:y="1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6cm" svg:y="16cm">
          <text:p text:style-name="P37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1cm" svg:height="3cm" svg:x="7cm" svg:y="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8cm" svg:y="16cm">
          <text:p text:style-name="P37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63" draw:layer="layout" svg:width="1cm" svg:height="3cm" svg:x="9cm" svg:y="16cm">
          <text:p text:style-name="P37"><text:span text:style-name="T19">10</text:span></text:p>
          <draw:enhanced-geometry svg:viewBox="0 0 21600 21600" draw:type="rectangle" draw:enhanced-path="M 0 0 L 21600 0 21600 21600 0 21600 0 0 Z N"/>
        </draw:custom-shape>
        <draw:custom-shape draw:style-name="gr66" draw:text-style-name="P58" draw:layer="layout" svg:width="4.5cm" svg:height="3.997cm" svg:x="10.25cm" svg:y="15.50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10.5cm" svg:y="16cm">
          <text:p text:style-name="P37"><text:span text:style-name="T19">12</text:span></text:p>
          <draw:enhanced-geometry svg:viewBox="0 0 21600 21600" draw:type="rectangle" draw:enhanced-path="M 0 0 L 21600 0 21600 21600 0 21600 0 0 Z N"/>
        </draw:custom-shape>
        <draw:custom-shape draw:style-name="gr44" draw:text-style-name="P61" xml:id="id86" draw:id="id86" draw:layer="layout" svg:width="1cm" svg:height="3cm" svg:x="11.5cm" svg:y="16cm">
          <text:p text:style-name="P37"><text:span text:style-name="T19">8</text:span></text:p>
          <draw:enhanced-geometry svg:viewBox="0 0 21600 21600" draw:type="rectangle" draw:enhanced-path="M 0 0 L 21600 0 21600 21600 0 21600 0 0 Z N"/>
        </draw:custom-shape>
        <draw:custom-shape draw:style-name="gr31" draw:text-style-name="P39" draw:layer="layout" svg:width="1cm" svg:height="3cm" svg:x="12.5cm" svg:y="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xml:id="id84" draw:id="id84" draw:layer="layout" svg:width="1cm" svg:height="3cm" svg:x="13.5cm" svg:y="16cm">
          <text:p text:style-name="P37"><text:span text:style-name="T19">7</text:span></text:p>
          <draw:enhanced-geometry svg:viewBox="0 0 21600 21600" draw:type="rectangle" draw:enhanced-path="M 0 0 L 21600 0 21600 21600 0 21600 0 0 Z N"/>
        </draw:custom-shape>
        <draw:custom-shape draw:style-name="gr45" draw:text-style-name="P62" draw:layer="layout" svg:width="4.5cm" svg:height="4cm" svg:x="14.75cm" svg:y="1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16cm" svg:y="16cm">
          <text:p text:style-name="P37"><text:span text:style-name="T19">11</text:span></text:p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17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1cm" svg:height="3cm" svg:x="18cm" svg:y="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8" draw:layer="layout" svg:width="4.5cm" svg:height="4cm" svg:x="19.25cm" svg:y="1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xml:id="id78" draw:id="id78" draw:layer="layout" svg:width="1cm" svg:height="3cm" svg:x="19.5cm" svg:y="16cm">
          <text:p text:style-name="P37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44" draw:text-style-name="P61" xml:id="id88" draw:id="id88" draw:layer="layout" svg:width="1cm" svg:height="3cm" svg:x="20.5cm" svg:y="16cm">
          <text:p text:style-name="P37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31" draw:text-style-name="P39" draw:layer="layout" svg:width="1cm" svg:height="3cm" svg:x="21.5cm" svg:y="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xml:id="id82" draw:id="id82" draw:layer="layout" svg:width="1cm" svg:height="3cm" svg:x="22.5cm" svg:y="16cm">
          <text:p text:style-name="P37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3.5cm" svg:height="2cm" svg:x="11.72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5" xml:id="id63" draw:id="id63" draw:layer="layout" svg:width="1cm" svg:height="1cm" svg:x="11.97cm" svg:y="4.1cm">
          <text:p text:style-name="P37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xml:id="id65" draw:id="id65" draw:layer="layout" svg:width="1cm" svg:height="1cm" svg:x="12.97cm" svg:y="4.1cm">
          <text:p text:style-name="P37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1cm" svg:height="1cm" svg:x="13.97cm" svg:y="4.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4" xml:id="id64" draw:id="id64" draw:layer="layout" svg:width="3.5cm" svg:height="2cm" svg:x="6.1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xml:id="id67" draw:id="id67" draw:layer="layout" svg:width="1cm" svg:height="1cm" svg:x="6.4cm" svg:y="6.8cm">
          <text:p text:style-name="P37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xml:id="id69" draw:id="id69" draw:layer="layout" svg:width="1cm" svg:height="1cm" svg:x="7.4cm" svg:y="6.8cm">
          <text:p text:style-name="P37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xml:id="id71" draw:id="id71" draw:layer="layout" svg:width="1cm" svg:height="1cm" svg:x="8.4cm" svg:y="6.8cm">
          <text:p text:style-name="P37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52" draw:text-style-name="P62" xml:id="id66" draw:id="id66" draw:layer="layout" svg:width="3.5cm" svg:height="2cm" svg:x="17.6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xml:id="id73" draw:id="id73" draw:layer="layout" svg:width="1cm" svg:height="1cm" svg:x="17.9cm" svg:y="6.8cm">
          <text:p text:style-name="P37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xml:id="id75" draw:id="id75" draw:layer="layout" svg:width="1cm" svg:height="1cm" svg:x="18.9cm" svg:y="6.8cm">
          <text:p text:style-name="P37"><text:span text:style-name="T19">12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1cm" svg:height="1cm" svg:x="19.9cm" svg:y="6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2" xml:id="id68" draw:id="id68" draw:layer="layout" svg:width="3.5cm" svg:height="2cm" svg:x="1.5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draw:layer="layout" svg:width="1cm" svg:height="1cm" svg:x="1.8cm" svg:y="9.5cm">
          <text:p text:style-name="P37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1cm" svg:height="1cm" svg:x="2.8cm" svg:y="9.5cm">
          <text:p text:style-name="P37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1cm" svg:height="1cm" svg:x="3.8cm" svg:y="9.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4" xml:id="id70" draw:id="id70" draw:layer="layout" svg:width="3.5cm" svg:height="2cm" svg:x="6.1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draw:layer="layout" svg:width="1cm" svg:height="1cm" svg:x="6.4cm" svg:y="9.5cm">
          <text:p text:style-name="P37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xml:id="id77" draw:id="id77" draw:layer="layout" svg:width="1cm" svg:height="1cm" svg:x="7.4cm" svg:y="9.5cm">
          <text:p text:style-name="P37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xml:id="id79" draw:id="id79" draw:layer="layout" svg:width="1cm" svg:height="1cm" svg:x="8.4cm" svg:y="9.5cm">
          <text:p text:style-name="P37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61" draw:text-style-name="P36" xml:id="id72" draw:id="id72" draw:layer="layout" svg:width="3.5cm" svg:height="2cm" svg:x="10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40" xml:id="id81" draw:id="id81" draw:layer="layout" svg:width="1cm" svg:height="1cm" svg:x="11cm" svg:y="9.5cm">
          <text:p text:style-name="P37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67" draw:text-style-name="P40" xml:id="id83" draw:id="id83" draw:layer="layout" svg:width="1cm" svg:height="1cm" svg:x="12cm" svg:y="9.5cm">
          <text:p text:style-name="P37"><text:span text:style-name="T19">7</text:span></text:p>
          <draw:enhanced-geometry svg:viewBox="0 0 21600 21600" draw:type="rectangle" draw:enhanced-path="M 0 0 L 21600 0 21600 21600 0 21600 0 0 Z N"/>
        </draw:custom-shape>
        <draw:custom-shape draw:style-name="gr67" draw:text-style-name="P40" xml:id="id85" draw:id="id85" draw:layer="layout" svg:width="1cm" svg:height="1cm" svg:x="13cm" svg:y="9.5cm">
          <text:p text:style-name="P37"><text:span text:style-name="T19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41" xml:id="id74" draw:id="id74" draw:layer="layout" svg:width="3.5cm" svg:height="2cm" svg:x="15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2" xml:id="id87" draw:id="id87" draw:layer="layout" svg:width="1cm" svg:height="1cm" svg:x="15.6cm" svg:y="9.5cm">
          <text:p text:style-name="P37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1cm" svg:height="1cm" svg:x="16.6cm" svg:y="9.5cm">
          <text:p text:style-name="P37"><text:span text:style-name="T19">10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1cm" svg:height="1cm" svg:x="17.6cm" svg:y="9.5cm">
          <text:p text:style-name="P37"><text:span text:style-name="T19">11</text:span></text:p>
          <draw:enhanced-geometry svg:viewBox="0 0 21600 21600" draw:type="rectangle" draw:enhanced-path="M 0 0 L 21600 0 21600 21600 0 21600 0 0 Z N"/>
        </draw:custom-shape>
        <draw:custom-shape draw:style-name="gr52" draw:text-style-name="P62" xml:id="id76" draw:id="id76" draw:layer="layout" svg:width="3.5cm" svg:height="2cm" svg:x="19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draw:layer="layout" svg:width="1cm" svg:height="1cm" svg:x="20.2cm" svg:y="9.5cm">
          <text:p text:style-name="P37"><text:span text:style-name="T19">12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1cm" svg:height="1cm" svg:x="22.2cm" svg:y="9.5cm">
          <text:p/>
          <draw:enhanced-geometry svg:viewBox="0 0 21600 21600" draw:type="rectangle" draw:enhanced-path="M 0 0 L 21600 0 21600 21600 0 21600 0 0 Z N"/>
        </draw:custom-shape>
        <draw:connector draw:style-name="gr55" draw:text-style-name="P18" draw:layer="layout" draw:type="line" svg:x1="12.47cm" svg:y1="5.1cm" svg:x2="7.9cm" svg:y2="6.3cm" draw:start-shape="id63" draw:start-glue-point="2" draw:end-shape="id64" draw:end-glue-point="0" svg:d="M12470 5100l-4570 1200" svg:viewBox="0 0 4571 1201">
          <text:p/>
        </draw:connector>
        <draw:connector draw:style-name="gr5" draw:text-style-name="P18" draw:layer="layout" draw:type="line" svg:x1="13.47cm" svg:y1="5.1cm" svg:x2="19.4cm" svg:y2="6.3cm" draw:start-shape="id65" draw:start-glue-point="2" draw:end-shape="id66" draw:end-glue-point="0" svg:d="M13470 5100l5930 1200" svg:viewBox="0 0 5931 1201">
          <text:p/>
        </draw:connector>
        <draw:connector draw:style-name="gr5" draw:text-style-name="P18" draw:layer="layout" draw:type="line" svg:x1="6.9cm" svg:y1="7.8cm" svg:x2="3.3cm" svg:y2="9cm" draw:start-shape="id67" draw:start-glue-point="2" draw:end-shape="id68" draw:end-glue-point="0" svg:d="M6900 7800l-3600 1200" svg:viewBox="0 0 3601 1201">
          <text:p/>
        </draw:connector>
        <draw:connector draw:style-name="gr55" draw:text-style-name="P18" draw:layer="layout" draw:type="line" svg:x1="7.9cm" svg:y1="7.8cm" svg:x2="7.9cm" svg:y2="9cm" draw:start-shape="id69" draw:start-glue-point="2" draw:end-shape="id70" draw:end-glue-point="0" svg:d="M7900 7800v1200" svg:viewBox="0 0 1 1201">
          <text:p/>
        </draw:connector>
        <draw:connector draw:style-name="gr5" draw:text-style-name="P18" draw:layer="layout" draw:type="line" svg:x1="8.9cm" svg:y1="7.8cm" svg:x2="12.5cm" svg:y2="9cm" draw:start-shape="id71" draw:start-glue-point="2" draw:end-shape="id72" draw:end-glue-point="0" svg:d="M8900 7800l3600 1200" svg:viewBox="0 0 3601 1201">
          <text:p/>
        </draw:connector>
        <draw:connector draw:style-name="gr5" draw:text-style-name="P18" draw:layer="layout" draw:type="line" svg:x1="18.4cm" svg:y1="7.8cm" svg:x2="17.1cm" svg:y2="9cm" draw:start-shape="id73" draw:start-glue-point="2" draw:end-shape="id74" draw:end-glue-point="0" svg:d="M18400 7800l-1300 1200" svg:viewBox="0 0 1301 1201">
          <text:p/>
        </draw:connector>
        <draw:connector draw:style-name="gr5" draw:text-style-name="P18" draw:layer="layout" draw:type="line" svg:x1="19.4cm" svg:y1="7.8cm" svg:x2="21.7cm" svg:y2="9cm" draw:start-shape="id75" draw:start-glue-point="2" draw:end-shape="id76" draw:end-glue-point="0" svg:d="M19400 7800l2300 1200" svg:viewBox="0 0 2301 1201">
          <text:p/>
        </draw:connector>
        <draw:connector draw:style-name="gr56" draw:text-style-name="P18" draw:layer="layout" draw:type="line" svg:x1="5.05cm" svg:y1="10cm" svg:x2="6.15cm" svg:y2="10cm" draw:start-shape="id68" draw:start-glue-point="1" draw:end-shape="id70" draw:end-glue-point="3" svg:d="M5050 10000h1100" svg:viewBox="0 0 1101 1">
          <text:p/>
        </draw:connector>
        <draw:connector draw:style-name="gr55" draw:text-style-name="P18" draw:layer="layout" draw:type="line" svg:x1="9.65cm" svg:y1="10cm" svg:x2="10.75cm" svg:y2="10cm" draw:start-shape="id70" draw:start-glue-point="1" draw:end-shape="id72" draw:end-glue-point="3" svg:d="M9650 10000h1100" svg:viewBox="0 0 1101 1">
          <text:p/>
        </draw:connector>
        <draw:connector draw:style-name="gr55" draw:text-style-name="P18" draw:layer="layout" draw:type="line" svg:x1="14.25cm" svg:y1="10cm" svg:x2="15.35cm" svg:y2="10cm" draw:start-shape="id72" draw:start-glue-point="1" draw:end-shape="id74" draw:end-glue-point="3" svg:d="M14250 10000h1100" svg:viewBox="0 0 1101 1">
          <text:p/>
        </draw:connector>
        <draw:connector draw:style-name="gr56" draw:text-style-name="P18" draw:layer="layout" draw:type="line" svg:x1="18.85cm" svg:y1="10cm" svg:x2="19.95cm" svg:y2="10cm" draw:start-shape="id74" draw:end-shape="id76" svg:d="M18850 10000h1100" svg:viewBox="0 0 1101 1">
          <text:p/>
        </draw:connector>
        <draw:connector draw:style-name="gr5" draw:text-style-name="P18" draw:layer="layout" draw:type="curve" svg:x1="7.9cm" svg:y1="10.5cm" svg:x2="20cm" svg:y2="16cm" draw:start-shape="id77" draw:start-glue-point="2" draw:end-shape="id78" draw:end-glue-point="0" svg:d="M7900 10500c0 4125 12100 1375 12100 5500" svg:viewBox="0 0 12101 5501">
          <text:p/>
        </draw:connector>
        <draw:connector draw:style-name="gr5" draw:text-style-name="P18" draw:layer="layout" draw:type="curve" svg:x1="8.9cm" svg:y1="10.5cm" svg:x2="5cm" svg:y2="16cm" draw:start-shape="id79" draw:start-glue-point="2" draw:end-shape="id80" draw:end-glue-point="0" svg:d="M8900 10500c0 4125-3900 1375-3900 5500" svg:viewBox="0 0 3901 5501">
          <text:p/>
        </draw:connector>
        <draw:connector draw:style-name="gr5" draw:text-style-name="P18" draw:layer="layout" draw:type="curve" svg:x1="11.5cm" svg:y1="10.5cm" svg:x2="23cm" svg:y2="16cm" draw:start-shape="id81" draw:start-glue-point="2" draw:end-shape="id82" draw:end-glue-point="0" svg:d="M11500 10500c0 4125 11500 1375 11500 5500" svg:viewBox="0 0 11501 5501">
          <text:p/>
        </draw:connector>
        <draw:connector draw:style-name="gr5" draw:text-style-name="P18" draw:layer="layout" draw:type="curve" svg:x1="12.5cm" svg:y1="10.5cm" svg:x2="14cm" svg:y2="16cm" draw:start-shape="id83" draw:start-glue-point="2" draw:end-shape="id84" draw:end-glue-point="0" svg:d="M12500 10500c0 4125 1500 1375 1500 5500" svg:viewBox="0 0 1501 5501">
          <text:p/>
        </draw:connector>
        <draw:connector draw:style-name="gr5" draw:text-style-name="P18" draw:layer="layout" draw:type="curve" svg:x1="13.5cm" svg:y1="10.5cm" svg:x2="12cm" svg:y2="16cm" draw:start-shape="id85" draw:start-glue-point="2" draw:end-shape="id86" draw:end-glue-point="0" svg:d="M13500 10500c0 4125-1500 1375-1500 5500" svg:viewBox="0 0 1501 5501">
          <text:p/>
        </draw:connector>
        <draw:connector draw:style-name="gr5" draw:text-style-name="P18" draw:layer="layout" draw:type="curve" svg:x1="16.1cm" svg:y1="10.5cm" svg:x2="21cm" svg:y2="16cm" draw:start-shape="id87" draw:start-glue-point="2" draw:end-shape="id88" draw:end-glue-point="0" svg:d="M16100 10500c0 4125 4900 1375 4900 5500" svg:viewBox="0 0 4901 5501">
          <text:p/>
        </draw:connector>
        <draw:connector draw:style-name="gr5" draw:text-style-name="P18" draw:layer="layout" draw:type="curve" svg:x1="7.9cm" svg:y1="10.5cm" svg:x2="2cm" svg:y2="16cm" draw:start-shape="id77" draw:start-glue-point="2" draw:end-shape="id89" draw:end-glue-point="0" svg:d="M7900 10500c0 4125-5900 1375-5900 5500" svg:viewBox="0 0 5901 5501">
          <text:p/>
        </draw:connector>
        <draw:custom-shape draw:style-name="gr57" draw:text-style-name="P65" draw:layer="layout" svg:width="2.997cm" svg:height="0.999cm" draw:transform="skewX (0.00296705972839036) rotate (1.5699236621689) translate (14.999cm 18.997cm)">
          <text:p text:style-name="P48"><text:span text:style-name="T19">NULL</text:span></text:p>
          <draw:enhanced-geometry svg:viewBox="0 0 21600 21600" draw:type="rectangle" draw:enhanced-path="M 0 0 L 21600 0 21600 21600 0 21600 0 0 Z N"/>
        </draw:custom-shape>
        <draw:custom-shape draw:style-name="gr58" draw:text-style-name="P66" draw:layer="layout" svg:width="1cm" svg:height="1cm" svg:x="21.2cm" svg:y="9.5cm">
          <text:p text:style-name="P37"><text:span text:style-name="T19">N</text:span></text:p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5.95cm" svg:height="2.498cm" svg:x="20.51cm" svg:y="11.51cm">
          <text:p text:style-name="P16"><text:span text:style-name="T14">страница есть</text:span></text:p>
          <text:p text:style-name="P16"><text:span text:style-name="T14">в карте видимости,</text:span></text:p>
          <text:p text:style-name="P16"><text:span text:style-name="T14">проверка не нужна</text:span></text:p>
          <text:p text:style-name="P16"><text:span text:style-name="T41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2.223155772139 34608.40336134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9" draw:text-style-name="P22" draw:layer="layout" svg:width="5.95cm" svg:height="2.498cm" svg:x="1.509cm" svg:y="11.897cm">
          <text:p text:style-name="P16"><text:span text:style-name="T14">страницы нет</text:span></text:p>
          <text:p text:style-name="P16"><text:span text:style-name="T14">в карте видимости,</text:span></text:p>
          <text:p text:style-name="P16"><text:span text:style-name="T14">проверка по таблице</text:span></text:p>
          <text:p text:style-name="P16"><text:span text:style-name="T41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705.86456057805 30831.212484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3" draw:text-style-name="P50" draw:layer="layout" svg:width="16.799cm" svg:height="13.364cm" svg:x="2.1cm" svg:y="14.107cm" presentation:class="notes" presentation:user-transformed="true">
            <draw:text-box>
              <text:p text:style-name="P23"><text:span text:style-name="T5">Сканирование только индекса тоже может выполняться параллельно. Это происходит точно так же, как и при обычном индексном сканировании: ведущий процесс спускается от корня к листовой странице, а затем рабочие процессы параллельно сканируют листовые страницы индекса, обращаясь при необходимости к соответствующим страницам таблицы для проверки видимости.</text:span></text:p>
              <text:p text:style-name="P23"><text:span text:style-name="T5"/></text:p>
            </draw:text-box>
          </draw:frame>
        </presentation:notes>
      </draw:page>
      <draw:page draw:name="page18" draw:style-name="dp1" draw:master-page-name="master_5f__5f_" presentation:presentation-page-layout-name="AL1T1">
        <draw:frame presentation:style-name="pr14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5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41" draw:text-style-name="P51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><text:s text:c="11"/></text:span><text:span text:style-name="T25">$ psql</text:span></text:p>
            <text:p text:style-name="P1"><text:span text:style-name="T25"><text:s text:c="11"/></text:span><text:span text:style-name="T25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_5f__5f_" presentation:presentation-page-layout-name="AL1T1">
        <office:forms form:automatic-focus="false" form:apply-design-mode="false"/>
        <draw:frame presentation:style-name="pr12" draw:text-style-name="P8" draw:layer="layout" svg:width="20.136cm" svg:height="1.803cm" svg:x="1.2cm" svg:y="0.737cm" presentation:class="title" presentation:user-transformed="true">
          <draw:text-box>
            <text:p><text:span text:style-name="T42">Parallel Bitmap Heap Scan</text:span></text:p>
          </draw:text-box>
        </draw:frame>
        <draw:custom-shape draw:style-name="gr32" draw:text-style-name="P44" draw:layer="layout" svg:width="4.5cm" svg:height="4cm" svg:x="1.25cm" svg:y="15.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3" draw:layer="layout" svg:width="1cm" svg:height="3cm" svg:x="2.5cm" svg:y="16cm">
          <text:p text:style-name="P37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1cm" svg:height="3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5" xml:id="id116" draw:id="id116" draw:layer="layout" svg:width="1cm" svg:height="3cm" svg:x="4.5cm" svg:y="16cm">
          <text:p text:style-name="P37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45" draw:text-style-name="P62" draw:layer="layout" svg:width="4.5cm" svg:height="4cm" svg:x="5.75cm" svg:y="1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6cm" svg:y="16cm">
          <text:p text:style-name="P37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1cm" svg:height="3cm" svg:x="7cm" svg:y="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8cm" svg:y="16cm">
          <text:p text:style-name="P37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63" draw:layer="layout" svg:width="1cm" svg:height="3cm" svg:x="9cm" svg:y="16cm">
          <text:p text:style-name="P37"><text:span text:style-name="T19">10</text:span></text:p>
          <draw:enhanced-geometry svg:viewBox="0 0 21600 21600" draw:type="rectangle" draw:enhanced-path="M 0 0 L 21600 0 21600 21600 0 21600 0 0 Z N"/>
        </draw:custom-shape>
        <draw:custom-shape draw:style-name="gr70" draw:text-style-name="P36" draw:layer="layout" svg:width="4.5cm" svg:height="4cm" svg:x="10.25cm" svg:y="1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10.5cm" svg:y="16cm">
          <text:p text:style-name="P37"><text:span text:style-name="T19">12</text:span></text:p>
          <draw:enhanced-geometry svg:viewBox="0 0 21600 21600" draw:type="rectangle" draw:enhanced-path="M 0 0 L 21600 0 21600 21600 0 21600 0 0 Z N"/>
        </draw:custom-shape>
        <draw:custom-shape draw:style-name="gr27" draw:text-style-name="P40" xml:id="id117" draw:id="id117" draw:layer="layout" svg:width="1cm" svg:height="3cm" svg:x="11.5cm" svg:y="16cm">
          <text:p text:style-name="P37"><text:span text:style-name="T19">8</text:span></text:p>
          <draw:enhanced-geometry svg:viewBox="0 0 21600 21600" draw:type="rectangle" draw:enhanced-path="M 0 0 L 21600 0 21600 21600 0 21600 0 0 Z N"/>
        </draw:custom-shape>
        <draw:custom-shape draw:style-name="gr31" draw:text-style-name="P39" draw:layer="layout" svg:width="1cm" svg:height="3cm" svg:x="12.5cm" svg:y="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0" xml:id="id118" draw:id="id118" draw:layer="layout" svg:width="1cm" svg:height="3cm" svg:x="13.5cm" svg:y="16cm">
          <text:p text:style-name="P37"><text:span text:style-name="T19">7</text:span></text:p>
          <draw:enhanced-geometry svg:viewBox="0 0 21600 21600" draw:type="rectangle" draw:enhanced-path="M 0 0 L 21600 0 21600 21600 0 21600 0 0 Z N"/>
        </draw:custom-shape>
        <draw:custom-shape draw:style-name="gr45" draw:text-style-name="P62" draw:layer="layout" svg:width="4.5cm" svg:height="4cm" svg:x="14.75cm" svg:y="1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1" draw:layer="layout" svg:width="1cm" svg:height="3cm" svg:x="16cm" svg:y="16cm">
          <text:p text:style-name="P37"><text:span text:style-name="T19">11</text:span></text:p>
          <draw:enhanced-geometry svg:viewBox="0 0 21600 21600" draw:type="rectangle" draw:enhanced-path="M 0 0 L 21600 0 21600 21600 0 21600 0 0 Z N"/>
        </draw:custom-shape>
        <draw:custom-shape draw:style-name="gr31" draw:text-style-name="P39" draw:layer="layout" svg:width="1cm" svg:height="3cm" svg:x="17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1cm" svg:height="3cm" svg:x="18cm" svg:y="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1" draw:layer="layout" svg:width="4.5cm" svg:height="4cm" svg:x="19.25cm" svg:y="15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2" xml:id="id119" draw:id="id119" draw:layer="layout" svg:width="1cm" svg:height="3cm" svg:x="19.5cm" svg:y="16cm">
          <text:p text:style-name="P37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9" draw:text-style-name="P42" xml:id="id120" draw:id="id120" draw:layer="layout" svg:width="1cm" svg:height="3cm" svg:x="20.5cm" svg:y="16cm">
          <text:p text:style-name="P37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31" draw:text-style-name="P39" draw:layer="layout" svg:width="1cm" svg:height="3cm" svg:x="21.5cm" svg:y="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2" xml:id="id121" draw:id="id121" draw:layer="layout" svg:width="1cm" svg:height="3cm" svg:x="22.5cm" svg:y="16cm">
          <text:p text:style-name="P37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53" draw:text-style-name="P58" draw:layer="layout" svg:width="3.5cm" svg:height="2cm" svg:x="11.95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xml:id="id90" draw:id="id90" draw:layer="layout" svg:width="1cm" svg:height="1cm" svg:x="12.2cm" svg:y="4.1cm">
          <text:p text:style-name="P37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xml:id="id92" draw:id="id92" draw:layer="layout" svg:width="1cm" svg:height="1cm" svg:x="13.2cm" svg:y="4.1cm">
          <text:p text:style-name="P37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1cm" svg:height="1cm" svg:x="14.2cm" svg:y="4.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8" xml:id="id91" draw:id="id91" draw:layer="layout" svg:width="3.5cm" svg:height="2cm" svg:x="6.1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xml:id="id94" draw:id="id94" draw:layer="layout" svg:width="1cm" svg:height="1cm" svg:x="6.4cm" svg:y="6.8cm">
          <text:p text:style-name="P37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xml:id="id96" draw:id="id96" draw:layer="layout" svg:width="1cm" svg:height="1cm" svg:x="7.4cm" svg:y="6.8cm">
          <text:p text:style-name="P37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xml:id="id98" draw:id="id98" draw:layer="layout" svg:width="1cm" svg:height="1cm" svg:x="8.4cm" svg:y="6.8cm">
          <text:p text:style-name="P37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52" draw:text-style-name="P62" xml:id="id93" draw:id="id93" draw:layer="layout" svg:width="3.5cm" svg:height="2cm" svg:x="17.6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xml:id="id100" draw:id="id100" draw:layer="layout" svg:width="1cm" svg:height="1cm" svg:x="17.9cm" svg:y="6.8cm">
          <text:p text:style-name="P37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xml:id="id102" draw:id="id102" draw:layer="layout" svg:width="1cm" svg:height="1cm" svg:x="18.9cm" svg:y="6.8cm">
          <text:p text:style-name="P37"><text:span text:style-name="T19">12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1cm" svg:height="1cm" svg:x="19.9cm" svg:y="6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2" xml:id="id95" draw:id="id95" draw:layer="layout" svg:width="3.5cm" svg:height="2cm" svg:x="1.5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draw:layer="layout" svg:width="1cm" svg:height="1cm" svg:x="1.8cm" svg:y="9.5cm">
          <text:p text:style-name="P37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1cm" svg:height="1cm" svg:x="2.8cm" svg:y="9.5cm">
          <text:p text:style-name="P37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1cm" svg:height="1cm" svg:x="3.8cm" svg:y="9.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8" xml:id="id97" draw:id="id97" draw:layer="layout" svg:width="3.5cm" svg:height="2cm" svg:x="6.1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draw:layer="layout" svg:width="1cm" svg:height="1cm" svg:x="6.4cm" svg:y="9.5cm">
          <text:p text:style-name="P37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xml:id="id104" draw:id="id104" draw:layer="layout" svg:width="1cm" svg:height="1cm" svg:x="7.4cm" svg:y="9.5cm">
          <text:p text:style-name="P37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xml:id="id106" draw:id="id106" draw:layer="layout" svg:width="1cm" svg:height="1cm" svg:x="8.4cm" svg:y="9.5cm">
          <text:p text:style-name="P37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53" draw:text-style-name="P58" xml:id="id99" draw:id="id99" draw:layer="layout" svg:width="3.5cm" svg:height="2cm" svg:x="10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xml:id="id108" draw:id="id108" draw:layer="layout" svg:width="1cm" svg:height="1cm" svg:x="11cm" svg:y="9.5cm">
          <text:p text:style-name="P37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xml:id="id110" draw:id="id110" draw:layer="layout" svg:width="1cm" svg:height="1cm" svg:x="12cm" svg:y="9.5cm">
          <text:p text:style-name="P37"><text:span text:style-name="T19">7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xml:id="id112" draw:id="id112" draw:layer="layout" svg:width="1cm" svg:height="1cm" svg:x="13cm" svg:y="9.5cm">
          <text:p text:style-name="P37"><text:span text:style-name="T19">8</text:span></text:p>
          <draw:enhanced-geometry svg:viewBox="0 0 21600 21600" draw:type="rectangle" draw:enhanced-path="M 0 0 L 21600 0 21600 21600 0 21600 0 0 Z N"/>
        </draw:custom-shape>
        <draw:custom-shape draw:style-name="gr53" draw:text-style-name="P58" xml:id="id101" draw:id="id101" draw:layer="layout" svg:width="3.5cm" svg:height="2cm" svg:x="15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xml:id="id114" draw:id="id114" draw:layer="layout" svg:width="1cm" svg:height="1cm" svg:x="15.6cm" svg:y="9.5cm">
          <text:p text:style-name="P37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1cm" svg:height="1cm" svg:x="16.6cm" svg:y="9.5cm">
          <text:p text:style-name="P37"><text:span text:style-name="T19">10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1cm" svg:height="1cm" svg:x="17.6cm" svg:y="9.5cm">
          <text:p text:style-name="P37"><text:span text:style-name="T19">11</text:span></text:p>
          <draw:enhanced-geometry svg:viewBox="0 0 21600 21600" draw:type="rectangle" draw:enhanced-path="M 0 0 L 21600 0 21600 21600 0 21600 0 0 Z N"/>
        </draw:custom-shape>
        <draw:custom-shape draw:style-name="gr52" draw:text-style-name="P62" xml:id="id103" draw:id="id103" draw:layer="layout" svg:width="3.5cm" svg:height="2cm" svg:x="19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1" draw:layer="layout" svg:width="1cm" svg:height="1cm" svg:x="20.2cm" svg:y="9.5cm">
          <text:p text:style-name="P37"><text:span text:style-name="T19">12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1cm" svg:height="1cm" svg:x="22.2cm" svg:y="9.5cm">
          <text:p/>
          <draw:enhanced-geometry svg:viewBox="0 0 21600 21600" draw:type="rectangle" draw:enhanced-path="M 0 0 L 21600 0 21600 21600 0 21600 0 0 Z N"/>
        </draw:custom-shape>
        <draw:connector draw:style-name="gr71" draw:text-style-name="P62" draw:layer="layout" draw:type="line" svg:x1="12.7cm" svg:y1="5.1cm" svg:x2="7.9cm" svg:y2="6.3cm" draw:start-shape="id90" draw:start-glue-point="2" draw:end-shape="id91" draw:end-glue-point="0" svg:d="M12700 5100l-4800 1200" svg:viewBox="0 0 4801 1201">
          <text:p/>
        </draw:connector>
        <draw:connector draw:style-name="gr72" draw:text-style-name="P62" draw:layer="layout" draw:type="line" svg:x1="13.7cm" svg:y1="5.1cm" svg:x2="19.4cm" svg:y2="6.3cm" draw:start-shape="id92" draw:start-glue-point="2" draw:end-shape="id93" draw:end-glue-point="0" svg:d="M13700 5100l5700 1200" svg:viewBox="0 0 5701 1201">
          <text:p/>
        </draw:connector>
        <draw:connector draw:style-name="gr72" draw:text-style-name="P62" draw:layer="layout" draw:type="line" svg:x1="6.9cm" svg:y1="7.8cm" svg:x2="3.3cm" svg:y2="9cm" draw:start-shape="id94" draw:start-glue-point="2" draw:end-shape="id95" draw:end-glue-point="0" svg:d="M6900 7800l-3600 1200" svg:viewBox="0 0 3601 1201">
          <text:p/>
        </draw:connector>
        <draw:connector draw:style-name="gr71" draw:text-style-name="P62" draw:layer="layout" draw:type="line" svg:x1="7.9cm" svg:y1="7.8cm" svg:x2="7.9cm" svg:y2="9cm" draw:start-shape="id96" draw:start-glue-point="2" draw:end-shape="id97" draw:end-glue-point="0" svg:d="M7900 7800v1200" svg:viewBox="0 0 1 1201">
          <text:p/>
        </draw:connector>
        <draw:connector draw:style-name="gr72" draw:text-style-name="P62" draw:layer="layout" draw:type="line" svg:x1="8.9cm" svg:y1="7.8cm" svg:x2="12.5cm" svg:y2="9cm" draw:start-shape="id98" draw:start-glue-point="2" draw:end-shape="id99" draw:end-glue-point="0" svg:d="M8900 7800l3600 1200" svg:viewBox="0 0 3601 1201">
          <text:p/>
        </draw:connector>
        <draw:connector draw:style-name="gr72" draw:text-style-name="P62" draw:layer="layout" draw:type="line" svg:x1="18.4cm" svg:y1="7.8cm" svg:x2="17.1cm" svg:y2="9cm" draw:start-shape="id100" draw:start-glue-point="2" draw:end-shape="id101" draw:end-glue-point="0" svg:d="M18400 7800l-1300 1200" svg:viewBox="0 0 1301 1201">
          <text:p/>
        </draw:connector>
        <draw:connector draw:style-name="gr72" draw:text-style-name="P62" draw:layer="layout" draw:type="line" svg:x1="19.4cm" svg:y1="7.8cm" svg:x2="21.7cm" svg:y2="9cm" draw:start-shape="id102" draw:start-glue-point="2" draw:end-shape="id103" draw:end-glue-point="0" svg:d="M19400 7800l2300 1200" svg:viewBox="0 0 2301 1201">
          <text:p/>
        </draw:connector>
        <draw:connector draw:style-name="gr73" draw:text-style-name="P62" draw:layer="layout" draw:type="line" svg:x1="5.05cm" svg:y1="10cm" svg:x2="6.15cm" svg:y2="10cm" draw:start-shape="id95" draw:start-glue-point="1" draw:end-shape="id97" draw:end-glue-point="3" svg:d="M5050 10000h1100" svg:viewBox="0 0 1101 1">
          <text:p/>
        </draw:connector>
        <draw:connector draw:style-name="gr71" draw:text-style-name="P62" draw:layer="layout" draw:type="line" svg:x1="9.65cm" svg:y1="10cm" svg:x2="10.75cm" svg:y2="10cm" draw:start-shape="id97" draw:start-glue-point="1" draw:end-shape="id99" draw:end-glue-point="3" svg:d="M9650 10000h1100" svg:viewBox="0 0 1101 1">
          <text:p/>
        </draw:connector>
        <draw:connector draw:style-name="gr71" draw:text-style-name="P62" draw:layer="layout" draw:type="line" svg:x1="14.25cm" svg:y1="10cm" svg:x2="15.35cm" svg:y2="10cm" draw:start-shape="id99" draw:start-glue-point="1" draw:end-shape="id101" draw:end-glue-point="3" svg:d="M14250 10000h1100" svg:viewBox="0 0 1101 1">
          <text:p/>
        </draw:connector>
        <draw:connector draw:style-name="gr73" draw:text-style-name="P62" draw:layer="layout" draw:type="line" svg:x1="18.85cm" svg:y1="10cm" svg:x2="19.95cm" svg:y2="10cm" draw:start-shape="id101" draw:end-shape="id103" svg:d="M18850 10000h1100" svg:viewBox="0 0 1101 1">
          <text:p/>
        </draw:connector>
        <draw:connector draw:style-name="gr5" draw:text-style-name="P18" draw:layer="layout" draw:type="curve" svg:x1="7.9cm" svg:y1="10.5cm" svg:x2="20cm" svg:y2="13.5cm" draw:start-shape="id104" draw:start-glue-point="2" draw:end-shape="id105" draw:end-glue-point="0" svg:d="M7900 10500c0 2250 12100 750 12100 3000" svg:viewBox="0 0 12101 3001">
          <text:p/>
        </draw:connector>
        <draw:connector draw:style-name="gr5" draw:text-style-name="P18" draw:layer="layout" draw:type="curve" svg:x1="8.9cm" svg:y1="10.5cm" svg:x2="5cm" svg:y2="13.5cm" draw:start-shape="id106" draw:start-glue-point="2" draw:end-shape="id107" draw:end-glue-point="0" svg:d="M8900 10500c0 2250-3900 750-3900 3000" svg:viewBox="0 0 3901 3001">
          <text:p/>
        </draw:connector>
        <draw:connector draw:style-name="gr5" draw:text-style-name="P18" draw:layer="layout" draw:type="curve" svg:x1="11.5cm" svg:y1="10.5cm" svg:x2="23cm" svg:y2="13.5cm" draw:start-shape="id108" draw:start-glue-point="2" draw:end-shape="id109" svg:d="M11500 10500c0 2250 11500 750 11500 3000" svg:viewBox="0 0 11501 3001">
          <text:p/>
        </draw:connector>
        <draw:connector draw:style-name="gr5" draw:text-style-name="P18" draw:layer="layout" draw:type="curve" svg:x1="12.5cm" svg:y1="10.5cm" svg:x2="14cm" svg:y2="13.5cm" draw:start-shape="id110" draw:start-glue-point="2" draw:end-shape="id111" draw:end-glue-point="0" svg:d="M12500 10500c0 2250 1500 750 1500 3000" svg:viewBox="0 0 1501 3001">
          <text:p/>
        </draw:connector>
        <draw:connector draw:style-name="gr5" draw:text-style-name="P18" draw:layer="layout" draw:type="curve" svg:x1="13.5cm" svg:y1="10.5cm" svg:x2="12cm" svg:y2="13.5cm" draw:start-shape="id112" draw:start-glue-point="2" draw:end-shape="id113" draw:end-glue-point="0" svg:d="M13500 10500c0 2250-1500 750-1500 3000" svg:viewBox="0 0 1501 3001">
          <text:p/>
        </draw:connector>
        <draw:connector draw:style-name="gr5" draw:text-style-name="P18" draw:layer="layout" draw:type="curve" svg:x1="16.1cm" svg:y1="10.5cm" svg:x2="21cm" svg:y2="13.5cm" draw:start-shape="id114" draw:start-glue-point="2" draw:end-shape="id115" draw:end-glue-point="0" svg:d="M16100 10500c0 2250 4900 750 4900 3000" svg:viewBox="0 0 4901 3001">
          <text:p/>
        </draw:connector>
        <draw:custom-shape draw:style-name="gr74" draw:text-style-name="P39" draw:layer="layout" svg:width="1cm" svg:height="1cm" svg:x="2.5cm" svg:y="13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1cm" svg:height="1cm" svg:x="3.5cm" svg:y="13.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69" xml:id="id107" draw:id="id107" draw:layer="layout" svg:width="1cm" svg:height="1cm" svg:x="4.5cm" svg:y="13.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70" draw:layer="layout" svg:width="1cm" svg:height="1cm" svg:x="10.5cm" svg:y="13.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71" xml:id="id113" draw:id="id113" draw:layer="layout" svg:width="1cm" svg:height="1cm" svg:x="11.5cm" svg:y="13.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70" draw:layer="layout" svg:width="1cm" svg:height="1cm" svg:x="12.5cm" svg:y="13.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72" xml:id="id111" draw:id="id111" draw:layer="layout" svg:width="1cm" svg:height="1cm" svg:x="13.5cm" svg:y="13.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73" xml:id="id105" draw:id="id105" draw:layer="layout" svg:width="1cm" svg:height="1cm" svg:x="19.5cm" svg:y="13.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4" xml:id="id115" draw:id="id115" draw:layer="layout" svg:width="1cm" svg:height="1cm" svg:x="20.5cm" svg:y="13.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1cm" svg:height="1cm" svg:x="21.5cm" svg:y="13.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73" xml:id="id109" draw:id="id109" draw:layer="layout" svg:width="1cm" svg:height="1cm" svg:x="22.5cm" svg:y="13.5cm">
          <text:p/>
          <draw:enhanced-geometry svg:viewBox="0 0 21600 21600" draw:type="rectangle" draw:enhanced-path="M 0 0 L 21600 0 21600 21600 0 21600 0 0 Z N"/>
        </draw:custom-shape>
        <draw:connector draw:style-name="gr5" draw:text-style-name="P18" draw:layer="layout" draw:type="line" svg:x1="5cm" svg:y1="14.5cm" svg:x2="5cm" svg:y2="16cm" draw:start-shape="id107" draw:start-glue-point="2" draw:end-shape="id116" draw:end-glue-point="0" svg:d="M5000 14500v1500" svg:viewBox="0 0 1 1501">
          <text:p/>
        </draw:connector>
        <draw:connector draw:style-name="gr5" draw:text-style-name="P18" draw:layer="layout" draw:type="line" svg:x1="12cm" svg:y1="14.5cm" svg:x2="12cm" svg:y2="16cm" draw:start-shape="id113" draw:start-glue-point="2" draw:end-shape="id117" svg:d="M12000 14500v1500" svg:viewBox="0 0 1 1501">
          <text:p/>
        </draw:connector>
        <draw:connector draw:style-name="gr5" draw:text-style-name="P18" draw:layer="layout" draw:type="line" svg:x1="14cm" svg:y1="14.5cm" svg:x2="14cm" svg:y2="16cm" draw:start-shape="id111" draw:start-glue-point="2" draw:end-shape="id118" draw:end-glue-point="0" svg:d="M14000 14500v1500" svg:viewBox="0 0 1 1501">
          <text:p/>
        </draw:connector>
        <draw:connector draw:style-name="gr5" draw:text-style-name="P18" draw:layer="layout" draw:type="line" svg:x1="20cm" svg:y1="14.5cm" svg:x2="20cm" svg:y2="16cm" draw:start-shape="id105" draw:start-glue-point="2" draw:end-shape="id119" draw:end-glue-point="0" svg:d="M20000 14500v1500" svg:viewBox="0 0 1 1501">
          <text:p/>
        </draw:connector>
        <draw:connector draw:style-name="gr5" draw:text-style-name="P18" draw:layer="layout" draw:type="line" svg:x1="21cm" svg:y1="14.5cm" svg:x2="21cm" svg:y2="16cm" draw:start-shape="id115" draw:start-glue-point="2" draw:end-shape="id120" svg:d="M21000 14500v1500" svg:viewBox="0 0 1 1501">
          <text:p/>
        </draw:connector>
        <draw:connector draw:style-name="gr5" draw:text-style-name="P18" draw:layer="layout" draw:type="line" svg:x1="23cm" svg:y1="14.5cm" svg:x2="23cm" svg:y2="16cm" draw:start-shape="id109" draw:start-glue-point="2" draw:end-shape="id121" draw:end-glue-point="0" svg:d="M23000 14500v1500" svg:viewBox="0 0 1 1501">
          <text:p/>
        </draw:connector>
        <draw:custom-shape draw:style-name="gr75" draw:text-style-name="P69" xml:id="id122" draw:id="id122" draw:layer="layout" svg:width="1cm" svg:height="1cm" svg:x="1.5cm" svg:y="13.5cm">
          <text:p/>
          <draw:enhanced-geometry svg:viewBox="0 0 21600 21600" draw:type="rectangle" draw:enhanced-path="M 0 0 L 21600 0 21600 21600 0 21600 0 0 Z N"/>
        </draw:custom-shape>
        <draw:connector draw:style-name="gr5" draw:text-style-name="P18" draw:layer="layout" draw:type="line" svg:x1="2cm" svg:y1="14.5cm" svg:x2="2cm" svg:y2="16cm" svg:d="M2000 14500v1500" svg:viewBox="0 0 1 1501">
          <text:p/>
        </draw:connector>
        <draw:connector draw:style-name="gr5" draw:text-style-name="P18" draw:layer="layout" draw:type="curve" svg:x1="7.9cm" svg:y1="10.5cm" svg:x2="2cm" svg:y2="13.5cm" draw:start-shape="id104" draw:start-glue-point="2" draw:end-shape="id122" draw:end-glue-point="0" svg:d="M7900 10500c0 2250-5900 750-5900 3000" svg:viewBox="0 0 5901 3001">
          <text:p/>
        </draw:connector>
        <draw:custom-shape draw:style-name="gr81" draw:text-style-name="P75" draw:layer="layout" svg:width="1cm" svg:height="3cm" svg:x="1.5cm" svg:y="16cm">
          <text:p text:style-name="P37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57" draw:text-style-name="P65" draw:layer="layout" svg:width="2.997cm" svg:height="0.999cm" draw:transform="skewX (0.00296705972839036) rotate (1.5699236621689) translate (14.999cm 18.997cm)">
          <text:p text:style-name="P48"><text:span text:style-name="T19">NULL</text:span></text:p>
          <draw:enhanced-geometry svg:viewBox="0 0 21600 21600" draw:type="rectangle" draw:enhanced-path="M 0 0 L 21600 0 21600 21600 0 21600 0 0 Z N"/>
        </draw:custom-shape>
        <draw:custom-shape draw:style-name="gr58" draw:text-style-name="P66" draw:layer="layout" svg:width="1cm" svg:height="1cm" svg:x="21.2cm" svg:y="9.5cm">
          <text:p text:style-name="P37"><text:span text:style-name="T19">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3" draw:text-style-name="P50" draw:layer="layout" svg:width="16.799cm" svg:height="13.364cm" svg:x="2.1cm" svg:y="14.107cm" presentation:class="notes" presentation:user-transformed="true">
            <draw:text-box>
              <text:p text:style-name="P23"><text:span text:style-name="T5">Сканирование по битовой карте может выполняться параллельно. </text:span></text:p>
              <text:p text:style-name="P23"><text:span text:style-name="T5">Первый этап — сканирование индекса и построение битовой карты — всегда выполняется последовательно ведущим процессом.</text:span></text:p>
              <text:p text:style-name="P23"><text:span text:style-name="T5">А второй этап — сканирование таблицы — выполняется рабочими процессами параллельно. Это происходит аналогично параллельному последовательному сканированию.</text:span></text:p>
              <text:p text:style-name="P23"><text:span text:style-name="T5"/></text:p>
            </draw:text-box>
          </draw:frame>
        </presentation:notes>
      </draw:page>
      <draw:page draw:name="page20" draw:style-name="dp1" draw:master-page-name="master_5f__5f_" presentation:presentation-page-layout-name="AL1T1">
        <draw:frame presentation:style-name="pr14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5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41" draw:text-style-name="P51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><text:s text:c="11"/></text:span><text:span text:style-name="T25">$ psql</text:span></text:p>
            <text:p text:style-name="P1"><text:span text:style-name="T25"><text:s text:c="11"/></text:span><text:span text:style-name="T25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_5f_" presentation:presentation-page-layout-name="AL1T1"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2">Число рабочих процессов</text:span></text:p>
          </draw:text-box>
        </draw:frame>
        <draw:frame presentation:style-name="pr4" draw:text-style-name="P76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3"><text:span text:style-name="T43">Равно нулю (параллельный план не строится)</text:span></text:p>
                <text:list>
                  <text:list-item>
                    <text:p text:style-name="P15"><text:span text:style-name="T44">если </text:span><text:span text:style-name="T45">размер </text:span><text:span text:style-name="T46">выборки</text:span><text:span text:style-name="T44"> &lt; </text:span><text:span text:style-name="T45">min_parallel_</text:span><text:span text:style-name="T46">index</text:span><text:span text:style-name="T45">_scan_size </text:span><text:span text:style-name="T47">= </text:span><text:span text:style-name="T48">512kB</text:span></text:p>
                  </text:list-item>
                </text:list>
              </text:list-item>
              <text:list-item>
                <text:p text:style-name="P13"><text:span text:style-name="T43">Фиксировано</text:span></text:p>
                <text:list>
                  <text:list-item>
                    <text:p text:style-name="P15"><text:span text:style-name="T44">если </text:span><text:span text:style-name="T49">для </text:span><text:span text:style-name="T50">таблицы</text:span><text:span text:style-name="T44"> указан параметр хранения </text:span><text:span text:style-name="T45">parallel_workers</text:span></text:p>
                  </text:list-item>
                </text:list>
              </text:list-item>
              <text:list-item>
                <text:p text:style-name="P13"><text:span text:style-name="T43">Вычисляется по формуле</text:span></text:p>
                <text:list>
                  <text:list-item>
                    <text:p text:style-name="P52"><text:span text:style-name="T44">1 + </text:span><text:span text:style-name="T51">⌊</text:span><text:span text:style-name="T52"> </text:span><text:span text:style-name="T44">log</text:span><text:span text:style-name="T53"> </text:span><text:span text:style-name="T54">3</text:span><text:span text:style-name="T53"> </text:span><text:span text:style-name="T44">(</text:span><text:span text:style-name="T45">размер </text:span><text:span text:style-name="T46">выборки</text:span><text:span text:style-name="T44"> / </text:span><text:span text:style-name="T45">min_parallel_</text:span><text:span text:style-name="T46">index</text:span><text:span text:style-name="T45">_scan_size</text:span><text:span text:style-name="T44">)</text:span><text:span text:style-name="T55"> </text:span><text:span text:style-name="T51">⌋</text:span></text:p>
                  </text:list-item>
                </text:list>
              </text:list-item>
              <text:list-item>
                <text:p><text:span text:style-name="T43">Но не больше, чем </text:span><text:span text:style-name="T56">max_parallel_workers_per_gather</text:span></text:p>
                <text:list>
                  <text:list-item>
                    <text:p text:style-name="P14"><text:span text:style-name="T4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7" draw:text-style-name="P24" draw:layer="layout" svg:width="16.799cm" svg:height="13.921cm" svg:x="2.1cm" svg:y="14.107cm" presentation:class="notes" presentation:user-transformed="true">
            <draw:text-box>
              <text:p text:style-name="P23"><text:span text:style-name="T34">Число рабочих процессов выбирается примерно так же, как и в случае <text:s/>последовательного сканирования. Объем данных, который предполагается прочитать из индекса (определяемый числом индексных страниц), с</text:span><text:span text:style-name="T5">равнивается со значением параметра </text:span><text:span text:style-name="T22">min_parallel_index_scan_size</text:span><text:span text:style-name="T57"> (по умолчанию 512kB)</text:span><text:span text:style-name="T5">.</text:span></text:p>
              <text:p text:style-name="P23"><text:span text:style-name="T5">Если в случае последовательного сканирования таблицы объем данных определялся размером всей таблицы, то при индексном доступе планировщик должен спрогнозировать, сколько индексных страниц будет прочитано. Как именно это происходит, рассматривается позже</text:span><text:span text:style-name="T5"><text:line-break/></text:span><text:span text:style-name="T5">в теме «Базовая статистика».</text:span></text:p>
              <text:p text:style-name="P53"><text:span text:style-name="T5">Если размер выборки меньше, параллельный план не рассматривается оптимизатором. Например, никогда не будет выполняться параллельно доступ к одному значению — в этом случае просто нечего распараллеливать.</text:span></text:p>
              <text:p text:style-name="P53"><text:span text:style-name="T5">Если размер выборки достаточно велик, число рабочих процессов определяется по формуле, если только оно не указано явно</text:span><text:span text:style-name="T5"><text:line-break/></text:span><text:span text:style-name="T5">в параметре хранения </text:span><text:span text:style-name="T22">parallel_workers</text:span><text:span text:style-name="T5"> таблицы (не индекса!).</text:span></text:p>
              <text:p text:style-name="P56"><text:span text:style-name="T5">Число процессов в любом случае не будет превышать значения параметра </text:span><text:span text:style-name="T22">max_parallel_workers_per_gather</text:span><text:span text:style-name="T5">.</text:span></text:p>
              <text:p text:style-name="P56"><text:span text:style-name="T5"/></text:p>
            </draw:text-box>
          </draw:frame>
        </presentation:notes>
      </draw:page>
      <draw:page draw:name="page22" draw:style-name="dp1" draw:master-page-name="master_5f__5f_" presentation:presentation-page-layout-name="AL1T1">
        <draw:frame presentation:style-name="pr24" draw:text-style-name="P8" draw:layer="layout" svg:width="20.136cm" svg:height="2.057cm" svg:x="1.2cm" svg:y="0.737cm" presentation:class="title" presentation:user-transformed="true">
          <draw:text-box>
            <text:p>Итоги</text:p>
          </draw:text-box>
        </draw:frame>
        <draw:frame presentation:style-name="pr25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0">Параллельные операции используют ресурсы процессора</text:span><text:span text:style-name="T10"><text:line-break/></text:span><text:span text:style-name="T10">в нескольких рабочих процессах</text:span></text:p>
              </text:list-item>
              <text:list-item>
                <text:p text:style-name="P9"><text:span text:style-name="T10">PostgreSQL выделяет рабочие процессы из общего пула</text:span></text:p>
              </text:list-item>
              <text:list-item>
                <text:p text:style-name="P9"><text:span text:style-name="T10">Все методы доступа могут работать в параллельном режиме</text:span></text:p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6" draw:text-style-name="P50" draw:layer="layout" svg:width="16.799cm" svg:height="13.566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master_5f_" presentation:presentation-page-layout-name="AL1T1">
        <draw:frame presentation:style-name="pr18" draw:text-style-name="P8" draw:layer="layout" svg:width="19.8cm" svg:height="1.741cm" svg:x="1.2cm" svg:y="0.737cm" presentation:class="title" presentation:user-transformed="true">
          <draw:text-box>
            <text:p><text:span text:style-name="T9">Практика</text:span></text:p>
          </draw:text-box>
        </draw:frame>
        <draw:frame presentation:style-name="pr27" draw:text-style-name="P78" draw:layer="layout" svg:width="25.6cm" svg:height="14.4cm" svg:x="1.2cm" svg:y="4.8cm" presentation:class="outline" presentation:user-transformed="true">
          <draw:text-box>
            <text:p text:style-name="P77"><text:span text:style-name="T58">Выполните запрос, вычисляющий общее количество бронирований, с различными настройками планировщика</text:span><text:span text:style-name="T58"><text:line-break/></text:span><text:span text:style-name="T58">и сравните планы выполнения:</text:span></text:p>
            <text:list text:style-name="L5">
              <text:list-item>
                <text:p text:style-name="P77"><text:span text:style-name="T58">С настройками по умолчанию.</text:span></text:p>
              </text:list-item>
              <text:list-item>
                <text:p text:style-name="P77"><text:span text:style-name="T58">Запретив последовательное сканирование.</text:span></text:p>
              </text:list-item>
              <text:list-item>
                <text:p text:style-name="P77"><text:span text:style-name="T58">Дополнительно запретив сканирование только индекса.</text:span></text:p>
              </text:list-item>
              <text:list-item>
                <text:p text:style-name="P77"><text:span text:style-name="T58">Разрешив все методы доступа, но отключив параллельность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0" draw:text-style-name="P79" draw:layer="layout" svg:width="16.799cm" svg:height="13.364cm" svg:x="2.1cm" svg:y="14.107cm" presentation:class="notes" presentation:user-transformed="true">
            <draw:text-box>
              <text:p text:style-name="P57"><text:span text:style-name="T14">1. Речь идет о запросе</text:span></text:p>
              <text:p text:style-name="P57"><text:span text:style-name="T59">EXPLAIN (costs off)</text:span><text:span text:style-name="T59"><text:line-break/></text:span><text:span text:style-name="T59">SELECT count(book_ref) FROM bookings;</text:span></text:p>
              <text:p text:style-name="P57"><text:span text:style-name="T59"/></text:p>
              <text:p text:style-name="P57"><text:span text:style-name="T60">2. Установите параметр </text:span><text:span text:style-name="T61">enable_seqscan</text:span><text:span text:style-name="T60"> в off.</text:span></text:p>
              <text:p text:style-name="P57"><text:span text:style-name="T60"/></text:p>
              <text:p text:style-name="P57"><text:span text:style-name="T60">3. Установите параметр </text:span><text:span text:style-name="T61">enable_indexonlyscan</text:span><text:span text:style-name="T60"> в off.</text:span></text:p>
              <text:p text:style-name="P57"><text:span text:style-name="T60"/></text:p>
              <text:p text:style-name="P57"><text:span text:style-name="T62">4. Восстановите значения параметров по умолчанию и у</text:span><text:span text:style-name="T60">становите параметр </text:span><text:span text:style-name="T61">max_parallel_workers_per_gather</text:span><text:span text:style-name="T63"> в 0</text:span><text:span text:style-name="T60">.</text:span></text:p>
              <text:p text:style-name="P57"><text:span text:style-name="T59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, 'Arial Unicode MS'" style:font-charset="x-symbol"/>
    <style:font-face style:name="OpenSymbol2" svg:font-family="OpenSymbol, 'Arial Unicode MS'"/>
    <style:font-face style:name="Symbola2" svg:font-family="Symbola"/>
    <style:font-face style:name="Symbola" svg:font-family="Symbola" style:font-adornments="Regular"/>
    <style:font-face style:name="FreeSans" svg:font-family="FreeSans" style:font-family-generic="swiss"/>
    <style:font-face style:name="Liberation Sans6" svg:font-family="'Liberation Sans'" style:font-family-generic="swiss"/>
    <style:font-face style:name="Liberation Mono" svg:font-family="'Liberation Mono'" style:font-family-generic="modern" style:font-pitch="fixed"/>
    <style:font-face style:name="Liberation Mono3" svg:font-family="'Liberation Mono', 'Courier New'" style:font-family-generic="modern" style:font-pitch="fixed"/>
    <style:font-face style:name="Droid Sans Fallback" svg:font-family="'Droid Sans Fallback'" style:font-pitch="variable"/>
    <style:font-face style:name="FreeSans3" svg:font-family="FreeSans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OpenSymbol3" svg:font-family="OpenSymbol, 'Arial Unicode MS'" style:font-pitch="variable"/>
    <style:font-face style:name="Symbola1" svg:font-family="Symbola" style:font-pitch="variable"/>
    <style:font-face style:name="Liberation Mono1" svg:font-family="'Liberation Mono'" style:font-family-generic="modern" style:font-pitch="variable"/>
    <style:font-face style:name="Liberation Mono4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2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5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e6e6ff" draw:end-color="#f0e6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666666" draw:distance="0.2cm" draw:rotation="450"/>
    <draw:fill-image draw:name="Empty" xlink:href="Pictures/10000000000000080000000804B398AF1D13287F.png" xlink:type="simple" xlink:show="embed" xlink:actuate="onLoad"/>
    <draw:opacity draw:name="Transparency_20_2" draw:display-name="Transparency 2" draw:style="linear" draw:start="100%" draw:end="50%" draw:angle="0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4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4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3" fo:font-family="'Liberation Mono', 'Courier New'" style:font-family-generic="modern" style:font-pitch="fixed" fo:font-size="10pt" style:font-name-asian="Liberation Mono3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20_Drawing_20_Style_5f_1" style:display-name="Default Drawing Style_1" style:family="graphic">
      <style:graphic-properties draw:stroke="solid" draw:stroke-dash="Long_20_Dash_20__28_Rounded_29_" svg:stroke-width="0cm" svg:stroke-color="#b2b2b2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shrink-to-fit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1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shrink-to-fit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shrink-to-fit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shrink-to-fit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shrink-to-fit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shrink-to-fit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_5f_-background" style:display-name="master__-background" style:family="presentation">
      <style:graphic-properties draw:stroke="none" draw:fill="none"/>
      <style:text-properties style:letter-kerning="true"/>
    </style:style>
    <style:style style:name="master_5f__5f_-backgroundobjects" style:display-name="master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_5f_-notes" style:display-name="master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_5f_-outline1" style:display-name="master__-outline1" style:family="presentation">
      <style:graphic-properties draw:stroke="none" draw:fill="none" draw:auto-grow-height="false" draw:fit-to-size="shrink-to-fit" style:shrink-to-fit="true">
        <text:list-style style:name="master_5f__5f_-outline1" style:display-name="master_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_5f_-outline2" style:display-name="master__-outline2" style:family="presentation" style:parent-style-name="master_5f__5f_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_5f__5f_-outline3" style:display-name="master__-outline3" style:family="presentation" style:parent-style-name="master_5f__5f_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4" style:display-name="master__-outline4" style:family="presentation" style:parent-style-name="master_5f__5f_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5" style:display-name="master__-outline5" style:family="presentation" style:parent-style-name="master_5f__5f_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6" style:display-name="master__-outline6" style:family="presentation" style:parent-style-name="master_5f__5f_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7" style:display-name="master__-outline7" style:family="presentation" style:parent-style-name="master_5f__5f_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8" style:display-name="master__-outline8" style:family="presentation" style:parent-style-name="master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outline9" style:display-name="master__-outline9" style:family="presentation" style:parent-style-name="master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subtitle" style:display-name="master__-subtitle" style:family="presentation">
      <style:graphic-properties draw:stroke="none" draw:fill="none" draw:textarea-vertical-align="middle">
        <text:list-style style:name="master_5f__5f_-subtitle" style:display-name="master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_5f_-title" style:display-name="master__-title" style:family="presentation">
      <style:graphic-properties draw:stroke="none" draw:fill="none" draw:textarea-horizontal-align="left" draw:textarea-vertical-align="top">
        <text:list-style style:name="master_5f__5f_-title" style:display-name="master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shrink-to-fit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shrink-to-fit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gr6" style:family="graphic" style:parent-style-name="standard">
      <style:graphic-properties draw:stroke="none" draw:fill="none" draw:fill-color="#ffffff" fo:min-height="1.31cm"/>
    </style:style>
    <style:style style:name="Mgr7" style:family="graphic" style:parent-style-name="standard">
      <style:graphic-properties fo:min-height="14.15cm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template2-outline1">
      <style:graphic-properties fo:min-height="12.18cm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6" style:family="presentation" style:parent-style-name="template21-outline1">
      <style:graphic-properties fo:min-height="12.18cm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8" style:family="presentation" style:parent-style-name="template21-title">
      <style:graphic-properties draw:auto-grow-height="false" fo:min-height="3.507cm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5" style:family="presentation" style:parent-style-name="master-outline1">
      <style:graphic-properties fo:min-height="12.18cm"/>
      <style:paragraph-properties style:writing-mode="lr-tb"/>
    </style:style>
    <style:style style:name="Mpr16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9" style:family="presentation" style:parent-style-name="master_5f_-outline1">
      <style:graphic-properties fo:min-height="12.18cm"/>
      <style:paragraph-properties style:writing-mode="lr-tb"/>
    </style:style>
    <style:style style:name="Mpr20" style:family="presentation" style:parent-style-name="mast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mast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master_5f_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3" style:family="presentation" style:parent-style-name="master_5f__5f_-outline1">
      <style:graphic-properties fo:min-height="12.18cm"/>
      <style:paragraph-properties style:writing-mode="lr-tb"/>
    </style:style>
    <style:style style:name="Mpr24" style:family="presentation" style:parent-style-name="master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master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27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30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000033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/>
    </style:style>
    <style:style style:name="MT6" style:family="text">
      <style:text-properties fo:color="#000033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1" style:page-layout-name="PM1" draw:style-name="Mdp1"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text-style-name="MP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10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draw:frame draw:style-name="Mgr4" draw:text-style-name="MP9" draw:layer="backgroundobjects" svg:width="4.87cm" svg:height="2.16cm" svg:x="22.15cm" svg:y="0.28cm">
        <draw:image xlink:href="Pictures/10001A070000819B00003A65B4E95F85BABC18C4.svg" xlink:type="simple" xlink:show="embed" xlink:actuate="onLoad" loext:mime-type="image/svg+xml">
          <text:p/>
        </draw:image>
        <draw:image xlink:href="Pictures/100002010000041E000001DBBD3DD6AA1C9FC508.png" xlink:type="simple" xlink:show="embed" xlink:actuate="onLoad" loext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2" style:page-layout-name="PM1" draw:style-name="Mdp2">
      <draw:frame draw:style-name="Mgr4" draw:text-style-name="MP9" draw:layer="backgroundobjects" svg:width="28cm" svg:height="21.64cm" svg:x="0cm" svg:y="1.235cm">
        <draw:image xlink:href="Pictures/10000000000007D00000060ADFD01664D17F7F3C.jpg" xlink:type="simple" xlink:show="embed" xlink:actuate="onLoad" loext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3" style:page-layout-name="PM1" draw:style-name="Mdp1"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2" draw:layer="backgroundobjects" svg:width="19.8cm" svg:height="1.56cm" svg:x="1.4cm" svg:y="0.837cm">
        <draw:text-box>
          <text:p/>
        </draw:text-box>
      </draw:frame>
      <draw:frame draw:style-name="Mgr7" draw:text-style-name="MP6" draw:layer="backgroundobjects" svg:width="25.6cm" svg:height="14.4cm" svg:x="1.2cm" svg:y="4.8cm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13" draw:layer="backgroundobjects" svg:width="2.2cm" svg:height="1.19cm" svg:x="24.6cm" svg:y="19.2cm">
        <draw:text-box>
          <text:p text:style-name="MP7"><text:span text:style-name="MT6"><text:page-number>&lt;number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" style:page-layout-name="PM1" draw:style-name="Mdp1">
      <draw:custom-shape presentation:style-name="Mpr14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5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draw:custom-shape presentation:style-name="Mpr18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19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_5f_" style:display-name="master__" style:page-layout-name="PM1" draw:style-name="Mdp1">
      <draw:custom-shape presentation:style-name="Mpr22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_5f_-title" draw:layer="backgroundobjects" svg:width="19.8cm" svg:height="1.56cm" svg:x="1.4cm" svg:y="0.837cm" presentation:class="title" presentation:placeholder="true">
        <draw:text-box/>
      </draw:frame>
      <draw:frame presentation:style-name="Mpr23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13" draw:layer="backgroundobjects" svg:width="2.2cm" svg:height="1.19cm" svg:x="24.6cm" svg:y="19.2cm">
        <draw:text-box>
          <text:p text:style-name="MP7"><text:span text:style-name="MT6"><text:page-number>&lt;number&gt;</text:page-number></text:span></text:p>
        </draw:text-box>
      </draw:frame>
      <presentation:notes style:page-layout-name="PM0">
        <draw:page-thumbnail presentation:style-name="master_5f__5f_-title" draw:layer="backgroundobjects" svg:width="14.848cm" svg:height="11.136cm" svg:x="3.075cm" svg:y="2.257cm" presentation:class="page"/>
        <draw:frame presentation:style-name="master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4" draw:text-style-name="MP9" draw:layer="backgroundobjects" svg:width="28cm" svg:height="21.64cm" svg:x="0cm" svg:y="1.235cm">
        <draw:image xlink:href="Pictures/10000000000008A80000067E0718B814CD2AB836.jpg" xlink:type="simple" xlink:show="embed" xlink:actuate="onLoad" loext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8.288cm" svg:height="3.498cm" svg:x="0.856cm" svg:y="5.646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custom-shape presentation:style-name="Mpr26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9" draw:layer="backgroundobjects" svg:width="28cm" svg:height="21.64cm" svg:x="0cm" svg:y="0cm">
        <draw:image xlink:href="Pictures/10000000000008A80000067E0718B814CD2AB836.jpg" xlink:type="simple" xlink:show="embed" xlink:actuate="onLoad" loext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9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9" draw:layer="backgroundobjects" svg:width="6.698cm" svg:height="3.018cm" svg:x="1.43cm" svg:y="5.522cm">
        <draw:image xlink:href="Pictures/10001EB70000819B00003A653728BE2E112D5303.svg" xlink:type="simple" xlink:show="embed" xlink:actuate="onLoad" loext:mime-type="image/svg+xml">
          <text:p/>
        </draw:image>
        <draw:image xlink:href="Pictures/100002010000041E000001DBA002318E9994B0B7.png" xlink:type="simple" xlink:show="embed" xlink:actuate="onLoad" loext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6-01T16:50:20.766729314</meta:creation-date>
    <meta:editing-duration>P25DT10H29M10S</meta:editing-duration>
    <meta:editing-cycles>1376</meta:editing-cycles>
    <meta:generator>LibreOffice/6.4.7.2$MacOSX_X86_64 LibreOffice_project/639b8ac485750d5696d7590a72ef1b496725cfb5</meta:generator>
    <dc:date>2024-12-26T18:58:47.898039568</dc:date>
    <dc:creator>Егориус </dc:creator>
    <meta:document-statistic meta:object-count="601"/>
    <meta:template xlink:type="simple" xlink:actuate="onRequest" xlink:title="master" xlink:href="../../../../tmp/DBA1/master.otp" meta:date="2015-06-01T16:50:20.490561969"/>
  </office:meta>
</office:document-meta>
</file>